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5" style:family="table-column">
      <style:table-column-properties fo:break-before="auto" style:column-width="16.58mm"/>
    </style:style>
    <style:style style:name="co31" style:family="table-column">
      <style:table-column-properties fo:break-before="auto" style:column-width="53.92mm"/>
    </style:style>
    <style:style style:name="co32" style:family="table-column">
      <style:table-column-properties fo:break-before="auto" style:column-width="25.14mm"/>
    </style:style>
    <style:style style:name="co33" style:family="table-column">
      <style:table-column-properties fo:break-before="auto" style:column-width="29.37mm"/>
    </style:style>
    <style:style style:name="co34" style:family="table-column">
      <style:table-column-properties fo:break-before="auto" style:column-width="34.55mm"/>
    </style:style>
    <style:style style:name="co27" style:family="table-column">
      <style:table-column-properties fo:break-before="auto" style:column-width="31.79mm"/>
    </style:style>
    <style:style style:name="co29" style:family="table-column">
      <style:table-column-properties fo:break-before="auto" style:column-width="29.02mm"/>
    </style:style>
    <style:style style:name="co35" style:family="table-column">
      <style:table-column-properties fo:break-before="auto" style:column-width="5.52mm"/>
    </style:style>
    <style:style style:name="co36" style:family="table-column">
      <style:table-column-properties fo:break-before="auto" style:column-width="21.77mm"/>
    </style:style>
    <style:style style:name="co37" style:family="table-column">
      <style:table-column-properties fo:break-before="auto" style:column-width="28.24mm"/>
    </style:style>
    <style:style style:name="co38" style:family="table-column">
      <style:table-column-properties fo:break-before="auto" style:column-width="32.14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14" style:family="table-column">
      <style:table-column-properties fo:break-before="auto" style:column-width="22.58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57" style:family="table-column">
      <style:table-column-properties fo:break-before="auto" style:column-width="283.7mm"/>
    </style:style>
    <style:style style:name="co26" style:family="table-column">
      <style:table-column-properties fo:break-before="auto" style:column-width="27.85mm"/>
    </style:style>
    <style:style style:name="co28" style:family="table-column">
      <style:table-column-properties fo:break-before="auto" style:column-width="50.92mm"/>
    </style:style>
    <style:style style:name="co30" style:family="table-column">
      <style:table-column-properties fo:break-before="auto" style:column-width="62.64mm"/>
    </style:style>
    <style:style style:name="co50" style:family="table-column">
      <style:table-column-properties fo:break-before="auto" style:column-width="61.81mm"/>
    </style:style>
    <style:style style:name="co51" style:family="table-column">
      <style:table-column-properties fo:break-before="auto" style:column-width="33.21mm"/>
    </style:style>
    <style:style style:name="co52" style:family="table-column">
      <style:table-column-properties fo:break-before="auto" style:column-width="44.66mm"/>
    </style:style>
    <style:style style:name="co53" style:family="table-column">
      <style:table-column-properties fo:break-before="auto" style:column-width="8.41mm"/>
    </style:style>
    <style:style style:name="co54" style:family="table-column">
      <style:table-column-properties fo:break-before="auto" style:column-width="10.55mm"/>
    </style:style>
    <style:style style:name="co55" style:family="table-column">
      <style:table-column-properties fo:break-before="auto" style:column-width="30.92mm"/>
    </style:style>
    <style:style style:name="co56" style:family="table-column">
      <style:table-column-properties fo:break-before="auto" style:column-width="29.21mm"/>
    </style:style>
    <style:style style:name="co58" style:family="table-column">
      <style:table-column-properties fo:break-before="auto" style:column-width="32mm"/>
    </style:style>
    <style:style style:name="co59" style:family="table-column">
      <style:table-column-properties fo:break-before="auto" style:column-width="30.29mm"/>
    </style:style>
    <style:style style:name="co60" style:family="table-column">
      <style:table-column-properties fo:break-before="auto" style:column-width="10.71mm"/>
    </style:style>
    <style:style style:name="co61" style:family="table-column">
      <style:table-column-properties fo:break-before="auto" style:column-width="65.9mm"/>
    </style:style>
    <style:style style:name="co62" style:family="table-column">
      <style:table-column-properties fo:break-before="auto" style:column-width="35.51mm"/>
    </style:style>
    <style:style style:name="co63" style:family="table-column">
      <style:table-column-properties fo:break-before="auto" style:column-width="30.74mm"/>
    </style:style>
    <style:style style:name="co64" style:family="table-column">
      <style:table-column-properties fo:break-before="auto" style:column-width="32.47mm"/>
    </style:style>
    <style:style style:name="co65" style:family="table-column">
      <style:table-column-properties fo:break-before="auto" style:column-width="42.84mm"/>
    </style:style>
    <style:style style:name="co66" style:family="table-column">
      <style:table-column-properties fo:break-before="auto" style:column-width="33.85mm"/>
    </style:style>
    <style:style style:name="co67" style:family="table-column">
      <style:table-column-properties fo:break-before="auto" style:column-width="14.29mm"/>
    </style:style>
    <style:style style:name="co68" style:family="table-column">
      <style:table-column-properties fo:break-before="auto" style:column-width="40.45mm"/>
    </style:style>
    <style:style style:name="co69" style:family="table-column">
      <style:table-column-properties fo:break-before="auto" style:column-width="61.26mm"/>
    </style:style>
    <style:style style:name="co70" style:family="table-column">
      <style:table-column-properties fo:break-before="auto" style:column-width="51.4mm"/>
    </style:style>
    <style:style style:name="co71" style:family="table-column">
      <style:table-column-properties fo:break-before="auto" style:column-width="34.03mm"/>
    </style:style>
    <style:style style:name="co72" style:family="table-column">
      <style:table-column-properties fo:break-before="auto" style:column-width="32.83mm"/>
    </style:style>
    <style:style style:name="co73" style:family="table-column">
      <style:table-column-properties fo:break-before="auto" style:column-width="34.2mm"/>
    </style:style>
    <style:style style:name="co74" style:family="table-column">
      <style:table-column-properties fo:break-before="auto" style:column-width="44.84mm"/>
    </style:style>
    <style:style style:name="co75" style:family="table-column">
      <style:table-column-properties fo:break-before="auto" style:column-width="22.37mm"/>
    </style:style>
    <style:style style:name="co76" style:family="table-column">
      <style:table-column-properties fo:break-before="auto" style:column-width="77.33mm"/>
    </style:style>
    <style:style style:name="co77" style:family="table-column">
      <style:table-column-properties fo:break-before="auto" style:column-width="30.59mm"/>
    </style:style>
    <style:style style:name="co78" style:family="table-column">
      <style:table-column-properties fo:break-before="auto" style:column-width="75mm"/>
    </style:style>
    <style:style style:name="co79" style:family="table-column">
      <style:table-column-properties fo:break-before="auto" style:column-width="32.21mm"/>
    </style:style>
    <style:style style:name="co80" style:family="table-column">
      <style:table-column-properties fo:break-before="auto" style:column-width="46.65mm"/>
    </style:style>
    <style:style style:name="co81" style:family="table-column">
      <style:table-column-properties fo:break-before="auto" style:column-width="29.76mm"/>
    </style:style>
    <style:style style:name="co82" style:family="table-column">
      <style:table-column-properties fo:break-before="auto" style:column-width="74.24mm"/>
    </style:style>
    <style:style style:name="co83" style:family="table-column">
      <style:table-column-properties fo:break-before="auto" style:column-width="36.2mm"/>
    </style:style>
    <style:style style:name="co84" style:family="table-column">
      <style:table-column-properties fo:break-before="auto" style:column-width="32.68mm"/>
    </style:style>
    <style:style style:name="co85" style:family="table-column">
      <style:table-column-properties fo:break-before="auto" style:column-width="33.66mm"/>
    </style:style>
    <style:style style:name="co86" style:family="table-column">
      <style:table-column-properties fo:break-before="auto" style:column-width="50.11mm"/>
    </style:style>
    <style:style style:name="co87" style:family="table-column">
      <style:table-column-properties fo:break-before="auto" style:column-width="36.04mm"/>
    </style:style>
    <style:style style:name="co88" style:family="table-column">
      <style:table-column-properties fo:break-before="auto" style:column-width="31.82mm"/>
    </style:style>
    <style:style style:name="co89" style:family="table-column">
      <style:table-column-properties fo:break-before="auto" style:column-width="43.83mm"/>
    </style:style>
    <style:style style:name="co90" style:family="table-column">
      <style:table-column-properties fo:break-before="auto" style:column-width="69.81mm"/>
    </style:style>
    <style:style style:name="co91" style:family="table-column">
      <style:table-column-properties fo:break-before="auto" style:column-width="41.45mm"/>
    </style:style>
    <style:style style:name="ro2" style:family="table-row">
      <style:table-row-properties style:row-height="4.52mm" fo:break-before="auto" style:use-optimal-row-height="true"/>
    </style:style>
    <style:style style:name="ro1" style:family="table-row">
      <style:table-row-properties style:row-height="5.29mm" fo:break-before="auto" style:use-optimal-row-height="true"/>
    </style:style>
    <style:style style:name="ro6" style:family="table-row">
      <style:table-row-properties style:row-height="5.49mm" fo:break-before="auto" style:use-optimal-row-height="true"/>
    </style:style>
    <style:style style:name="ro5" style:family="table-row">
      <style:table-row-properties style:row-height="4.87mm" fo:break-before="auto" style:use-optimal-row-height="true"/>
    </style:style>
    <style:style style:name="ro7" style:family="table-row">
      <style:table-row-properties style:row-height="9.49mm" fo:break-before="auto" style:use-optimal-row-height="true"/>
    </style:style>
    <style:style style:name="ro8" style:family="table-row">
      <style:table-row-properties style:row-height="5.59mm" fo:break-before="auto" style:use-optimal-row-height="true"/>
    </style:style>
    <style:style style:name="ro9" style:family="table-row">
      <style:table-row-properties style:row-height="4.53mm" fo:break-before="auto" style:use-optimal-row-height="true"/>
    </style:style>
    <style:style style:name="ro10"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 style:family="table-cell" style:parent-style-name="Default">
      <style:text-properties style:text-position="" style:font-name="Liberation Sans" fo:font-size="10pt" style:font-size-asian="10pt" style:font-size-complex="10pt"/>
    </style:style>
    <style:style style:name="ce31" style:family="table-cell" style:parent-style-name="Default">
      <style:table-cell-properties fo:background-color="#ffff99"/>
      <style:text-properties style:text-position="" style:font-name="Liberation Sans" fo:font-size="10pt" style:font-size-asian="10pt" style:font-size-complex="10pt"/>
    </style:style>
    <style:style style:name="ce32" style:family="table-cell" style:parent-style-name="Default">
      <style:text-properties fo:color="#5c8526" style:text-position="" style:font-name="Liberation Sans" fo:font-size="10pt" style:font-size-asian="10pt" style:font-size-complex="10pt"/>
    </style:style>
    <style:style style:name="ce33" style:family="table-cell" style:parent-style-name="Default">
      <style:text-properties style:text-position="" style:font-name="Liberation Sans" fo:font-size="10pt" fo:font-weight="bold" style:font-size-asian="10pt" style:font-weight-asian="bold" style:font-size-complex="10pt" style:font-weight-complex="bold"/>
    </style:style>
    <style:style style:name="ce34" style:family="table-cell" style:parent-style-name="Default">
      <style:text-properties style:text-position="" style:font-name="Arial" fo:font-size="10pt" fo:font-weight="bold" style:font-size-asian="10pt" style:font-weight-asian="bold" style:font-size-complex="10pt" style:font-weight-complex="bold"/>
    </style:style>
    <style:style style:name="ce35" style:family="table-cell" style:parent-style-name="Default">
      <style:text-properties style:text-position="" style:font-name="Arial" fo:font-size="10pt" style:font-size-asian="10pt" style:font-size-complex="10pt"/>
    </style:style>
    <style:style style:name="ce36" style:family="table-cell" style:parent-style-name="Default">
      <style:table-cell-properties fo:background-color="#ffff99"/>
      <style:text-properties style:text-position="" style:font-name="Liberation Sans" fo:font-size="10pt" fo:font-weight="bold" style:font-size-asian="10pt" style:font-weight-asian="bold" style:font-size-complex="10pt" style:font-weight-complex="bold"/>
    </style:style>
    <style:style style:name="ce37" style:family="table-cell" style:parent-style-name="Default">
      <style:text-properties style:text-position="" style:font-name="Liberation Sans" fo:font-size="10pt" fo:font-weight="normal" style:font-size-asian="10pt" style:font-weight-asian="normal" style:font-size-complex="10pt" style:font-weight-complex="normal"/>
    </style:style>
    <style:style style:name="ce38" style:family="table-cell" style:parent-style-name="Default">
      <style:text-properties style:text-position="" fo:font-weight="bold" style:font-weight-asian="bold" style:font-weight-complex="bold"/>
    </style:style>
    <style:style style:name="ce39" style:family="table-cell" style:parent-style-name="Default">
      <style:table-cell-properties fo:background-color="#ffff99"/>
      <style:text-properties style:text-position="" style:font-name="Liberation Sans" fo:font-weight="bold" style:font-weight-asian="bold" style:font-weight-complex="bold"/>
    </style:style>
    <style:style style:name="ce40" style:family="table-cell" style:parent-style-name="Default">
      <style:table-cell-properties fo:border="none"/>
      <style:text-properties style:text-position=""/>
    </style:style>
    <style:style style:name="ce41" style:family="table-cell" style:parent-style-name="Default" style:data-style-name="N108">
      <style:text-properties style:text-position="" style:font-name="Liberation Sans" fo:font-size="10pt" style:font-size-asian="10pt" style:font-size-complex="10pt"/>
    </style:style>
    <style:style style:name="ce42" style:family="table-cell" style:parent-style-name="Default" style:data-style-name="N108">
      <style:text-properties fo:color="#e6e6e6" style:text-position=""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text-properties style:text-position="" style:font-name="Liberation Sans" fo:font-size="10pt" style:font-size-asian="10pt" style:font-size-complex="10pt"/>
    </style:style>
    <style:style style:name="ce44" style:family="table-cell" style:parent-style-name="Default" style:data-style-name="N108">
      <style:table-cell-properties fo:border-bottom="none" fo:border-left="0.06pt solid #000000" fo:border-right="none" fo:border-top="none"/>
      <style:text-properties style:text-position="" style:font-name="Liberation Sans" fo:font-size="10pt" style:font-size-asian="10pt" style:font-size-complex="10pt"/>
    </style:style>
    <style:style style:name="ce45" style:family="table-cell" style:parent-style-name="Default">
      <style:table-cell-properties fo:border-bottom="none" fo:border-left="0.06pt solid #000000" fo:border-right="none" fo:border-top="none"/>
      <style:text-properties style:text-position=""/>
    </style:style>
    <style:style style:name="ce46" style:family="table-cell" style:parent-style-name="Default">
      <style:table-cell-properties fo:border-bottom="none" fo:border-left="0.06pt solid #000000" fo:border-right="none" fo:border-top="none"/>
      <style:text-properties style:text-position="" style:font-name="Arial"/>
    </style:style>
    <style:style style:name="ce47" style:family="table-cell" style:parent-style-name="Default">
      <style:table-cell-properties fo:border-bottom="0.06pt solid #000000" fo:border-left="none" fo:border-right="none" fo:border-top="none"/>
      <style:text-properties style:text-position="" style:font-name="Liberation Sans" fo:font-size="10pt" style:font-size-asian="10pt" style:font-size-complex="10pt"/>
    </style:style>
    <style:style style:name="ce48" style:family="table-cell" style:parent-style-name="Default" style:data-style-name="N108">
      <style:table-cell-properties fo:background-color="#ffff99"/>
      <style:text-properties style:text-position="" style:font-name="Liberation Sans" fo:font-size="10pt" style:font-size-asian="10pt" style:font-size-complex="10pt"/>
    </style:style>
    <style:style style:name="ce49" style:family="table-cell" style:parent-style-name="Default" style:data-style-name="N108">
      <style:table-cell-properties fo:background-color="#ffff99"/>
      <style:text-properties fo:color="#e6e6e6" style:text-position="" style:font-name="Liberation Sans" fo:font-size="10pt" style:font-size-asian="10pt" style:font-size-complex="10pt"/>
    </style:style>
    <style:style style:name="ce5" style:family="table-cell" style:parent-style-name="Default" style:data-style-name="N108">
      <style:text-properties style:text-position=""/>
    </style:style>
    <style:style style:name="ce50" style:family="table-cell" style:parent-style-name="Default">
      <style:table-cell-properties style:text-align-source="fix" style:repeat-content="false"/>
      <style:paragraph-properties fo:text-align="center" fo:margin-left="0mm"/>
      <style:text-properties style:text-position="" style:font-name="Liberation Sans" fo:font-size="10pt" style:font-size-asian="10pt" style:font-size-complex="10pt"/>
    </style:style>
    <style:style style:name="ce5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size="10pt" fo:font-weight="bold" style:font-size-asian="10pt" style:font-weight-asian="bold" style:font-size-complex="10pt" style:font-weight-complex="bold"/>
    </style:style>
    <style:style style:name="ce52" style:family="table-cell" style:parent-style-name="Default" style:data-style-name="N108">
      <style:table-cell-properties fo:border="none"/>
      <style:text-properties fo:color="#000000" style:text-position="" style:font-name="Liberation Sans" fo:font-size="10pt" fo:font-weight="normal" style:font-size-asian="10pt" style:font-weight-asian="normal" style:font-size-complex="10pt" style:font-weight-complex="normal"/>
    </style:style>
    <style:style style:name="ce53" style:family="table-cell" style:parent-style-name="Default" style:data-style-name="N108">
      <style:table-cell-properties fo:border="none"/>
      <style:text-properties fo:color="#e6e6e6" style:text-position="" style:font-name="Liberation Sans" fo:font-size="10pt" fo:font-weight="normal" style:font-size-asian="10pt" style:font-weight-asian="normal" style:font-size-complex="10pt" style:font-weight-complex="normal"/>
    </style:style>
    <style:style style:name="ce54" style:family="table-cell" style:parent-style-name="Default" style:data-style-name="N108">
      <style:text-properties fo:color="#000000" style:text-position="" style:font-name="Liberation Sans" fo:font-size="10pt" fo:font-weight="normal" style:font-size-asian="10pt" style:font-weight-asian="normal" style:font-size-complex="10pt" style:font-weight-complex="normal"/>
    </style:style>
    <style:style style:name="ce55" style:family="table-cell" style:parent-style-name="Default" style:data-style-name="N108">
      <style:table-cell-properties fo:background-color="#ffff99" fo:border="none"/>
      <style:text-properties style:text-position="" style:font-name="Liberation Sans" fo:font-size="10pt" fo:font-weight="bold" style:font-size-asian="10pt" style:font-weight-asian="bold" style:font-size-complex="10pt" style:font-weight-complex="bold"/>
    </style:style>
    <style:style style:name="ce56" style:family="table-cell" style:parent-style-name="Default">
      <style:table-cell-properties style:text-align-source="fix" style:repeat-content="false" fo:border="none"/>
      <style:paragraph-properties fo:text-align="center" fo:margin-left="0mm"/>
      <style:text-properties style:text-position="" style:font-name="Liberation Sans" fo:font-size="10pt" style:font-size-asian="10pt" style:font-size-complex="10pt"/>
    </style:style>
    <style:style style:name="ce57"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08">
      <style:table-cell-properties fo:border="none"/>
      <style:text-properties style:text-position="" style:font-name="Liberation Sans" fo:font-size="10pt" style:font-size-asian="10pt" style:font-size-complex="10pt"/>
    </style:style>
    <style:style style:name="ce59" style:family="table-cell" style:parent-style-name="Default" style:data-style-name="N108">
      <style:table-cell-properties fo:border="none"/>
      <style:text-properties fo:color="#ff0000" style:text-position="" style:font-name="Liberation Sans" fo:font-size="10pt" fo:font-weight="bold" style:font-size-asian="10pt" style:font-weight-asian="bold" style:font-size-complex="10pt" style:font-weight-complex="bold"/>
    </style:style>
    <style:style style:name="ce60" style:family="table-cell" style:parent-style-name="Default" style:data-style-name="N108">
      <style:table-cell-properties fo:border="none"/>
      <style:text-properties fo:color="#e6e6e6" style:text-position="" style:font-name="Liberation Sans" fo:font-size="10pt" style:font-size-asian="10pt" style:font-size-complex="10pt"/>
    </style:style>
    <style:style style:name="ce61" style:family="table-cell" style:parent-style-name="Default">
      <style:table-cell-properties fo:border="none"/>
      <style:text-properties style:text-position="" style:font-name="Liberation Sans" fo:font-size="10pt" style:font-size-asian="10pt" style:font-size-complex="10pt"/>
    </style:style>
    <style:style style:name="ce62" style:family="table-cell" style:parent-style-name="Default" style:data-style-name="N108">
      <style:table-cell-properties fo:background-color="#ffff99"/>
      <style:text-properties style:text-position="" style:font-name="Liberation Sans" fo:font-weight="bold" style:font-weight-asian="bold" style:font-weight-complex="bold"/>
    </style:style>
    <style:style style:name="ce63" style:family="table-cell" style:parent-style-name="Default">
      <style:table-cell-properties fo:border="none"/>
      <style:text-properties style:text-position="" style:font-name="Arial"/>
    </style:style>
    <style:style style:name="ce64" style:family="table-cell" style:parent-style-name="Default" style:data-style-name="N108">
      <style:table-cell-properties fo:border="none"/>
      <style:text-properties fo:color="#ff3366" style:text-position="" style:font-name="Liberation Sans" fo:font-size="10pt" fo:font-weight="bold" style:font-size-asian="10pt" style:font-weight-asian="bold" style:font-size-complex="10pt" style:font-weight-complex="bold"/>
    </style:style>
    <style:style style:name="ce65" style:family="table-cell" style:parent-style-name="Default" style:data-style-name="N108">
      <style:table-cell-properties fo:border="none"/>
      <style:text-properties style:use-window-font-color="true" style:text-position="" style:font-name="Liberation Sans" fo:font-size="10pt" fo:font-weight="normal" style:font-size-asian="10pt" style:font-weight-asian="normal" style:font-size-complex="10pt" style:font-weight-complex="normal"/>
    </style:style>
    <style:style style:name="ce66" style:family="table-cell" style:parent-style-name="Default" style:data-style-name="N108">
      <style:table-cell-properties fo:border="none"/>
      <style:text-properties fo:color="#ff3333" style:text-position="" style:font-name="Liberation Sans" fo:font-size="10pt" fo:font-weight="bold" style:font-size-asian="10pt" style:font-weight-asian="bold" style:font-size-complex="10pt" style:font-weight-complex="bold"/>
    </style:style>
    <style:style style:name="ce67" style:family="table-cell" style:parent-style-name="Default" style:data-style-name="N108">
      <style:table-cell-properties fo:border="none"/>
      <style:text-properties fo:color="#ff3333" style:text-position=""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8" style:family="table-cell" style:parent-style-name="Default" style:data-style-name="N108">
      <style:text-properties fo:color="#ff3333" style:text-position="" style:font-name="Liberation Sans" fo:font-size="10pt" fo:font-weight="bold" style:font-size-asian="10pt" style:font-weight-asian="bold" style:font-size-complex="10pt" style:font-weight-complex="bold"/>
    </style:style>
    <style:style style:name="ce69" style:family="table-cell" style:parent-style-name="Default" style:data-style-name="N0">
      <style:text-properties style:text-position="" style:font-name="Liberation Sans" fo:font-size="10pt" style:font-size-asian="10pt" style:font-size-complex="10pt"/>
    </style:style>
    <style:style style:name="ce70" style:family="table-cell" style:parent-style-name="Default">
      <style:table-cell-properties fo:border-bottom="0.06pt solid #000000" fo:border-left="none" fo:border-right="none" fo:border-top="none"/>
      <style:text-properties style:text-position="" style:font-name="Arial"/>
    </style:style>
    <style:style style:name="ce9" style:family="table-cell" style:parent-style-name="Default">
      <style:text-properties style:text-position="" style:font-name="Arial"/>
    </style:style>
    <style:style style:name="ce71" style:family="table-cell" style:parent-style-name="Default">
      <style:text-properties style:text-position="" style:font-name="Liberation Sans"/>
    </style:style>
    <style:style style:name="ce72" style:family="table-cell" style:parent-style-name="Default">
      <style:table-cell-properties fo:background-color="#ffff99"/>
      <style:text-properties style:text-position="" style:font-name="Liberation Sans"/>
    </style:style>
    <style:style style:name="ce73" style:family="table-cell" style:parent-style-name="Default" style:data-style-name="N108">
      <style:table-cell-properties fo:border-bottom="none" fo:border-left="0.06pt solid #000000" fo:border-right="none" fo:border-top="none"/>
      <style:text-properties style:text-position="" style:font-name="Liberation Sans"/>
    </style:style>
    <style:style style:name="ce7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style:font-name="Liberation Sans" fo:font-weight="bold" style:font-weight-asian="bold" style:font-weight-complex="bold"/>
    </style:style>
    <style:style style:name="ce7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text-position="" style:font-name="Liberation Sans" fo:font-weight="bold" style:font-weight-asian="bold" style:font-weight-complex="bold"/>
    </style:style>
    <style:style style:name="ce76" style:family="table-cell" style:parent-style-name="Default">
      <style:table-cell-properties fo:border-bottom="none" fo:border-left="0.06pt solid #000000" fo:border-right="none" fo:border-top="none"/>
      <style:text-properties style:text-position="" style:font-name="Liberation Sans"/>
    </style:style>
    <style:style style:name="ce77" style:family="table-cell" style:parent-style-name="Default">
      <style:table-cell-properties style:text-align-source="fix" style:repeat-content="false" fo:background-color="transparent" style:vertical-align="middle"/>
      <style:paragraph-properties fo:text-align="center"/>
      <style:text-properties style:text-position="" style:font-name="Liberation Sans" fo:font-weight="bold" style:font-weight-asian="bold" style:font-weight-complex="bold"/>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weight="bold" style:font-weight-asian="bold" style:font-weight-complex="bold"/>
    </style:style>
    <style:style style:name="ce79" style:family="table-cell" style:parent-style-name="Default" style:data-style-name="N108">
      <style:table-cell-properties fo:background-color="#ffff99"/>
      <style:text-properties style:text-position="" style:font-name="Liberation Sans"/>
    </style:style>
    <style:style style:name="ce80"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data-style-name="N37">
      <style:text-properties style:text-position=""/>
    </style:style>
    <style:style style:name="ce21" style:family="table-cell" style:parent-style-name="Default">
      <style:text-properties style:text-position="" style:font-name="DejaVu Sans" fo:font-size="12pt" style:font-size-asian="12pt" style:font-size-complex="12pt"/>
    </style:style>
    <style:style style:name="ce3" style:family="table-cell" style:parent-style-name="Default">
      <style:text-properties style:text-position="" style:font-name="Liberation Sans" fo:font-size="12pt" style:font-size-asian="12pt" style:font-size-complex="12pt"/>
    </style:style>
    <style:style style:name="ce4" style:family="table-cell" style:parent-style-name="Default" style:data-style-name="N108">
      <style:text-properties style:text-position="" style:font-name="Liberation Sans" fo:font-size="12pt" style:font-size-asian="12pt" style:font-size-complex="12pt"/>
    </style:style>
    <style:style style:name="ce81" style:family="table-cell" style:parent-style-name="Default">
      <style:table-cell-properties fo:background-color="transparent"/>
      <style:text-properties style:text-position="" style:font-name="Liberation Sans" fo:font-size="12pt" style:font-size-asian="12pt" style:font-size-complex="12pt"/>
    </style:style>
    <style:style style:name="ce82" style:family="table-cell" style:parent-style-name="Default">
      <style:table-cell-properties fo:background-color="transparent"/>
      <style:text-properties style:text-position="" style:font-name="DejaVu Sans" fo:font-size="12pt" style:font-size-asian="12pt" style:font-size-complex="12pt"/>
    </style:style>
    <style:style style:name="ce83" style:family="table-cell" style:parent-style-name="Default">
      <style:text-properties fo:color="#cccccc" style:text-position="" fo:font-style="italic" style:font-style-asian="italic" style:font-style-complex="italic"/>
    </style:style>
    <style:style style:name="ce96" style:family="table-cell" style:parent-style-name="Default">
      <style:text-properties style:text-position="" fo:font-size="12pt" style:font-size-asian="12pt" style:font-size-complex="12pt"/>
    </style:style>
    <style:style style:name="ce90" style:family="table-cell" style:parent-style-name="Default" style:data-style-name="N37">
      <style:text-properties style:font-name="Liberation Sans" fo:font-size="12pt" style:font-size-asian="12pt" style:font-size-complex="12pt"/>
    </style:style>
    <style:style style:name="ce91" style:family="table-cell" style:parent-style-name="Default" style:data-style-name="N37"/>
    <style:style style:name="ce92" style:family="table-cell" style:parent-style-name="Default">
      <style:text-properties style:font-name="Liberation Sans" fo:font-size="12pt" style:font-size-asian="12pt" style:font-size-complex="12pt"/>
    </style:style>
    <style:style style:name="ce93" style:family="table-cell" style:parent-style-name="Default">
      <style:table-cell-properties fo:background-color="transparent"/>
      <style:text-properties style:font-name="Liberation Sans" fo:font-size="12pt" style:font-size-asian="12pt" style:font-size-complex="12pt"/>
    </style:style>
    <style:style style:name="ce94" style:family="table-cell" style:parent-style-name="Default">
      <style:table-cell-properties fo:background-color="#ff0000"/>
      <style:text-properties style:font-name="Liberation Sans" fo:font-size="12pt" style:font-size-asian="12pt" style:font-size-complex="12pt"/>
    </style:style>
    <style:style style:name="ce95" style:family="table-cell" style:parent-style-name="Default" style:data-style-name="N108">
      <style:text-properties style:font-name="Liberation Sans" fo:font-size="12pt" style:font-size-asian="12pt" style:font-size-complex="12pt"/>
    </style:style>
    <style:style style:name="ce97" style:family="table-cell" style:parent-style-name="Default" style:data-style-name="N108"/>
    <style:style style:name="ce98"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99" style:family="table-cell" style:parent-style-name="Default">
      <style:text-properties style:font-name="Liberation Sans" fo:font-size="12pt" fo:font-weight="bold" style:font-size-asian="12pt" style:font-weight-asian="bold" style:font-size-complex="12pt" style:font-weight-complex="bold"/>
    </style:style>
    <style:style style:name="ce100" style:family="table-cell" style:parent-style-name="Default">
      <style:text-properties style:font-name="Arial" fo:font-weight="bold" style:font-weight-asian="bold" style:font-weight-complex="bold"/>
    </style:style>
    <style:style style:name="ce101" style:family="table-cell" style:parent-style-name="Default">
      <style:text-properties style:font-name="Arial"/>
    </style:style>
    <style:style style:name="ce102" style:family="table-cell" style:parent-style-name="Default">
      <style:text-properties style:font-name="Liberation Sans" fo:font-size="12pt" fo:font-weight="normal" style:font-size-asian="12pt" style:font-weight-asian="normal" style:font-size-complex="12pt" style:font-weight-complex="normal"/>
    </style:style>
    <style:style style:name="ce103"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04" style:family="table-cell" style:parent-style-name="Default">
      <style:text-properties style:font-name="Arial" fo:font-size="11pt" style:font-size-asian="11pt" style:font-size-complex="11pt"/>
    </style:style>
    <style:style style:name="ce105"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06" style:family="table-cell" style:parent-style-name="Default" style:data-style-name="N108">
      <style:table-cell-properties fo:background-color="#ffff99"/>
      <style:text-properties style:font-name="Arial" fo:font-size="11pt" style:font-size-asian="11pt" style:font-size-complex="11pt"/>
    </style:style>
    <style:style style:name="ce107" style:family="table-cell" style:parent-style-name="Default" style:data-style-name="N108">
      <style:text-properties style:font-name="Arial" fo:font-size="11pt" style:font-size-asian="11pt" style:font-size-complex="11pt"/>
    </style:style>
    <style:style style:name="ce108"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09"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110" style:family="table-cell" style:parent-style-name="Default">
      <style:table-cell-properties fo:background-color="#7da647"/>
      <style:text-properties style:font-name="Arial" fo:font-size="11pt" style:font-size-asian="11pt" style:font-size-complex="11pt"/>
    </style:style>
    <style:style style:name="ce11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style:font-name="DejaVu Sans Light" fo:font-size="12pt" style:font-size-asian="12pt" style:font-size-complex="12pt"/>
    </style:style>
    <style:style style:name="ce113" style:family="table-cell" style:parent-style-name="Default">
      <style:text-properties style:font-name="DejaVu Sans" fo:font-size="12pt" style:font-size-asian="12pt" style:font-size-complex="12pt"/>
    </style:style>
    <style:style style:name="ce114"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5" style:family="table-cell" style:parent-style-name="Default">
      <style:text-properties style:font-name="Liberation Sans" fo:font-size="12pt" style:font-name-asian="Lucida Sans Unicode" style:font-size-asian="12pt" style:font-name-complex="Tahoma" style:font-size-complex="12pt"/>
    </style:style>
    <style:style style:name="ce116"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7"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119"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0" style:family="table-cell" style:parent-style-name="Default">
      <style:text-properties style:font-name="DejaVu Sans Light"/>
    </style:style>
    <style:style style:name="ce121" style:family="table-cell" style:parent-style-name="Default" style:data-style-name="N37">
      <style:text-properties style:font-name="DejaVu Sans Light" fo:font-size="12pt" style:font-size-asian="12pt" style:font-size-complex="12pt"/>
    </style:style>
    <style:style style:name="ce122" style:family="table-cell" style:parent-style-name="Default">
      <style:text-properties style:font-name="Liberation Sans" fo:font-size="10pt" style:font-size-asian="10pt" style:font-size-complex="10pt"/>
    </style:style>
    <style:style style:name="ce123" style:family="table-cell" style:parent-style-name="Default">
      <style:table-cell-properties fo:background-color="#ffff99"/>
      <style:text-properties style:font-name="Liberation Sans" fo:font-size="10pt" style:font-size-asian="10pt" style:font-size-complex="10pt"/>
    </style:style>
    <style:style style:name="ce124" style:family="table-cell" style:parent-style-name="Default">
      <style:text-properties fo:color="#5c8526" style:font-name="Liberation Sans" fo:font-size="10pt" style:font-size-asian="10pt" style:font-size-complex="10pt"/>
    </style:style>
    <style:style style:name="ce125" style:family="table-cell" style:parent-style-name="Default">
      <style:text-properties style:font-name="Liberation Sans" fo:font-size="10pt" fo:font-weight="bold" style:font-size-asian="10pt" style:font-weight-asian="bold" style:font-size-complex="10pt" style:font-weight-complex="bold"/>
    </style:style>
    <style:style style:name="ce126" style:family="table-cell" style:parent-style-name="Default">
      <style:text-properties style:font-name="Arial" fo:font-size="10pt" fo:font-weight="bold" style:font-size-asian="10pt" style:font-weight-asian="bold" style:font-size-complex="10pt" style:font-weight-complex="bold"/>
    </style:style>
    <style:style style:name="ce127" style:family="table-cell" style:parent-style-name="Default">
      <style:text-properties style:font-name="Arial" fo:font-size="10pt" style:font-size-asian="10pt" style:font-size-complex="10pt"/>
    </style:style>
    <style:style style:name="ce128"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129" style:family="table-cell" style:parent-style-name="Default">
      <style:text-properties style:font-name="Liberation Sans" fo:font-size="10pt" fo:font-weight="normal" style:font-size-asian="10pt" style:font-weight-asian="normal" style:font-size-complex="10pt" style:font-weight-complex="normal"/>
    </style:style>
    <style:style style:name="ce130" style:family="table-cell" style:parent-style-name="Default">
      <style:text-properties fo:font-weight="bold" style:font-weight-asian="bold" style:font-weight-complex="bold"/>
    </style:style>
    <style:style style:name="ce131" style:family="table-cell" style:parent-style-name="Default">
      <style:table-cell-properties fo:background-color="#ffff99"/>
      <style:text-properties style:font-name="Liberation Sans" fo:font-weight="bold" style:font-weight-asian="bold" style:font-weight-complex="bold"/>
    </style:style>
    <style:style style:name="ce132" style:family="table-cell" style:parent-style-name="Default">
      <style:table-cell-properties fo:border="none"/>
    </style:style>
    <style:style style:name="ce133" style:family="table-cell" style:parent-style-name="Default" style:data-style-name="N108">
      <style:text-properties style:font-name="Liberation Sans" fo:font-size="10pt" style:font-size-asian="10pt" style:font-size-complex="10pt"/>
    </style:style>
    <style:style style:name="ce134" style:family="table-cell" style:parent-style-name="Default" style:data-style-name="N108">
      <style:text-properties fo:color="#e6e6e6" style:font-name="Liberation Sans" fo:font-size="10pt" style:font-size-asian="10pt" style:font-size-complex="10pt"/>
    </style:style>
    <style:style style:name="ce135"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136"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137" style:family="table-cell" style:parent-style-name="Default">
      <style:table-cell-properties fo:border-bottom="none" fo:border-left="0.06pt solid #000000" fo:border-right="none" fo:border-top="none"/>
    </style:style>
    <style:style style:name="ce138" style:family="table-cell" style:parent-style-name="Default">
      <style:table-cell-properties fo:border-bottom="none" fo:border-left="0.06pt solid #000000" fo:border-right="none" fo:border-top="none"/>
      <style:text-properties style:font-name="Arial"/>
    </style:style>
    <style:style style:name="ce139"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140" style:family="table-cell" style:parent-style-name="Default" style:data-style-name="N108">
      <style:table-cell-properties fo:background-color="#ffff99"/>
      <style:text-properties style:font-name="Liberation Sans" fo:font-size="10pt" style:font-size-asian="10pt" style:font-size-complex="10pt"/>
    </style:style>
    <style:style style:name="ce141"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142"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143"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144"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145"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146"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147"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148"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149"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data-style-name="N108">
      <style:table-cell-properties fo:border="none"/>
      <style:text-properties style:font-name="Liberation Sans" fo:font-size="10pt" style:font-size-asian="10pt" style:font-size-complex="10pt"/>
    </style:style>
    <style:style style:name="ce151"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152" style:family="table-cell" style:parent-style-name="Default" style:data-style-name="N108">
      <style:table-cell-properties fo:border="none"/>
      <style:text-properties fo:color="#e6e6e6" style:font-name="Liberation Sans" fo:font-size="10pt" style:font-size-asian="10pt" style:font-size-complex="10pt"/>
    </style:style>
    <style:style style:name="ce153" style:family="table-cell" style:parent-style-name="Default">
      <style:table-cell-properties fo:border="none"/>
      <style:text-properties style:font-name="Liberation Sans" fo:font-size="10pt" style:font-size-asian="10pt" style:font-size-complex="10pt"/>
    </style:style>
    <style:style style:name="ce154" style:family="table-cell" style:parent-style-name="Default" style:data-style-name="N108">
      <style:table-cell-properties fo:background-color="#ffff99"/>
      <style:text-properties style:font-name="Liberation Sans" fo:font-weight="bold" style:font-weight-asian="bold" style:font-weight-complex="bold"/>
    </style:style>
    <style:style style:name="ce155" style:family="table-cell" style:parent-style-name="Default">
      <style:table-cell-properties fo:border="none"/>
      <style:text-properties style:font-name="Arial"/>
    </style:style>
    <style:style style:name="ce156"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157"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158"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159"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160"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161" style:family="table-cell" style:parent-style-name="Default" style:data-style-name="N0">
      <style:text-properties style:font-name="Liberation Sans" fo:font-size="10pt" style:font-size-asian="10pt" style:font-size-complex="10pt"/>
    </style:style>
    <style:style style:name="ce162" style:family="table-cell" style:parent-style-name="Default">
      <style:table-cell-properties fo:border-bottom="0.06pt solid #000000" fo:border-left="none" fo:border-right="none" fo:border-top="none"/>
      <style:text-properties style:font-name="Arial"/>
    </style:style>
    <style:style style:name="ce163" style:family="table-cell" style:parent-style-name="Default">
      <style:text-properties style:font-name="Liberation Sans"/>
    </style:style>
    <style:style style:name="ce164" style:family="table-cell" style:parent-style-name="Default">
      <style:table-cell-properties fo:background-color="#ffff99"/>
      <style:text-properties style:font-name="Liberation Sans"/>
    </style:style>
    <style:style style:name="ce165" style:family="table-cell" style:parent-style-name="Default" style:data-style-name="N108">
      <style:table-cell-properties fo:border-bottom="none" fo:border-left="0.06pt solid #000000" fo:border-right="none" fo:border-top="none"/>
      <style:text-properties style:font-name="Liberation Sans"/>
    </style:style>
    <style:style style:name="ce16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16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168" style:family="table-cell" style:parent-style-name="Default">
      <style:table-cell-properties fo:border-bottom="none" fo:border-left="0.06pt solid #000000" fo:border-right="none" fo:border-top="none"/>
      <style:text-properties style:font-name="Liberation Sans"/>
    </style:style>
    <style:style style:name="ce169"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170"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171" style:family="table-cell" style:parent-style-name="Default" style:data-style-name="N108">
      <style:table-cell-properties fo:background-color="#ffff99"/>
      <style:text-properties style:font-name="Liberation Sans"/>
    </style:style>
    <style:style style:name="ce172" style:family="table-cell" style:parent-style-name="Default">
      <style:table-cell-properties fo:border-bottom="0.06pt solid #000000" fo:border-left="none" fo:border-right="none" fo:border-top="none"/>
    </style:style>
    <style:style style:name="ce173" style:family="table-cell" style:parent-style-name="Default">
      <style:table-cell-properties fo:background-color="transparent"/>
      <style:text-properties style:font-name="DejaVu Sans" fo:font-size="12pt" style:font-size-asian="12pt" style:font-size-complex="12pt"/>
    </style:style>
    <style:style style:name="ce174" style:family="table-cell" style:parent-style-name="Default">
      <style:text-properties fo:color="#cccccc" fo:font-style="italic" style:font-style-asian="italic" style:font-style-complex="italic"/>
    </style:style>
    <style:style style:name="ce175" style:family="table-cell" style:parent-style-name="Default">
      <style:text-properties fo:color="#5c8526" style:font-name="Liberation Sans" fo:font-size="12pt" style:font-size-asian="12pt" style:font-size-complex="12pt"/>
    </style:style>
    <style:style style:name="ce176" style:family="table-cell" style:parent-style-name="Default">
      <style:table-cell-properties style:text-align-source="fix" style:repeat-content="false"/>
      <style:paragraph-properties fo:text-align="end" fo:margin-left="0mm"/>
    </style:style>
    <style:style style:name="ce177" style:family="table-cell" style:parent-style-name="Default" style:data-style-name="N0"/>
    <style:style style:name="ce178" style:family="table-cell" style:parent-style-name="Default" style:data-style-name="N34"/>
    <style:style style:name="ce179" style:family="table-cell" style:parent-style-name="Default">
      <style:table-cell-properties fo:background-color="#7da647"/>
      <style:text-properties style:font-name="Liberation Sans" fo:font-size="12pt" style:font-size-asian="12pt" style:font-size-complex="12pt"/>
    </style:style>
    <style:style style:name="ce180" style:family="table-cell" style:parent-style-name="Default">
      <style:table-cell-properties fo:background-color="#ffff66"/>
      <style:text-properties style:font-name="Liberation Sans" fo:font-size="12pt" style:font-size-asian="12pt" style:font-size-complex="12pt"/>
    </style:style>
    <style:style style:name="ce181" style:family="table-cell" style:parent-style-name="Default">
      <style:table-cell-properties fo:background-color="#ffccff"/>
      <style:text-properties style:font-name="Liberation Sans" fo:font-size="12pt" style:font-size-asian="12pt" style:font-size-complex="12pt"/>
    </style:style>
    <style:style style:name="ce182" style:family="table-cell" style:parent-style-name="Default">
      <style:table-cell-properties fo:background-color="#ccccff"/>
      <style:text-properties style:font-name="Liberation Sans" fo:font-size="12pt" style:font-size-asian="12pt" style:font-size-complex="12pt"/>
    </style:style>
    <style:style style:name="ce183" style:family="table-cell" style:parent-style-name="Default">
      <style:table-cell-properties fo:background-color="#ffcc99"/>
      <style:text-properties style:font-name="Liberation Sans" fo:font-size="12pt" style:font-size-asian="12pt" style:font-size-complex="12pt"/>
    </style:style>
    <style:style style:name="ce184" style:family="table-cell" style:parent-style-name="Default">
      <style:table-cell-properties fo:background-color="#e6e6ff"/>
      <style:text-properties style:font-name="Liberation Sans" fo:font-size="12pt" style:font-size-asian="12pt" style:font-size-complex="12pt"/>
    </style:style>
    <style:style style:name="ce185" style:family="table-cell" style:parent-style-name="Default">
      <style:table-cell-properties fo:background-color="#99ccff"/>
      <style:text-properties style:font-name="Liberation Sans" fo:font-size="12pt" style:font-size-asian="12pt" style:font-size-complex="12pt"/>
    </style:style>
    <style:style style:name="ce186"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187" style:family="table-cell" style:parent-style-name="Default">
      <style:text-properties fo:font-size="12pt" style:font-size-asian="12pt" style:font-size-complex="12pt"/>
    </style:style>
    <style:style style:name="ce188"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text-position="super"/>
    </style:style>
  </office:automatic-styles>
  <office:body>
    <office:spreadsheet>
      <table:table table:name="Mvt" table:style-name="ta1">
        <office:forms form:automatic-focus="false" form:apply-design-mode="false"/>
        <table:table-column table:style-name="co26" table:default-cell-style-name="ce91"/>
        <table:table-column table:style-name="co28" table:default-cell-style-name="Default"/>
        <table:table-column table:style-name="co30" table:default-cell-style-name="Default"/>
        <table:table-column table:style-name="co50" table:default-cell-style-name="Default"/>
        <table:table-column table:style-name="co51" table:default-cell-style-name="ce97"/>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ce97"/>
        <table:table-column table:style-name="co56" table:default-cell-style-name="Default"/>
        <table:table-column table:style-name="co58" table:default-cell-style-name="Default"/>
        <table:table-column table:style-name="co59" table:default-cell-style-name="Default"/>
        <table:table-column table:style-name="co60"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table:style-name="ce92" office:value-type="string" calcext:value-type="string">
            <text:p>Mémo</text:p>
          </table:table-cell>
          <table:table-cell table:style-name="ce92" office:value-type="string" calcext:value-type="string">
            <text:p>X</text:p>
          </table:table-cell>
          <table:table-cell table:style-name="ce92" office:value-type="string" calcext:value-type="string">
            <text:p>V</text:p>
          </table:table-cell>
          <table:table-cell table:style-name="ce92"/>
          <table:table-cell table:style-name="ce95"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row>
        <table:table-row table:style-name="ro1">
          <table:table-cell table:style-name="ce90" office:value-type="date" office:date-value="2016-04-08" calcext:value-type="date">
            <text:p>08/04/16</text:p>
          </table:table-cell>
          <table:table-cell table:style-name="ce92" office:value-type="string" calcext:value-type="string">
            <text:p>LCL CC</text:p>
          </table:table-cell>
          <table:table-cell table:style-name="ce92" office:value-type="string" calcext:value-type="string">
            <text:p>Test1</text:p>
          </table:table-cell>
          <table:table-cell table:style-name="ce93" office:value-type="string" calcext:value-type="string">
            <text:p>Cadeau fric enfants</text:p>
          </table:table-cell>
          <table:table-cell table:style-name="ce95" office:value-type="currency" office:currency="EUR" office:value="10" calcext:value-type="currency">
            <text:p>10,00 €</text:p>
          </table:table-cell>
          <table:table-cell table:style-name="ce95"/>
          <table:table-cell table:style-name="ce92" table:number-columns-repeated="3"/>
          <table:table-cell table:style-name="ce95" table:formula="of:=[.E2]*[.G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K2]-[.L2]" office:value-type="currency" office:currency="EUR" office:value="0" calcext:value-type="currency">
            <text:p>0,00 €</text:p>
          </table:table-cell>
          <table:table-cell/>
        </table:table-row>
        <table:table-row table:style-name="ro1">
          <table:table-cell table:style-name="ce90" office:value-type="date" office:date-value="2015-05-06" calcext:value-type="date">
            <text:p>06/05/15</text:p>
          </table:table-cell>
          <table:table-cell table:style-name="ce92" office:value-type="string" calcext:value-type="string">
            <text:p>LCL</text:p>
          </table:table-cell>
          <table:table-cell table:style-name="ce92" office:value-type="string" calcext:value-type="string">
            <text:p>Test2 – matchingMvt</text:p>
          </table:table-cell>
          <table:table-cell table:style-name="ce93" office:value-type="string" calcext:value-type="string">
            <text:p>TestTest</text:p>
          </table:table-cell>
          <table:table-cell table:style-name="ce95" office:value-type="currency" office:currency="EUR" office:value="-100.05" calcext:value-type="currency">
            <text:p>-100,05 €</text:p>
          </table:table-cell>
          <table:table-cell table:style-name="ce95"/>
          <table:table-cell table:style-name="ce92" office:value-type="float" office:value="1" calcext:value-type="float">
            <text:p>1</text:p>
          </table:table-cell>
          <table:table-cell table:style-name="ce92" table:number-columns-repeated="2"/>
          <table:table-cell table:style-name="ce95" table:formula="of:=[.E3]*[.G3]" office:value-type="currency" office:currency="EUR" office:value="-100.05" calcext:value-type="currency">
            <text:p>-100,05 €</text:p>
          </table:table-cell>
          <table:table-cell table:style-name="ce95" table:formula="of:=((ABS([.E3])+[.E3])/2)*[.H3]" office:value-type="currency" office:currency="EUR" office:value="0" calcext:value-type="currency">
            <text:p>0,00 €</text:p>
          </table:table-cell>
          <table:table-cell table:style-name="ce95" table:formula="of:=((ABS([.E3])-[.E3])/2)*[.H3]" office:value-type="currency" office:currency="EUR" office:value="0" calcext:value-type="currency">
            <text:p>0,00 €</text:p>
          </table:table-cell>
          <table:table-cell table:style-name="ce95" table:formula="of:=[.K3]-[.L3]" office:value-type="currency" office:currency="EUR" office:value="0" calcext:value-type="currency">
            <text:p>0,00 €</text:p>
          </table:table-cell>
          <table:table-cell/>
        </table:table-row>
        <table:table-row table:style-name="ro1">
          <table:table-cell table:style-name="ce90" office:value-type="date" office:date-value="2015-05-04" calcext:value-type="date">
            <text:p>04/05/15</text:p>
          </table:table-cell>
          <table:table-cell table:style-name="ce92" office:value-type="string" calcext:value-type="string">
            <text:p>LCL CC</text:p>
          </table:table-cell>
          <table:table-cell table:style-name="ce92" office:value-type="string" calcext:value-type="string">
            <text:p>Test2</text:p>
          </table:table-cell>
          <table:table-cell table:style-name="ce93" office:value-type="string" calcext:value-type="string">
            <text:p>Budget annuel</text:p>
          </table:table-cell>
          <table:table-cell table:style-name="ce95" office:value-type="currency" office:currency="EUR" office:value="-123" calcext:value-type="currency">
            <text:p>-123,00 €</text:p>
          </table:table-cell>
          <table:table-cell table:style-name="ce95"/>
          <table:table-cell table:style-name="ce92" table:number-columns-repeated="3"/>
          <table:table-cell table:style-name="ce95" table:formula="of:=[.E4]*[.G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K4]-[.L4]" office:value-type="currency" office:currency="EUR" office:value="0" calcext:value-type="currency">
            <text:p>0,00 €</text:p>
          </table:table-cell>
          <table:table-cell/>
        </table:table-row>
        <table:table-row table:style-name="ro1">
          <table:table-cell table:style-name="ce90" office:value-type="date" office:date-value="2015-05-02" calcext:value-type="date">
            <text:p>02/05/15</text:p>
          </table:table-cell>
          <table:table-cell table:style-name="ce92" office:value-type="string" calcext:value-type="string">
            <text:p>LCL CC</text:p>
          </table:table-cell>
          <table:table-cell table:style-name="ce92" office:value-type="string" calcext:value-type="string">
            <text:p>Test2 – matchingMvt</text:p>
          </table:table-cell>
          <table:table-cell table:style-name="ce94"/>
          <table:table-cell table:style-name="ce95" office:value-type="currency" office:currency="EUR" office:value="-123" calcext:value-type="currency">
            <text:p>-123,00 €</text:p>
          </table:table-cell>
          <table:table-cell table:style-name="ce95" office:value-type="string" calcext:value-type="string">
            <text:p>Report demandé en 5</text:p>
          </table:table-cell>
          <table:table-cell table:style-name="ce92" table:number-columns-repeated="3"/>
          <table:table-cell table:style-name="ce95" table:formula="of:=[.E5]*[.G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K5]-[.L5]" office:value-type="currency" office:currency="EUR" office:value="0" calcext:value-type="currency">
            <text:p>0,00 €</text:p>
          </table:table-cell>
          <table:table-cell/>
        </table:table-row>
        <table:table-row table:style-name="ro1">
          <table:table-cell table:style-name="ce90" office:value-type="date" office:date-value="2015-05-01" calcext:value-type="date">
            <text:p>01/05/15</text:p>
          </table:table-cell>
          <table:table-cell table:style-name="ce92" office:value-type="string" calcext:value-type="string">
            <text:p>LCL CC</text:p>
          </table:table-cell>
          <table:table-cell table:style-name="ce92" office:value-type="string" calcext:value-type="string">
            <text:p>Test4- Fin Zone MVT</text:p>
          </table:table-cell>
          <table:table-cell table:style-name="ce93" office:value-type="string" calcext:value-type="string">
            <text:p>Frais Professionnel</text:p>
          </table:table-cell>
          <table:table-cell table:style-name="ce95" office:value-type="currency" office:currency="EUR" office:value="-155" calcext:value-type="currency">
            <text:p>-155,00 €</text:p>
          </table:table-cell>
          <table:table-cell table:style-name="ce95"/>
          <table:table-cell table:style-name="ce92" table:number-columns-repeated="3"/>
          <table:table-cell table:style-name="ce95" table:formula="of:=[.E6]*[.G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K6]-[.L6]" office:value-type="currency" office:currency="EUR" office:value="0" calcext:value-type="currency">
            <text:p>0,00 €</text:p>
          </table:table-cell>
          <table:table-cell/>
        </table:table-row>
        <table:table-row table:style-name="ro1" table:number-rows-repeated="2">
          <table:table-cell table:number-columns-repeated="7"/>
          <table:table-cell table:style-name="ce92"/>
          <table:table-cell table:number-columns-repeated="6"/>
        </table:table-row>
        <table:table-row table:style-name="ro2" table:number-rows-repeated="1048567">
          <table:table-cell table:number-columns-repeated="14"/>
        </table:table-row>
        <table:table-row table:style-name="ro2">
          <table:table-cell table:number-columns-repeated="14"/>
        </table:table-row>
      </table:table>
      <table:table table:name="Rapport Budget" table:style-name="ta1">
        <office:forms form:automatic-focus="false" form:apply-design-mode="false"/>
        <table:table-column table:style-name="co15" table:default-cell-style-name="ce101"/>
        <table:table-column table:style-name="co61" table:default-cell-style-name="ce104"/>
        <table:table-column table:style-name="co62" table:default-cell-style-name="ce104"/>
        <table:table-column table:style-name="co14" table:default-cell-style-name="ce104"/>
        <table:table-column table:style-name="co63" table:default-cell-style-name="ce104"/>
        <table:table-column table:style-name="co64" table:default-cell-style-name="ce104"/>
        <table:table-column table:style-name="co14" table:default-cell-style-name="ce104"/>
        <table:table-column table:style-name="co65" table:default-cell-style-name="ce104"/>
        <table:table-column table:style-name="co66" table:default-cell-style-name="ce104"/>
        <table:table-column table:style-name="co67" table:default-cell-style-name="ce104"/>
        <table:table-column table:style-name="co14" table:number-columns-repeated="1014" table:default-cell-style-name="ce104"/>
        <table:table-row table:style-name="ro1">
          <table:table-cell table:style-name="ce98"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92"/>
          <table:covered-table-cell table:style-name="ce90"/>
          <table:covered-table-cell table:style-name="ce92"/>
          <table:table-cell table:number-columns-repeated="1015"/>
        </table:table-row>
        <table:table-row table:style-name="ro1">
          <table:table-cell table:style-name="ce92" office:value-type="string" calcext:value-type="string">
            <text:p>#CAT</text:p>
          </table:table-cell>
          <table:table-cell table:style-name="ce92" table:formula="of:=T(['Budget Consolidé'.B2])" office:value-type="string" office:string-value="Catégorie" calcext:value-type="string">
            <text:p>Catégorie</text:p>
          </table:table-cell>
          <table:table-cell table:style-name="ce92" office:value-type="string" calcext:value-type="string">
            <text:p>Dépenses</text:p>
          </table:table-cell>
          <table:table-cell table:style-name="ce92"/>
          <table:table-cell table:style-name="ce92" office:value-type="string" calcext:value-type="string">
            <text:p>Buget annuel</text:p>
          </table:table-cell>
          <table:table-cell table:style-name="ce92" office:value-type="string" calcext:value-type="string">
            <text:p>Ecart</text:p>
          </table:table-cell>
          <table:table-cell table:style-name="ce92"/>
          <table:table-cell table:style-name="ce92" office:value-type="string" calcext:value-type="string">
            <text:p>Budget Fin de mois</text:p>
          </table:table-cell>
          <table:table-cell table:style-name="ce92" office:value-type="string" calcext:value-type="string">
            <text:p>Ecart</text:p>
          </table:table-cell>
          <table:table-cell table:number-columns-repeated="1015"/>
        </table:table-row>
        <table:table-row table:style-name="ro1">
          <table:table-cell table:style-name="ce92"/>
          <table:table-cell table:style-name="ce99" table:formula="of:=T(['Budget Consolidé'.B3])" office:value-type="string" office:string-value="Dépenses" calcext:value-type="string">
            <text:p>Dépenses</text:p>
          </table:table-cell>
          <table:table-cell table:style-name="ce92" table:number-columns-repeated="7"/>
          <table:table-cell table:number-columns-repeated="1015"/>
        </table:table-row>
        <table:table-row table:style-name="ro1">
          <table:table-cell table:style-name="ce92" office:value-type="float" office:value="20" calcext:value-type="float">
            <text:p>20</text:p>
          </table:table-cell>
          <table:table-cell table:style-name="ce102" table:formula="of:=IF([.A4]&lt;&gt;&quot;&quot;;VLOOKUP([.A4];CATEGORIES;2;0);&quot;&quot;)" office:value-type="string" office:string-value="Charonne" calcext:value-type="string">
            <text:p>Charonne</text:p>
          </table:table-cell>
          <table:table-cell table:style-name="ce95" table:formula="of:=IF([.A4]&lt;&gt;&quot;&quot;;SUMIF([Mvt.D$1:.D$6424];[.B4];[Mvt.E$1:.E$6424]);&quot;&quot;)" office:value-type="currency" office:currency="EUR" office:value="0" calcext:value-type="currency">
            <text:p>0,00 €</text:p>
          </table:table-cell>
          <table:table-cell table:style-name="ce95"/>
          <table:table-cell table:style-name="ce95" table:formula="of:=IF([.A4]&lt;&gt;&quot;&quot;;SUMIF(['Budget Consolidé'.A$1:.A$181];[.A4];['Budget Consolidé'.V$1:.V$181]);&quot;&quot;)" office:value-type="currency" office:currency="EUR" office:value="0" calcext:value-type="currency">
            <text:p>0,00 €</text:p>
          </table:table-cell>
          <table:table-cell table:style-name="ce95" table:formula="of:=IF([.A4]&lt;&gt;&quot;&quot;;-([.E4]-[.C4]);&quot;&quot;)" office:value-type="currency" office:currency="EUR" office:value="-0" calcext:value-type="currency">
            <text:p>0,00 €</text:p>
          </table:table-cell>
          <table:table-cell table:style-name="ce95"/>
          <table:table-cell table:style-name="ce95" table:formula="of:=['Budget Consolidé'.W4]" office:value-type="currency" office:currency="EUR" office:value="0" calcext:value-type="currency">
            <text:p>0,00 €</text:p>
          </table:table-cell>
          <table:table-cell table:style-name="ce109" table:formula="of:=IF([.A4]&lt;&gt;&quot;&quot;;-([.H4]-[.C4]);&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1" calcext:value-type="float">
            <text:p>21</text:p>
          </table:table-cell>
          <table:table-cell table:style-name="ce102" table:formula="of:=IF([.A5]&lt;&gt;&quot;&quot;;VLOOKUP([.A5];CATEGORIES;2;0);&quot;&quot;)" office:value-type="string" office:string-value="Davout" calcext:value-type="string">
            <text:p>Davout</text:p>
          </table:table-cell>
          <table:table-cell table:style-name="ce95" table:formula="of:=IF([.A5]&lt;&gt;&quot;&quot;;SUMIF([Mvt.D$1:.D$6424];[.B5];[Mvt.E$1:.E$6424]);&quot;&quot;)" office:value-type="currency" office:currency="EUR" office:value="0" calcext:value-type="currency">
            <text:p>0,00 €</text:p>
          </table:table-cell>
          <table:table-cell table:style-name="ce95"/>
          <table:table-cell table:style-name="ce95" table:formula="of:=IF([.A5]&lt;&gt;&quot;&quot;;SUMIF(['Budget Consolidé'.A$1:.A$181];[.A5];['Budget Consolidé'.V$1:.V$181]);&quot;&quot;)" office:value-type="currency" office:currency="EUR" office:value="0" calcext:value-type="currency">
            <text:p>0,00 €</text:p>
          </table:table-cell>
          <table:table-cell table:style-name="ce95" table:formula="of:=IF([.A5]&lt;&gt;&quot;&quot;;-([.E5]-[.C5]);&quot;&quot;)" office:value-type="currency" office:currency="EUR" office:value="-0" calcext:value-type="currency">
            <text:p>0,00 €</text:p>
          </table:table-cell>
          <table:table-cell table:style-name="ce95"/>
          <table:table-cell table:style-name="ce95" table:formula="of:=['Budget Consolidé'.W5]" office:value-type="currency" office:currency="EUR" office:value="0" calcext:value-type="currency">
            <text:p>0,00 €</text:p>
          </table:table-cell>
          <table:table-cell table:style-name="ce109" table:formula="of:=IF([.A5]&lt;&gt;&quot;&quot;;-([.H5]-[.C5]);&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0" calcext:value-type="float">
            <text:p>200</text:p>
          </table:table-cell>
          <table:table-cell table:style-name="ce102" table:formula="of:=IF([.A6]&lt;&gt;&quot;&quot;;VLOOKUP([.A6];CATEGORIES;2;0);&quot;&quot;)" office:value-type="string" office:string-value="Achat Pyrénées" calcext:value-type="string">
            <text:p>Achat Pyrénées</text:p>
          </table:table-cell>
          <table:table-cell table:style-name="ce95" table:formula="of:=IF([.A6]&lt;&gt;&quot;&quot;;SUMIF([Mvt.D$1:.D$6424];[.B6];[Mvt.E$1:.E$6424]);&quot;&quot;)" office:value-type="currency" office:currency="EUR" office:value="0" calcext:value-type="currency">
            <text:p>0,00 €</text:p>
          </table:table-cell>
          <table:table-cell table:style-name="ce95"/>
          <table:table-cell table:style-name="ce95" table:formula="of:=IF([.A6]&lt;&gt;&quot;&quot;;SUMIF(['Budget Consolidé'.A$1:.A$181];[.A6];['Budget Consolidé'.V$1:.V$181]);&quot;&quot;)" office:value-type="currency" office:currency="EUR" office:value="0" calcext:value-type="currency">
            <text:p>0,00 €</text:p>
          </table:table-cell>
          <table:table-cell table:style-name="ce95" table:formula="of:=IF([.A6]&lt;&gt;&quot;&quot;;-([.E6]-[.C6]);&quot;&quot;)" office:value-type="currency" office:currency="EUR" office:value="-0" calcext:value-type="currency">
            <text:p>0,00 €</text:p>
          </table:table-cell>
          <table:table-cell table:style-name="ce95"/>
          <table:table-cell table:style-name="ce95" table:formula="of:=['Budget Consolidé'.W6]" office:value-type="currency" office:currency="EUR" office:value="0" calcext:value-type="currency">
            <text:p>0,00 €</text:p>
          </table:table-cell>
          <table:table-cell table:style-name="ce109" table:formula="of:=IF([.A6]&lt;&gt;&quot;&quot;;-([.H6]-[.C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1" calcext:value-type="float">
            <text:p>201</text:p>
          </table:table-cell>
          <table:table-cell table:style-name="ce102" table:formula="of:=IF([.A7]&lt;&gt;&quot;&quot;;VLOOKUP([.A7];CATEGORIES;2;0);&quot;&quot;)" office:value-type="string" office:string-value="Déco Pyrénées" calcext:value-type="string">
            <text:p>Déco Pyrénées</text:p>
          </table:table-cell>
          <table:table-cell table:style-name="ce95" table:formula="of:=IF([.A7]&lt;&gt;&quot;&quot;;SUMIF([Mvt.D$1:.D$6424];[.B7];[Mvt.E$1:.E$6424]);&quot;&quot;)" office:value-type="currency" office:currency="EUR" office:value="0" calcext:value-type="currency">
            <text:p>0,00 €</text:p>
          </table:table-cell>
          <table:table-cell table:style-name="ce95"/>
          <table:table-cell table:style-name="ce95" table:formula="of:=IF([.A7]&lt;&gt;&quot;&quot;;SUMIF(['Budget Consolidé'.A$1:.A$181];[.A7];['Budget Consolidé'.V$1:.V$181]);&quot;&quot;)" office:value-type="currency" office:currency="EUR" office:value="0" calcext:value-type="currency">
            <text:p>0,00 €</text:p>
          </table:table-cell>
          <table:table-cell table:style-name="ce95" table:formula="of:=IF([.A7]&lt;&gt;&quot;&quot;;-([.E7]-[.C7]);&quot;&quot;)" office:value-type="currency" office:currency="EUR" office:value="-0" calcext:value-type="currency">
            <text:p>0,00 €</text:p>
          </table:table-cell>
          <table:table-cell table:style-name="ce95" table:number-columns-repeated="2"/>
          <table:table-cell table:style-name="ce109" table:formula="of:=IF([.A7]&lt;&gt;&quot;&quot;;-([.H7]-[.C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2" calcext:value-type="float">
            <text:p>202</text:p>
          </table:table-cell>
          <table:table-cell table:style-name="ce102" table:formula="of:=IF([.A8]&lt;&gt;&quot;&quot;;VLOOKUP([.A8];CATEGORIES;2;0);&quot;&quot;)" office:value-type="string" office:string-value="Emprunt Pyrénées" calcext:value-type="string">
            <text:p>Emprunt Pyrénées</text:p>
          </table:table-cell>
          <table:table-cell table:style-name="ce95" table:formula="of:=IF([.A8]&lt;&gt;&quot;&quot;;SUMIF([Mvt.D$1:.D$6424];[.B8];[Mvt.E$1:.E$6424]);&quot;&quot;)" office:value-type="currency" office:currency="EUR" office:value="0" calcext:value-type="currency">
            <text:p>0,00 €</text:p>
          </table:table-cell>
          <table:table-cell table:style-name="ce95"/>
          <table:table-cell table:style-name="ce95" table:formula="of:=IF([.A8]&lt;&gt;&quot;&quot;;SUMIF(['Budget Consolidé'.A$1:.A$181];[.A8];['Budget Consolidé'.V$1:.V$181]);&quot;&quot;)" office:value-type="currency" office:currency="EUR" office:value="0" calcext:value-type="currency">
            <text:p>0,00 €</text:p>
          </table:table-cell>
          <table:table-cell table:style-name="ce95" table:formula="of:=IF([.A8]&lt;&gt;&quot;&quot;;-([.E8]-[.C8]);&quot;&quot;)" office:value-type="currency" office:currency="EUR" office:value="-0" calcext:value-type="currency">
            <text:p>0,00 €</text:p>
          </table:table-cell>
          <table:table-cell table:style-name="ce95"/>
          <table:table-cell table:style-name="ce95" table:formula="of:=['Budget Consolidé'.W8]" office:value-type="currency" office:currency="EUR" office:value="0" calcext:value-type="currency">
            <text:p>0,00 €</text:p>
          </table:table-cell>
          <table:table-cell table:style-name="ce109" table:formula="of:=IF([.A8]&lt;&gt;&quot;&quot;;-([.H8]-[.C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3" calcext:value-type="float">
            <text:p>203</text:p>
          </table:table-cell>
          <table:table-cell table:style-name="ce102" table:formula="of:=IF([.A9]&lt;&gt;&quot;&quot;;VLOOKUP([.A9];CATEGORIES;2;0);&quot;&quot;)" office:value-type="string" office:string-value="Charges Pyrénées" calcext:value-type="string">
            <text:p>Charges Pyrénées</text:p>
          </table:table-cell>
          <table:table-cell table:style-name="ce95" table:formula="of:=IF([.A9]&lt;&gt;&quot;&quot;;SUMIF([Mvt.D$1:.D$6424];[.B9];[Mvt.E$1:.E$6424]);&quot;&quot;)" office:value-type="currency" office:currency="EUR" office:value="0" calcext:value-type="currency">
            <text:p>0,00 €</text:p>
          </table:table-cell>
          <table:table-cell table:style-name="ce95"/>
          <table:table-cell table:style-name="ce95" table:formula="of:=IF([.A9]&lt;&gt;&quot;&quot;;SUMIF(['Budget Consolidé'.A$1:.A$181];[.A9];['Budget Consolidé'.V$1:.V$181]);&quot;&quot;)" office:value-type="currency" office:currency="EUR" office:value="0" calcext:value-type="currency">
            <text:p>0,00 €</text:p>
          </table:table-cell>
          <table:table-cell table:style-name="ce95" table:formula="of:=IF([.A9]&lt;&gt;&quot;&quot;;-([.E9]-[.C9]);&quot;&quot;)" office:value-type="currency" office:currency="EUR" office:value="-0" calcext:value-type="currency">
            <text:p>0,00 €</text:p>
          </table:table-cell>
          <table:table-cell table:style-name="ce95"/>
          <table:table-cell table:style-name="ce95" table:formula="of:=['Budget Consolidé'.W9]" office:value-type="currency" office:currency="EUR" office:value="0" calcext:value-type="currency">
            <text:p>0,00 €</text:p>
          </table:table-cell>
          <table:table-cell table:style-name="ce109" table:formula="of:=IF([.A9]&lt;&gt;&quot;&quot;;-([.H9]-[.C9]);&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4" calcext:value-type="float">
            <text:p>204</text:p>
          </table:table-cell>
          <table:table-cell table:style-name="ce102" table:formula="of:=IF([.A10]&lt;&gt;&quot;&quot;;VLOOKUP([.A10];CATEGORIES;2;0);&quot;&quot;)" office:value-type="string" office:string-value="Énergie Pyrénées" calcext:value-type="string">
            <text:p>Énergie Pyrénées</text:p>
          </table:table-cell>
          <table:table-cell table:style-name="ce95" table:formula="of:=IF([.A10]&lt;&gt;&quot;&quot;;SUMIF([Mvt.D$1:.D$6424];[.B10];[Mvt.E$1:.E$6424]);&quot;&quot;)" office:value-type="currency" office:currency="EUR" office:value="0" calcext:value-type="currency">
            <text:p>0,00 €</text:p>
          </table:table-cell>
          <table:table-cell table:style-name="ce95"/>
          <table:table-cell table:style-name="ce95" table:formula="of:=IF([.A10]&lt;&gt;&quot;&quot;;SUMIF(['Budget Consolidé'.A$1:.A$181];[.A10];['Budget Consolidé'.V$1:.V$181]);&quot;&quot;)" office:value-type="currency" office:currency="EUR" office:value="0" calcext:value-type="currency">
            <text:p>0,00 €</text:p>
          </table:table-cell>
          <table:table-cell table:style-name="ce95" table:formula="of:=IF([.A10]&lt;&gt;&quot;&quot;;-([.E10]-[.C10]);&quot;&quot;)" office:value-type="currency" office:currency="EUR" office:value="-0" calcext:value-type="currency">
            <text:p>0,00 €</text:p>
          </table:table-cell>
          <table:table-cell table:style-name="ce95"/>
          <table:table-cell table:style-name="ce95" table:formula="of:=['Budget Consolidé'.W10]" office:value-type="currency" office:currency="EUR" office:value="0" calcext:value-type="currency">
            <text:p>0,00 €</text:p>
          </table:table-cell>
          <table:table-cell table:style-name="ce109" table:formula="of:=IF([.A10]&lt;&gt;&quot;&quot;;-([.H10]-[.C1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5" calcext:value-type="float">
            <text:p>205</text:p>
          </table:table-cell>
          <table:table-cell table:style-name="ce102" table:formula="of:=IF([.A11]&lt;&gt;&quot;&quot;;VLOOKUP([.A11];CATEGORIES;2;0);&quot;&quot;)" office:value-type="string" office:string-value="Impots Pyrénées" calcext:value-type="string">
            <text:p>Impots Pyrénées</text:p>
          </table:table-cell>
          <table:table-cell table:style-name="ce95" table:formula="of:=IF([.A11]&lt;&gt;&quot;&quot;;SUMIF([Mvt.D$1:.D$6424];[.B11];[Mvt.E$1:.E$6424]);&quot;&quot;)" office:value-type="currency" office:currency="EUR" office:value="0" calcext:value-type="currency">
            <text:p>0,00 €</text:p>
          </table:table-cell>
          <table:table-cell table:style-name="ce95"/>
          <table:table-cell table:style-name="ce95" table:formula="of:=IF([.A11]&lt;&gt;&quot;&quot;;SUMIF(['Budget Consolidé'.A$1:.A$181];[.A11];['Budget Consolidé'.V$1:.V$181]);&quot;&quot;)" office:value-type="currency" office:currency="EUR" office:value="0" calcext:value-type="currency">
            <text:p>0,00 €</text:p>
          </table:table-cell>
          <table:table-cell table:style-name="ce95" table:formula="of:=IF([.A11]&lt;&gt;&quot;&quot;;-([.E11]-[.C11]);&quot;&quot;)" office:value-type="currency" office:currency="EUR" office:value="-0" calcext:value-type="currency">
            <text:p>0,00 €</text:p>
          </table:table-cell>
          <table:table-cell table:style-name="ce95"/>
          <table:table-cell table:style-name="ce95" table:formula="of:=['Budget Consolidé'.W11]" office:value-type="currency" office:currency="EUR" office:value="0" calcext:value-type="currency">
            <text:p>0,00 €</text:p>
          </table:table-cell>
          <table:table-cell table:style-name="ce109" table:formula="of:=IF([.A11]&lt;&gt;&quot;&quot;;-([.H11]-[.C11]);&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50" calcext:value-type="float">
            <text:p>50</text:p>
          </table:table-cell>
          <table:table-cell table:style-name="ce102" table:formula="of:=IF([.A12]&lt;&gt;&quot;&quot;;VLOOKUP([.A12];CATEGORIES;2;0);&quot;&quot;)" office:value-type="string" office:string-value="Frais bancaire" calcext:value-type="string">
            <text:p>Frais bancaire</text:p>
          </table:table-cell>
          <table:table-cell table:style-name="ce95" table:formula="of:=IF([.A12]&lt;&gt;&quot;&quot;;SUMIF([Mvt.D$1:.D$6424];[.B12];[Mvt.E$1:.E$6424]);&quot;&quot;)" office:value-type="currency" office:currency="EUR" office:value="0" calcext:value-type="currency">
            <text:p>0,00 €</text:p>
          </table:table-cell>
          <table:table-cell table:style-name="ce95"/>
          <table:table-cell table:style-name="ce95" table:formula="of:=IF([.A12]&lt;&gt;&quot;&quot;;SUMIF(['Budget Consolidé'.A$1:.A$181];[.A12];['Budget Consolidé'.V$1:.V$181]);&quot;&quot;)" office:value-type="currency" office:currency="EUR" office:value="0" calcext:value-type="currency">
            <text:p>0,00 €</text:p>
          </table:table-cell>
          <table:table-cell table:style-name="ce95" table:formula="of:=IF([.A12]&lt;&gt;&quot;&quot;;-([.E12]-[.C12]);&quot;&quot;)" office:value-type="currency" office:currency="EUR" office:value="-0" calcext:value-type="currency">
            <text:p>0,00 €</text:p>
          </table:table-cell>
          <table:table-cell table:style-name="ce95"/>
          <table:table-cell table:style-name="ce95" table:formula="of:=['Budget Consolidé'.W12]" office:value-type="currency" office:currency="EUR" office:value="0" calcext:value-type="currency">
            <text:p>0,00 €</text:p>
          </table:table-cell>
          <table:table-cell table:style-name="ce109" table:formula="of:=IF([.A12]&lt;&gt;&quot;&quot;;-([.H12]-[.C12]);&quot;&quot;)" office:value-type="currency" office:currency="EUR" office:value="-0" calcext:value-type="currency">
            <text:p>0,00 €</text:p>
          </table:table-cell>
          <table:table-cell table:style-name="ce107"/>
          <table:table-cell table:number-columns-repeated="3"/>
          <table:table-cell table:style-name="ce111"/>
          <table:table-cell table:number-columns-repeated="1010"/>
        </table:table-row>
        <table:table-row table:style-name="ro1">
          <table:table-cell table:style-name="ce92" office:value-type="float" office:value="51" calcext:value-type="float">
            <text:p>51</text:p>
          </table:table-cell>
          <table:table-cell table:style-name="ce102" table:formula="of:=IF([.A13]&lt;&gt;&quot;&quot;;VLOOKUP([.A13];CATEGORIES;2;0);&quot;&quot;)" office:value-type="string" office:string-value="Budget annuel" calcext:value-type="string">
            <text:p>Budget annuel</text:p>
          </table:table-cell>
          <table:table-cell table:style-name="ce95" table:formula="of:=IF([.A13]&lt;&gt;&quot;&quot;;SUMIF([Mvt.D$1:.D$6424];[.B13];[Mvt.E$1:.E$6424]);&quot;&quot;)" office:value-type="currency" office:currency="EUR" office:value="-123" calcext:value-type="currency">
            <text:p>-123,00 €</text:p>
          </table:table-cell>
          <table:table-cell table:style-name="ce95"/>
          <table:table-cell table:style-name="ce95" table:formula="of:=IF([.A13]&lt;&gt;&quot;&quot;;SUMIF(['Budget Consolidé'.A$1:.A$181];[.A13];['Budget Consolidé'.V$1:.V$181]);&quot;&quot;)" office:value-type="currency" office:currency="EUR" office:value="0" calcext:value-type="currency">
            <text:p>0,00 €</text:p>
          </table:table-cell>
          <table:table-cell table:style-name="ce95" table:formula="of:=IF([.A13]&lt;&gt;&quot;&quot;;-([.E13]-[.C13]);&quot;&quot;)" office:value-type="currency" office:currency="EUR" office:value="-123" calcext:value-type="currency">
            <text:p>-123,00 €</text:p>
          </table:table-cell>
          <table:table-cell table:style-name="ce95"/>
          <table:table-cell table:style-name="ce95" table:formula="of:=['Budget Consolidé'.W13]" office:value-type="currency" office:currency="EUR" office:value="0" calcext:value-type="currency">
            <text:p>0,00 €</text:p>
          </table:table-cell>
          <table:table-cell table:style-name="ce109" table:formula="of:=IF([.A13]&lt;&gt;&quot;&quot;;-([.H13]-[.C13]);&quot;&quot;)" office:value-type="currency" office:currency="EUR" office:value="-123" calcext:value-type="currency">
            <text:p>-123,00 €</text:p>
          </table:table-cell>
          <table:table-cell table:style-name="ce107"/>
          <table:table-cell table:number-columns-repeated="1014"/>
        </table:table-row>
        <table:table-row table:style-name="ro1">
          <table:table-cell table:style-name="ce92" office:value-type="float" office:value="52" calcext:value-type="float">
            <text:p>52</text:p>
          </table:table-cell>
          <table:table-cell table:style-name="ce102" table:formula="of:=IF([.A14]&lt;&gt;&quot;&quot;;VLOOKUP([.A14];CATEGORIES;2;0);&quot;&quot;)" office:value-type="string" office:string-value="Frais Professionnel" calcext:value-type="string">
            <text:p>Frais Professionnel</text:p>
          </table:table-cell>
          <table:table-cell table:style-name="ce95" table:formula="of:=IF([.A14]&lt;&gt;&quot;&quot;;SUMIF([Mvt.D$1:.D$6424];[.B14];[Mvt.E$1:.E$6424]);&quot;&quot;)" office:value-type="currency" office:currency="EUR" office:value="-155" calcext:value-type="currency">
            <text:p>-155,00 €</text:p>
          </table:table-cell>
          <table:table-cell table:style-name="ce95"/>
          <table:table-cell table:style-name="ce95" table:formula="of:=IF([.A14]&lt;&gt;&quot;&quot;;SUMIF(['Budget Consolidé'.A$1:.A$181];[.A14];['Budget Consolidé'.V$1:.V$181]);&quot;&quot;)" office:value-type="currency" office:currency="EUR" office:value="0" calcext:value-type="currency">
            <text:p>0,00 €</text:p>
          </table:table-cell>
          <table:table-cell table:style-name="ce95" table:formula="of:=IF([.A14]&lt;&gt;&quot;&quot;;-([.E14]-[.C14]);&quot;&quot;)" office:value-type="currency" office:currency="EUR" office:value="-155" calcext:value-type="currency">
            <text:p>-155,00 €</text:p>
          </table:table-cell>
          <table:table-cell table:style-name="ce95"/>
          <table:table-cell table:style-name="ce95" table:formula="of:=['Budget Consolidé'.W14]" office:value-type="currency" office:currency="EUR" office:value="0" calcext:value-type="currency">
            <text:p>0,00 €</text:p>
          </table:table-cell>
          <table:table-cell table:style-name="ce109" table:formula="of:=IF([.A14]&lt;&gt;&quot;&quot;;-([.H14]-[.C14]);&quot;&quot;)" office:value-type="currency" office:currency="EUR" office:value="-155" calcext:value-type="currency">
            <text:p>-155,00 €</text:p>
          </table:table-cell>
          <table:table-cell table:style-name="ce107" table:number-columns-repeated="2"/>
          <table:table-cell table:number-columns-repeated="1013"/>
        </table:table-row>
        <table:table-row table:style-name="ro1">
          <table:table-cell table:style-name="ce92" office:value-type="float" office:value="30" calcext:value-type="float">
            <text:p>30</text:p>
          </table:table-cell>
          <table:table-cell table:style-name="ce102" table:formula="of:=IF([.A15]&lt;&gt;&quot;&quot;;VLOOKUP([.A15];CATEGORIES;2;0);&quot;&quot;)" office:value-type="string" office:string-value="TestTest" calcext:value-type="string">
            <text:p>TestTest</text:p>
          </table:table-cell>
          <table:table-cell table:style-name="ce95" table:formula="of:=IF([.A15]&lt;&gt;&quot;&quot;;SUMIF([Mvt.D$1:.D$6424];[.B15];[Mvt.E$1:.E$6424]);&quot;&quot;)" office:value-type="currency" office:currency="EUR" office:value="-100.05" calcext:value-type="currency">
            <text:p>-100,05 €</text:p>
          </table:table-cell>
          <table:table-cell table:style-name="ce95"/>
          <table:table-cell table:style-name="ce95" table:formula="of:=IF([.A15]&lt;&gt;&quot;&quot;;SUMIF(['Budget Consolidé'.A$1:.A$181];[.A15];['Budget Consolidé'.V$1:.V$181]);&quot;&quot;)" office:value-type="currency" office:currency="EUR" office:value="0" calcext:value-type="currency">
            <text:p>0,00 €</text:p>
          </table:table-cell>
          <table:table-cell table:style-name="ce95" table:formula="of:=IF([.A15]&lt;&gt;&quot;&quot;;-([.E15]-[.C15]);&quot;&quot;)" office:value-type="currency" office:currency="EUR" office:value="-100.05" calcext:value-type="currency">
            <text:p>-100,05 €</text:p>
          </table:table-cell>
          <table:table-cell table:style-name="ce95"/>
          <table:table-cell table:style-name="ce95" table:formula="of:=['Budget Consolidé'.W15]" office:value-type="currency" office:currency="EUR" office:value="0" calcext:value-type="currency">
            <text:p>0,00 €</text:p>
          </table:table-cell>
          <table:table-cell table:style-name="ce109" table:formula="of:=IF([.A15]&lt;&gt;&quot;&quot;;-([.H15]-[.C15]);&quot;&quot;)" office:value-type="currency" office:currency="EUR" office:value="-100.05" calcext:value-type="currency">
            <text:p>-100,05 €</text:p>
          </table:table-cell>
          <table:table-cell table:style-name="ce107" table:number-columns-repeated="2"/>
          <table:table-cell table:number-columns-repeated="1013"/>
        </table:table-row>
        <table:table-row table:style-name="ro1">
          <table:table-cell table:style-name="ce92" office:value-type="float" office:value="31" calcext:value-type="float">
            <text:p>31</text:p>
          </table:table-cell>
          <table:table-cell table:style-name="ce102" table:formula="of:=IF([.A16]&lt;&gt;&quot;&quot;;VLOOKUP([.A16];CATEGORIES;2;0);&quot;&quot;)" office:value-type="string" office:string-value="Garde-Ecole-Cantine Enfants" calcext:value-type="string">
            <text:p>Garde-Ecole-Cantine Enfants</text:p>
          </table:table-cell>
          <table:table-cell table:style-name="ce95" table:formula="of:=IF([.A16]&lt;&gt;&quot;&quot;;SUMIF([Mvt.D$1:.D$6424];[.B16];[Mvt.E$1:.E$6424]);&quot;&quot;)" office:value-type="currency" office:currency="EUR" office:value="0" calcext:value-type="currency">
            <text:p>0,00 €</text:p>
          </table:table-cell>
          <table:table-cell table:style-name="ce95"/>
          <table:table-cell table:style-name="ce95" table:formula="of:=IF([.A16]&lt;&gt;&quot;&quot;;SUMIF(['Budget Consolidé'.A$1:.A$181];[.A16];['Budget Consolidé'.V$1:.V$181]);&quot;&quot;)" office:value-type="currency" office:currency="EUR" office:value="0" calcext:value-type="currency">
            <text:p>0,00 €</text:p>
          </table:table-cell>
          <table:table-cell table:style-name="ce95" table:formula="of:=IF([.A16]&lt;&gt;&quot;&quot;;-([.E16]-[.C16]);&quot;&quot;)" office:value-type="currency" office:currency="EUR" office:value="-0" calcext:value-type="currency">
            <text:p>0,00 €</text:p>
          </table:table-cell>
          <table:table-cell table:style-name="ce95"/>
          <table:table-cell table:style-name="ce95" table:formula="of:=['Budget Consolidé'.W16]" office:value-type="currency" office:currency="EUR" office:value="0" calcext:value-type="currency">
            <text:p>0,00 €</text:p>
          </table:table-cell>
          <table:table-cell table:style-name="ce109" table:formula="of:=IF([.A16]&lt;&gt;&quot;&quot;;-([.H16]-[.C1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32" calcext:value-type="float">
            <text:p>32</text:p>
          </table:table-cell>
          <table:table-cell table:style-name="ce102" table:formula="of:=IF([.A17]&lt;&gt;&quot;&quot;;VLOOKUP([.A17];CATEGORIES;2;0);&quot;&quot;)" office:value-type="string" office:string-value="Habillement Enfants" calcext:value-type="string">
            <text:p>Habillement Enfants</text:p>
          </table:table-cell>
          <table:table-cell table:style-name="ce95" table:formula="of:=IF([.A17]&lt;&gt;&quot;&quot;;SUMIF([Mvt.D$1:.D$6424];[.B17];[Mvt.E$1:.E$6424]);&quot;&quot;)" office:value-type="currency" office:currency="EUR" office:value="0" calcext:value-type="currency">
            <text:p>0,00 €</text:p>
          </table:table-cell>
          <table:table-cell table:style-name="ce95"/>
          <table:table-cell table:style-name="ce95" table:formula="of:=IF([.A17]&lt;&gt;&quot;&quot;;SUMIF(['Budget Consolidé'.A$1:.A$181];[.A17];['Budget Consolidé'.V$1:.V$181]);&quot;&quot;)" office:value-type="currency" office:currency="EUR" office:value="0" calcext:value-type="currency">
            <text:p>0,00 €</text:p>
          </table:table-cell>
          <table:table-cell table:style-name="ce95" table:formula="of:=IF([.A17]&lt;&gt;&quot;&quot;;-([.E17]-[.C17]);&quot;&quot;)" office:value-type="currency" office:currency="EUR" office:value="-0" calcext:value-type="currency">
            <text:p>0,00 €</text:p>
          </table:table-cell>
          <table:table-cell table:style-name="ce95"/>
          <table:table-cell table:style-name="ce95" table:formula="of:=['Budget Consolidé'.W17]" office:value-type="currency" office:currency="EUR" office:value="0" calcext:value-type="currency">
            <text:p>0,00 €</text:p>
          </table:table-cell>
          <table:table-cell table:style-name="ce109" table:formula="of:=IF([.A17]&lt;&gt;&quot;&quot;;-([.H17]-[.C1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0" calcext:value-type="float">
            <text:p>100</text:p>
          </table:table-cell>
          <table:table-cell table:style-name="ce102" table:formula="of:=IF([.A18]&lt;&gt;&quot;&quot;;VLOOKUP([.A18];CATEGORIES;2;0);&quot;&quot;)" office:value-type="string" office:string-value="Ajustement de solde" calcext:value-type="string">
            <text:p>Ajustement de solde</text:p>
          </table:table-cell>
          <table:table-cell table:style-name="ce95" table:formula="of:=IF([.A18]&lt;&gt;&quot;&quot;;SUMIF([Mvt.D$1:.D$6424];[.B18];[Mvt.E$1:.E$6424]);&quot;&quot;)" office:value-type="currency" office:currency="EUR" office:value="0" calcext:value-type="currency">
            <text:p>0,00 €</text:p>
          </table:table-cell>
          <table:table-cell table:style-name="ce95"/>
          <table:table-cell table:style-name="ce95" table:formula="of:=IF([.A18]&lt;&gt;&quot;&quot;;SUMIF(['Budget Consolidé'.A$1:.A$181];[.A18];['Budget Consolidé'.V$1:.V$181]);&quot;&quot;)" office:value-type="currency" office:currency="EUR" office:value="0" calcext:value-type="currency">
            <text:p>0,00 €</text:p>
          </table:table-cell>
          <table:table-cell table:style-name="ce95" table:formula="of:=IF([.A18]&lt;&gt;&quot;&quot;;-([.E18]-[.C18]);&quot;&quot;)" office:value-type="currency" office:currency="EUR" office:value="-0" calcext:value-type="currency">
            <text:p>0,00 €</text:p>
          </table:table-cell>
          <table:table-cell table:style-name="ce95"/>
          <table:table-cell table:style-name="ce95" table:formula="of:=['Budget Consolidé'.W18]" office:value-type="currency" office:currency="EUR" office:value="0" calcext:value-type="currency">
            <text:p>0,00 €</text:p>
          </table:table-cell>
          <table:table-cell table:style-name="ce109" table:formula="of:=IF([.A18]&lt;&gt;&quot;&quot;;-([.H18]-[.C1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1" calcext:value-type="float">
            <text:p>101</text:p>
          </table:table-cell>
          <table:table-cell table:style-name="ce102" table:formula="of:=IF([.A19]&lt;&gt;&quot;&quot;;VLOOKUP([.A19];CATEGORIES;2;0);&quot;&quot;)" office:value-type="string" office:string-value="Alimentation famille" calcext:value-type="string">
            <text:p>Alimentation famille</text:p>
          </table:table-cell>
          <table:table-cell table:style-name="ce95" table:formula="of:=IF([.A19]&lt;&gt;&quot;&quot;;SUMIF([Mvt.D$1:.D$6424];[.B19];[Mvt.E$1:.E$6424]);&quot;&quot;)" office:value-type="currency" office:currency="EUR" office:value="0" calcext:value-type="currency">
            <text:p>0,00 €</text:p>
          </table:table-cell>
          <table:table-cell table:style-name="ce95"/>
          <table:table-cell table:style-name="ce95" table:formula="of:=IF([.A19]&lt;&gt;&quot;&quot;;SUMIF(['Budget Consolidé'.A$1:.A$181];[.A19];['Budget Consolidé'.V$1:.V$181]);&quot;&quot;)" office:value-type="currency" office:currency="EUR" office:value="-9600" calcext:value-type="currency">
            <text:p>-9 600,00 €</text:p>
          </table:table-cell>
          <table:table-cell table:style-name="ce95" table:formula="of:=IF([.A19]&lt;&gt;&quot;&quot;;-([.E19]-[.C19]);&quot;&quot;)" office:value-type="currency" office:currency="EUR" office:value="9600" calcext:value-type="currency">
            <text:p>9 600,00 €</text:p>
          </table:table-cell>
          <table:table-cell table:style-name="ce95"/>
          <table:table-cell table:style-name="ce95" table:formula="of:=['Budget Consolidé'.W19]" office:value-type="currency" office:currency="EUR" office:value="-3200" calcext:value-type="currency">
            <text:p>-3 200,00 €</text:p>
          </table:table-cell>
          <table:table-cell table:style-name="ce109" table:formula="of:=IF([.A19]&lt;&gt;&quot;&quot;;-([.H19]-[.C19]);&quot;&quot;)" office:value-type="currency" office:currency="EUR" office:value="3200" calcext:value-type="currency">
            <text:p>3 200,00 €</text:p>
          </table:table-cell>
          <table:table-cell table:style-name="ce107"/>
          <table:table-cell table:number-columns-repeated="1014"/>
        </table:table-row>
        <table:table-row table:style-name="ro1">
          <table:table-cell table:style-name="ce92" office:value-type="float" office:value="102" calcext:value-type="float">
            <text:p>102</text:p>
          </table:table-cell>
          <table:table-cell table:style-name="ce102" table:formula="of:=IF([.A20]&lt;&gt;&quot;&quot;;VLOOKUP([.A20];CATEGORIES;2;0);&quot;&quot;)" office:value-type="string" office:string-value="Communication famille" calcext:value-type="string">
            <text:p>Communication famille</text:p>
          </table:table-cell>
          <table:table-cell table:style-name="ce95" table:formula="of:=IF([.A20]&lt;&gt;&quot;&quot;;SUMIF([Mvt.D$1:.D$6424];[.B20];[Mvt.E$1:.E$6424]);&quot;&quot;)" office:value-type="currency" office:currency="EUR" office:value="0" calcext:value-type="currency">
            <text:p>0,00 €</text:p>
          </table:table-cell>
          <table:table-cell table:style-name="ce95"/>
          <table:table-cell table:style-name="ce95" table:formula="of:=IF([.A20]&lt;&gt;&quot;&quot;;SUMIF(['Budget Consolidé'.A$1:.A$181];[.A20];['Budget Consolidé'.V$1:.V$181]);&quot;&quot;)" office:value-type="currency" office:currency="EUR" office:value="0" calcext:value-type="currency">
            <text:p>0,00 €</text:p>
          </table:table-cell>
          <table:table-cell table:style-name="ce95" table:formula="of:=IF([.A20]&lt;&gt;&quot;&quot;;-([.E20]-[.C20]);&quot;&quot;)" office:value-type="currency" office:currency="EUR" office:value="-0" calcext:value-type="currency">
            <text:p>0,00 €</text:p>
          </table:table-cell>
          <table:table-cell table:style-name="ce95" table:number-columns-repeated="2"/>
          <table:table-cell table:style-name="ce109" table:formula="of:=IF([.A20]&lt;&gt;&quot;&quot;;-([.H20]-[.C2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3" calcext:value-type="float">
            <text:p>103</text:p>
          </table:table-cell>
          <table:table-cell table:style-name="ce102" table:formula="of:=IF([.A21]&lt;&gt;&quot;&quot;;VLOOKUP([.A21];CATEGORIES;2;0);&quot;&quot;)" office:value-type="string" office:string-value="Assurances famille" calcext:value-type="string">
            <text:p>Assurances famille</text:p>
          </table:table-cell>
          <table:table-cell table:style-name="ce95" table:formula="of:=IF([.A21]&lt;&gt;&quot;&quot;;SUMIF([Mvt.D$1:.D$6424];[.B21];[Mvt.E$1:.E$6424]);&quot;&quot;)" office:value-type="currency" office:currency="EUR" office:value="0" calcext:value-type="currency">
            <text:p>0,00 €</text:p>
          </table:table-cell>
          <table:table-cell table:style-name="ce95"/>
          <table:table-cell table:style-name="ce95" table:formula="of:=IF([.A21]&lt;&gt;&quot;&quot;;SUMIF(['Budget Consolidé'.A$1:.A$181];[.A21];['Budget Consolidé'.V$1:.V$181]);&quot;&quot;)" office:value-type="currency" office:currency="EUR" office:value="-1200" calcext:value-type="currency">
            <text:p>-1 200,00 €</text:p>
          </table:table-cell>
          <table:table-cell table:style-name="ce95" table:formula="of:=IF([.A21]&lt;&gt;&quot;&quot;;-([.E21]-[.C21]);&quot;&quot;)" office:value-type="currency" office:currency="EUR" office:value="1200" calcext:value-type="currency">
            <text:p>1 200,00 €</text:p>
          </table:table-cell>
          <table:table-cell table:style-name="ce95"/>
          <table:table-cell table:style-name="ce95" table:formula="of:=['Budget Consolidé'.W21]" office:value-type="currency" office:currency="EUR" office:value="-400" calcext:value-type="currency">
            <text:p>-400,00 €</text:p>
          </table:table-cell>
          <table:table-cell table:style-name="ce109" table:formula="of:=IF([.A21]&lt;&gt;&quot;&quot;;-([.H21]-[.C21]);&quot;&quot;)" office:value-type="currency" office:currency="EUR" office:value="400" calcext:value-type="currency">
            <text:p>400,00 €</text:p>
          </table:table-cell>
          <table:table-cell table:style-name="ce107"/>
          <table:table-cell table:number-columns-repeated="1014"/>
        </table:table-row>
        <table:table-row table:style-name="ro1">
          <table:table-cell table:style-name="ce92" office:value-type="float" office:value="104" calcext:value-type="float">
            <text:p>104</text:p>
          </table:table-cell>
          <table:table-cell table:style-name="ce102" table:formula="of:=IF([.A22]&lt;&gt;&quot;&quot;;VLOOKUP([.A22];CATEGORIES;2;0);&quot;&quot;)" office:value-type="string" office:string-value="Loisirs famille" calcext:value-type="string">
            <text:p>Loisirs famille</text:p>
          </table:table-cell>
          <table:table-cell table:style-name="ce95" table:formula="of:=IF([.A22]&lt;&gt;&quot;&quot;;SUMIF([Mvt.D$1:.D$6424];[.B22];[Mvt.E$1:.E$6424]);&quot;&quot;)" office:value-type="currency" office:currency="EUR" office:value="0" calcext:value-type="currency">
            <text:p>0,00 €</text:p>
          </table:table-cell>
          <table:table-cell table:style-name="ce95"/>
          <table:table-cell table:style-name="ce95" table:formula="of:=IF([.A22]&lt;&gt;&quot;&quot;;SUMIF(['Budget Consolidé'.A$1:.A$181];[.A22];['Budget Consolidé'.V$1:.V$181]);&quot;&quot;)" office:value-type="currency" office:currency="EUR" office:value="0" calcext:value-type="currency">
            <text:p>0,00 €</text:p>
          </table:table-cell>
          <table:table-cell table:style-name="ce95" table:formula="of:=IF([.A22]&lt;&gt;&quot;&quot;;-([.E22]-[.C22]);&quot;&quot;)" office:value-type="currency" office:currency="EUR" office:value="-0" calcext:value-type="currency">
            <text:p>0,00 €</text:p>
          </table:table-cell>
          <table:table-cell table:style-name="ce95"/>
          <table:table-cell table:style-name="ce95" table:formula="of:=['Budget Consolidé'.W22]" office:value-type="currency" office:currency="EUR" office:value="0" calcext:value-type="currency">
            <text:p>0,00 €</text:p>
          </table:table-cell>
          <table:table-cell table:style-name="ce109" table:formula="of:=IF([.A22]&lt;&gt;&quot;&quot;;-([.H22]-[.C22]);&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105" calcext:value-type="float">
            <text:p>105</text:p>
          </table:table-cell>
          <table:table-cell table:style-name="ce102" table:formula="of:=IF([.A23]&lt;&gt;&quot;&quot;;VLOOKUP([.A23];CATEGORIES;2;0);&quot;&quot;)" office:value-type="string" office:string-value="Ménage famille" calcext:value-type="string">
            <text:p>Ménage famille</text:p>
          </table:table-cell>
          <table:table-cell table:style-name="ce95" table:formula="of:=IF([.A23]&lt;&gt;&quot;&quot;;SUMIF([Mvt.D$1:.D$6424];[.B23];[Mvt.E$1:.E$6424]);&quot;&quot;)" office:value-type="currency" office:currency="EUR" office:value="0" calcext:value-type="currency">
            <text:p>0,00 €</text:p>
          </table:table-cell>
          <table:table-cell table:style-name="ce95"/>
          <table:table-cell table:style-name="ce95" table:formula="of:=IF([.A23]&lt;&gt;&quot;&quot;;SUMIF(['Budget Consolidé'.A$1:.A$181];[.A23];['Budget Consolidé'.V$1:.V$181]);&quot;&quot;)" office:value-type="currency" office:currency="EUR" office:value="0" calcext:value-type="currency">
            <text:p>0,00 €</text:p>
          </table:table-cell>
          <table:table-cell table:style-name="ce95" table:formula="of:=IF([.A23]&lt;&gt;&quot;&quot;;-([.E23]-[.C23]);&quot;&quot;)" office:value-type="currency" office:currency="EUR" office:value="-0" calcext:value-type="currency">
            <text:p>0,00 €</text:p>
          </table:table-cell>
          <table:table-cell table:style-name="ce95"/>
          <table:table-cell table:style-name="ce95" table:formula="of:=['Budget Consolidé'.W23]" office:value-type="currency" office:currency="EUR" office:value="0" calcext:value-type="currency">
            <text:p>0,00 €</text:p>
          </table:table-cell>
          <table:table-cell table:style-name="ce109" table:formula="of:=IF([.A23]&lt;&gt;&quot;&quot;;-([.H23]-[.C23]);&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6" calcext:value-type="float">
            <text:p>106</text:p>
          </table:table-cell>
          <table:table-cell table:style-name="ce102" table:formula="of:=IF([.A24]&lt;&gt;&quot;&quot;;VLOOKUP([.A24];CATEGORIES;2;0);&quot;&quot;)" office:value-type="string" office:string-value="Santé famille" calcext:value-type="string">
            <text:p>Santé famille</text:p>
          </table:table-cell>
          <table:table-cell table:style-name="ce95" table:formula="of:=IF([.A24]&lt;&gt;&quot;&quot;;SUMIF([Mvt.D$1:.D$6424];[.B24];[Mvt.E$1:.E$6424]);&quot;&quot;)" office:value-type="currency" office:currency="EUR" office:value="0" calcext:value-type="currency">
            <text:p>0,00 €</text:p>
          </table:table-cell>
          <table:table-cell table:style-name="ce95"/>
          <table:table-cell table:style-name="ce95" table:formula="of:=IF([.A24]&lt;&gt;&quot;&quot;;SUMIF(['Budget Consolidé'.A$1:.A$181];[.A24];['Budget Consolidé'.V$1:.V$181]);&quot;&quot;)" office:value-type="currency" office:currency="EUR" office:value="0" calcext:value-type="currency">
            <text:p>0,00 €</text:p>
          </table:table-cell>
          <table:table-cell table:style-name="ce95" table:formula="of:=IF([.A24]&lt;&gt;&quot;&quot;;-([.E24]-[.C24]);&quot;&quot;)" office:value-type="currency" office:currency="EUR" office:value="-0" calcext:value-type="currency">
            <text:p>0,00 €</text:p>
          </table:table-cell>
          <table:table-cell table:style-name="ce95" table:number-columns-repeated="2"/>
          <table:table-cell table:style-name="ce109" table:formula="of:=IF([.A24]&lt;&gt;&quot;&quot;;-([.H24]-[.C24]);&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0" calcext:value-type="float">
            <text:p>40</text:p>
          </table:table-cell>
          <table:table-cell table:style-name="ce102" table:formula="of:=IF([.A25]&lt;&gt;&quot;&quot;;VLOOKUP([.A25];CATEGORIES;2;0);&quot;&quot;)" office:value-type="string" office:string-value="Amendes Trésor Public" calcext:value-type="string">
            <text:p>Amendes Trésor Public</text:p>
          </table:table-cell>
          <table:table-cell table:style-name="ce95" table:formula="of:=IF([.A25]&lt;&gt;&quot;&quot;;SUMIF([Mvt.D$1:.D$6424];[.B25];[Mvt.E$1:.E$6424]);&quot;&quot;)" office:value-type="currency" office:currency="EUR" office:value="0" calcext:value-type="currency">
            <text:p>0,00 €</text:p>
          </table:table-cell>
          <table:table-cell table:style-name="ce95"/>
          <table:table-cell table:style-name="ce95" table:formula="of:=IF([.A25]&lt;&gt;&quot;&quot;;SUMIF(['Budget Consolidé'.A$1:.A$181];[.A25];['Budget Consolidé'.V$1:.V$181]);&quot;&quot;)" office:value-type="currency" office:currency="EUR" office:value="0" calcext:value-type="currency">
            <text:p>0,00 €</text:p>
          </table:table-cell>
          <table:table-cell table:style-name="ce95" table:formula="of:=IF([.A25]&lt;&gt;&quot;&quot;;-([.E25]-[.C25]);&quot;&quot;)" office:value-type="currency" office:currency="EUR" office:value="-0" calcext:value-type="currency">
            <text:p>0,00 €</text:p>
          </table:table-cell>
          <table:table-cell table:style-name="ce95"/>
          <table:table-cell table:style-name="ce95" table:formula="of:=IF([.$A25]&lt;&gt;&quot;&quot;;SUMIF(['Budget Consolidé'.$A$1:.$A$181];[.$A25];['Budget Consolidé'.$W$1:.$W$181]);&quot;&quot;)" office:value-type="currency" office:currency="EUR" office:value="0" calcext:value-type="currency">
            <text:p>0,00 €</text:p>
          </table:table-cell>
          <table:table-cell table:style-name="ce109" table:formula="of:=IF([.A25]&lt;&gt;&quot;&quot;;-([.H25]-[.C25]);&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1" calcext:value-type="float">
            <text:p>41</text:p>
          </table:table-cell>
          <table:table-cell table:style-name="ce102" table:formula="of:=IF([.A26]&lt;&gt;&quot;&quot;;VLOOKUP([.A26];CATEGORIES;2;0);&quot;&quot;)" office:value-type="string" office:string-value="Revenu Trésor Public" calcext:value-type="string">
            <text:p>Revenu Trésor Public</text:p>
          </table:table-cell>
          <table:table-cell table:style-name="ce95" table:formula="of:=IF([.A26]&lt;&gt;&quot;&quot;;SUMIF([Mvt.D$1:.D$6424];[.B26];[Mvt.E$1:.E$6424]);&quot;&quot;)" office:value-type="currency" office:currency="EUR" office:value="0" calcext:value-type="currency">
            <text:p>0,00 €</text:p>
          </table:table-cell>
          <table:table-cell table:style-name="ce95"/>
          <table:table-cell table:style-name="ce95" table:formula="of:=IF([.A26]&lt;&gt;&quot;&quot;;SUMIF(['Budget Consolidé'.A$1:.A$181];[.A26];['Budget Consolidé'.V$1:.V$181]);&quot;&quot;)" office:value-type="currency" office:currency="EUR" office:value="0" calcext:value-type="currency">
            <text:p>0,00 €</text:p>
          </table:table-cell>
          <table:table-cell table:style-name="ce95" table:formula="of:=IF([.A26]&lt;&gt;&quot;&quot;;-([.E26]-[.C26]);&quot;&quot;)" office:value-type="currency" office:currency="EUR" office:value="-0" calcext:value-type="currency">
            <text:p>0,00 €</text:p>
          </table:table-cell>
          <table:table-cell table:style-name="ce95"/>
          <table:table-cell table:style-name="ce95" table:formula="of:=IF([.$A26]&lt;&gt;&quot;&quot;;SUMIF(['Budget Consolidé'.$A$1:.$A$181];[.$A26];['Budget Consolidé'.$W$1:.$W$181]);&quot;&quot;)" office:value-type="currency" office:currency="EUR" office:value="0" calcext:value-type="currency">
            <text:p>0,00 €</text:p>
          </table:table-cell>
          <table:table-cell table:style-name="ce109" table:formula="of:=IF([.A26]&lt;&gt;&quot;&quot;;-([.H26]-[.C26]);&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42" calcext:value-type="float">
            <text:p>42</text:p>
          </table:table-cell>
          <table:table-cell table:style-name="ce102" table:formula="of:=IF([.A27]&lt;&gt;&quot;&quot;;VLOOKUP([.A27];CATEGORIES;2;0);&quot;&quot;)" office:value-type="string" office:string-value="an prochain Trésor Public" calcext:value-type="string">
            <text:p>an prochain Trésor Public</text:p>
          </table:table-cell>
          <table:table-cell table:style-name="ce95" table:formula="of:=IF([.A27]&lt;&gt;&quot;&quot;;SUMIF([Mvt.D$1:.D$6424];[.B27];[Mvt.E$1:.E$6424]);&quot;&quot;)" office:value-type="currency" office:currency="EUR" office:value="0" calcext:value-type="currency">
            <text:p>0,00 €</text:p>
          </table:table-cell>
          <table:table-cell table:style-name="ce95"/>
          <table:table-cell table:style-name="ce95" table:formula="of:=IF([.A27]&lt;&gt;&quot;&quot;;SUMIF(['Budget Consolidé'.A$1:.A$181];[.A27];['Budget Consolidé'.V$1:.V$181]);&quot;&quot;)" office:value-type="currency" office:currency="EUR" office:value="0" calcext:value-type="currency">
            <text:p>0,00 €</text:p>
          </table:table-cell>
          <table:table-cell table:style-name="ce95" table:formula="of:=IF([.A27]&lt;&gt;&quot;&quot;;-([.E27]-[.C27]);&quot;&quot;)" office:value-type="currency" office:currency="EUR" office:value="-0" calcext:value-type="currency">
            <text:p>0,00 €</text:p>
          </table:table-cell>
          <table:table-cell table:style-name="ce95"/>
          <table:table-cell table:style-name="ce95" table:formula="of:=IF([.$A27]&lt;&gt;&quot;&quot;;SUMIF(['Budget Consolidé'.$A$1:.$A$181];[.$A27];['Budget Consolidé'.$W$1:.$W$181]);&quot;&quot;)" office:value-type="currency" office:currency="EUR" office:value="0" calcext:value-type="currency">
            <text:p>0,00 €</text:p>
          </table:table-cell>
          <table:table-cell table:style-name="ce109" table:formula="of:=IF([.A27]&lt;&gt;&quot;&quot;;-([.H27]-[.C2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3" calcext:value-type="float">
            <text:p>43</text:p>
          </table:table-cell>
          <table:table-cell table:style-name="ce102" table:formula="of:=IF([.A28]&lt;&gt;&quot;&quot;;VLOOKUP([.A28];CATEGORIES;2;0);&quot;&quot;)" office:value-type="string" office:string-value="Taxes Trésor Public" calcext:value-type="string">
            <text:p>Taxes Trésor Public</text:p>
          </table:table-cell>
          <table:table-cell table:style-name="ce95" table:formula="of:=IF([.A28]&lt;&gt;&quot;&quot;;SUMIF([Mvt.D$1:.D$6424];[.B28];[Mvt.E$1:.E$6424]);&quot;&quot;)" office:value-type="currency" office:currency="EUR" office:value="0" calcext:value-type="currency">
            <text:p>0,00 €</text:p>
          </table:table-cell>
          <table:table-cell table:style-name="ce95"/>
          <table:table-cell table:style-name="ce95" table:formula="of:=IF([.A28]&lt;&gt;&quot;&quot;;SUMIF(['Budget Consolidé'.A$1:.A$181];[.A28];['Budget Consolidé'.V$1:.V$181]);&quot;&quot;)" office:value-type="currency" office:currency="EUR" office:value="0" calcext:value-type="currency">
            <text:p>0,00 €</text:p>
          </table:table-cell>
          <table:table-cell table:style-name="ce95" table:formula="of:=IF([.A28]&lt;&gt;&quot;&quot;;-([.E28]-[.C28]);&quot;&quot;)" office:value-type="currency" office:currency="EUR" office:value="-0" calcext:value-type="currency">
            <text:p>0,00 €</text:p>
          </table:table-cell>
          <table:table-cell table:style-name="ce95"/>
          <table:table-cell table:style-name="ce95" table:formula="of:=IF([.$A28]&lt;&gt;&quot;&quot;;SUMIF(['Budget Consolidé'.$A$1:.$A$181];[.$A28];['Budget Consolidé'.$W$1:.$W$181]);&quot;&quot;)" office:value-type="currency" office:currency="EUR" office:value="0" calcext:value-type="currency">
            <text:p>0,00 €</text:p>
          </table:table-cell>
          <table:table-cell table:style-name="ce109" table:formula="of:=IF([.A28]&lt;&gt;&quot;&quot;;-([.H28]-[.C2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0" calcext:value-type="float">
            <text:p>60</text:p>
          </table:table-cell>
          <table:table-cell table:style-name="ce102" table:formula="of:=IF([.A29]&lt;&gt;&quot;&quot;;VLOOKUP([.A29];CATEGORIES;2;0);&quot;&quot;)" office:value-type="string" office:string-value="tirelire arabelle" calcext:value-type="string">
            <text:p>tirelire arabelle</text:p>
          </table:table-cell>
          <table:table-cell table:style-name="ce95" table:formula="of:=IF([.A29]&lt;&gt;&quot;&quot;;SUMIF([Mvt.D$1:.D$6424];[.B29];[Mvt.E$1:.E$6424]);&quot;&quot;)" office:value-type="currency" office:currency="EUR" office:value="0" calcext:value-type="currency">
            <text:p>0,00 €</text:p>
          </table:table-cell>
          <table:table-cell table:style-name="ce95"/>
          <table:table-cell table:style-name="ce95" table:formula="of:=IF([.A29]&lt;&gt;&quot;&quot;;SUMIF(['Budget Consolidé'.A$1:.A$181];[.A29];['Budget Consolidé'.V$1:.V$181]);&quot;&quot;)" office:value-type="currency" office:currency="EUR" office:value="0" calcext:value-type="currency">
            <text:p>0,00 €</text:p>
          </table:table-cell>
          <table:table-cell table:style-name="ce95" table:formula="of:=IF([.A29]&lt;&gt;&quot;&quot;;-([.E29]-[.C29]);&quot;&quot;)" office:value-type="currency" office:currency="EUR" office:value="-0" calcext:value-type="currency">
            <text:p>0,00 €</text:p>
          </table:table-cell>
          <table:table-cell table:style-name="ce95"/>
          <table:table-cell table:style-name="ce95" table:formula="of:=IF([.$A29]&lt;&gt;&quot;&quot;;SUMIF(['Budget Consolidé'.$A$1:.$A$181];[.$A29];['Budget Consolidé'.$W$1:.$W$181]);&quot;&quot;)" office:value-type="currency" office:currency="EUR" office:value="0" calcext:value-type="currency">
            <text:p>0,00 €</text:p>
          </table:table-cell>
          <table:table-cell table:style-name="ce109" table:formula="of:=IF([.A29]&lt;&gt;&quot;&quot;;-([.H29]-[.C29]);&quot;&quot;)" office:value-type="currency" office:currency="EUR" office:value="-0" calcext:value-type="currency">
            <text:p>0,00 €</text:p>
          </table:table-cell>
          <table:table-cell table:style-name="ce110"/>
          <table:table-cell table:number-columns-repeated="1014"/>
        </table:table-row>
        <table:table-row table:style-name="ro1">
          <table:table-cell table:style-name="ce92" office:value-type="float" office:value="61" calcext:value-type="float">
            <text:p>61</text:p>
          </table:table-cell>
          <table:table-cell table:style-name="ce102" table:formula="of:=IF([.A30]&lt;&gt;&quot;&quot;;VLOOKUP([.A30];CATEGORIES;2;0);&quot;&quot;)" office:value-type="string" office:string-value="tirelire dg" calcext:value-type="string">
            <text:p>tirelire dg</text:p>
          </table:table-cell>
          <table:table-cell table:style-name="ce95" table:formula="of:=IF([.A30]&lt;&gt;&quot;&quot;;SUMIF([Mvt.D$1:.D$6424];[.B30];[Mvt.E$1:.E$6424]);&quot;&quot;)" office:value-type="currency" office:currency="EUR" office:value="0" calcext:value-type="currency">
            <text:p>0,00 €</text:p>
          </table:table-cell>
          <table:table-cell table:style-name="ce95"/>
          <table:table-cell table:style-name="ce95" table:formula="of:=IF([.A30]&lt;&gt;&quot;&quot;;SUMIF(['Budget Consolidé'.A$1:.A$181];[.A30];['Budget Consolidé'.V$1:.V$181]);&quot;&quot;)" office:value-type="currency" office:currency="EUR" office:value="0" calcext:value-type="currency">
            <text:p>0,00 €</text:p>
          </table:table-cell>
          <table:table-cell table:style-name="ce95" table:formula="of:=IF([.A30]&lt;&gt;&quot;&quot;;-([.E30]-[.C30]);&quot;&quot;)" office:value-type="currency" office:currency="EUR" office:value="-0" calcext:value-type="currency">
            <text:p>0,00 €</text:p>
          </table:table-cell>
          <table:table-cell table:style-name="ce95"/>
          <table:table-cell table:style-name="ce95" table:formula="of:=IF([.$A30]&lt;&gt;&quot;&quot;;SUMIF(['Budget Consolidé'.$A$1:.$A$181];[.$A30];['Budget Consolidé'.$W$1:.$W$181]);&quot;&quot;)" office:value-type="currency" office:currency="EUR" office:value="0" calcext:value-type="currency">
            <text:p>0,00 €</text:p>
          </table:table-cell>
          <table:table-cell table:style-name="ce109" table:formula="of:=IF([.A30]&lt;&gt;&quot;&quot;;-([.H30]-[.C3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2" calcext:value-type="float">
            <text:p>62</text:p>
          </table:table-cell>
          <table:table-cell table:style-name="ce102" table:formula="of:=IF([.A31]&lt;&gt;&quot;&quot;;VLOOKUP([.A31];CATEGORIES;2;0);&quot;&quot;)" office:value-type="string" office:string-value="quotidien arabelle" calcext:value-type="string">
            <text:p>quotidien arabelle</text:p>
          </table:table-cell>
          <table:table-cell table:style-name="ce95" table:formula="of:=IF([.A31]&lt;&gt;&quot;&quot;;SUMIF([Mvt.D$1:.D$6424];[.B31];[Mvt.E$1:.E$6424]);&quot;&quot;)" office:value-type="currency" office:currency="EUR" office:value="0" calcext:value-type="currency">
            <text:p>0,00 €</text:p>
          </table:table-cell>
          <table:table-cell table:style-name="ce95"/>
          <table:table-cell table:style-name="ce95" table:formula="of:=IF([.A31]&lt;&gt;&quot;&quot;;SUMIF(['Budget Consolidé'.A$1:.A$181];[.A31];['Budget Consolidé'.V$1:.V$181]);&quot;&quot;)" office:value-type="currency" office:currency="EUR" office:value="0" calcext:value-type="currency">
            <text:p>0,00 €</text:p>
          </table:table-cell>
          <table:table-cell table:style-name="ce95" table:formula="of:=IF([.A31]&lt;&gt;&quot;&quot;;-([.E31]-[.C31]);&quot;&quot;)" office:value-type="currency" office:currency="EUR" office:value="-0" calcext:value-type="currency">
            <text:p>0,00 €</text:p>
          </table:table-cell>
          <table:table-cell table:style-name="ce95"/>
          <table:table-cell table:style-name="ce95" table:formula="of:=IF([.$A31]&lt;&gt;&quot;&quot;;SUMIF(['Budget Consolidé'.$A$1:.$A$181];[.$A31];['Budget Consolidé'.$W$1:.$W$181]);&quot;&quot;)" office:value-type="currency" office:currency="EUR" office:value="0" calcext:value-type="currency">
            <text:p>0,00 €</text:p>
          </table:table-cell>
          <table:table-cell table:style-name="ce109" table:formula="of:=IF([.A31]&lt;&gt;&quot;&quot;;-([.H31]-[.C31]);&quot;&quot;)" office:value-type="currency" office:currency="EUR" office:value="-0" calcext:value-type="currency">
            <text:p>0,00 €</text:p>
          </table:table-cell>
          <table:table-cell table:style-name="ce110"/>
          <table:table-cell table:number-columns-repeated="1014"/>
        </table:table-row>
        <table:table-row table:style-name="ro1">
          <table:table-cell table:style-name="ce92" office:value-type="float" office:value="63" calcext:value-type="float">
            <text:p>63</text:p>
          </table:table-cell>
          <table:table-cell table:style-name="ce102" table:formula="of:=IF([.A32]&lt;&gt;&quot;&quot;;VLOOKUP([.A32];CATEGORIES;2;0);&quot;&quot;)" office:value-type="string" office:string-value="quotidien dg" calcext:value-type="string">
            <text:p>quotidien dg</text:p>
          </table:table-cell>
          <table:table-cell table:style-name="ce95" table:formula="of:=IF([.A32]&lt;&gt;&quot;&quot;;SUMIF([Mvt.D$1:.D$6424];[.B32];[Mvt.E$1:.E$6424]);&quot;&quot;)" office:value-type="currency" office:currency="EUR" office:value="0" calcext:value-type="currency">
            <text:p>0,00 €</text:p>
          </table:table-cell>
          <table:table-cell table:style-name="ce95"/>
          <table:table-cell table:style-name="ce95" table:formula="of:=IF([.A32]&lt;&gt;&quot;&quot;;SUMIF(['Budget Consolidé'.A$1:.A$181];[.A32];['Budget Consolidé'.V$1:.V$181]);&quot;&quot;)" office:value-type="currency" office:currency="EUR" office:value="0" calcext:value-type="currency">
            <text:p>0,00 €</text:p>
          </table:table-cell>
          <table:table-cell table:style-name="ce95" table:formula="of:=IF([.A32]&lt;&gt;&quot;&quot;;-([.E32]-[.C32]);&quot;&quot;)" office:value-type="currency" office:currency="EUR" office:value="-0" calcext:value-type="currency">
            <text:p>0,00 €</text:p>
          </table:table-cell>
          <table:table-cell table:style-name="ce95"/>
          <table:table-cell table:style-name="ce95" table:formula="of:=IF([.$A32]&lt;&gt;&quot;&quot;;SUMIF(['Budget Consolidé'.$A$1:.$A$181];[.$A32];['Budget Consolidé'.$W$1:.$W$181]);&quot;&quot;)" office:value-type="currency" office:currency="EUR" office:value="0" calcext:value-type="currency">
            <text:p>0,00 €</text:p>
          </table:table-cell>
          <table:table-cell table:style-name="ce109" table:formula="of:=IF([.A32]&lt;&gt;&quot;&quot;;-([.H32]-[.C32]);&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4" calcext:value-type="float">
            <text:p>64</text:p>
          </table:table-cell>
          <table:table-cell table:style-name="ce102" table:formula="of:=IF([.A33]&lt;&gt;&quot;&quot;;VLOOKUP([.A33];CATEGORIES;2;0);&quot;&quot;)" office:value-type="string" office:string-value="tirelire enfants" calcext:value-type="string">
            <text:p>tirelire enfants</text:p>
          </table:table-cell>
          <table:table-cell table:style-name="ce95" table:formula="of:=IF([.A33]&lt;&gt;&quot;&quot;;SUMIF([Mvt.D$1:.D$6424];[.B33];[Mvt.E$1:.E$6424]);&quot;&quot;)" office:value-type="currency" office:currency="EUR" office:value="0" calcext:value-type="currency">
            <text:p>0,00 €</text:p>
          </table:table-cell>
          <table:table-cell table:style-name="ce95"/>
          <table:table-cell table:style-name="ce95" table:formula="of:=IF([.A33]&lt;&gt;&quot;&quot;;SUMIF(['Budget Consolidé'.A$1:.A$181];[.A33];['Budget Consolidé'.V$1:.V$181]);&quot;&quot;)" office:value-type="currency" office:currency="EUR" office:value="0" calcext:value-type="currency">
            <text:p>0,00 €</text:p>
          </table:table-cell>
          <table:table-cell table:style-name="ce95" table:formula="of:=IF([.A33]&lt;&gt;&quot;&quot;;-([.E33]-[.C33]);&quot;&quot;)" office:value-type="currency" office:currency="EUR" office:value="-0" calcext:value-type="currency">
            <text:p>0,00 €</text:p>
          </table:table-cell>
          <table:table-cell table:style-name="ce95"/>
          <table:table-cell table:style-name="ce95" table:formula="of:=IF([.$A33]&lt;&gt;&quot;&quot;;SUMIF(['Budget Consolidé'.$A$1:.$A$181];[.$A33];['Budget Consolidé'.$W$1:.$W$181]);&quot;&quot;)" office:value-type="currency" office:currency="EUR" office:value="0" calcext:value-type="currency">
            <text:p>0,00 €</text:p>
          </table:table-cell>
          <table:table-cell table:style-name="ce109" table:formula="of:=IF([.A33]&lt;&gt;&quot;&quot;;-([.H33]-[.C33]);&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5" calcext:value-type="float">
            <text:p>65</text:p>
          </table:table-cell>
          <table:table-cell table:style-name="ce102" table:formula="of:=IF([.A34]&lt;&gt;&quot;&quot;;VLOOKUP([.A34];CATEGORIES;2;0);&quot;&quot;)" office:value-type="string" office:string-value="Tirelire Appart" calcext:value-type="string">
            <text:p>Tirelire Appart</text:p>
          </table:table-cell>
          <table:table-cell table:style-name="ce95" table:formula="of:=IF([.A34]&lt;&gt;&quot;&quot;;SUMIF([Mvt.D$1:.D$6424];[.B34];[Mvt.E$1:.E$6424]);&quot;&quot;)" office:value-type="currency" office:currency="EUR" office:value="0" calcext:value-type="currency">
            <text:p>0,00 €</text:p>
          </table:table-cell>
          <table:table-cell table:style-name="ce95"/>
          <table:table-cell table:style-name="ce95" table:formula="of:=IF([.A34]&lt;&gt;&quot;&quot;;SUMIF(['Budget Consolidé'.A$1:.A$181];[.A34];['Budget Consolidé'.V$1:.V$181]);&quot;&quot;)" office:value-type="currency" office:currency="EUR" office:value="0" calcext:value-type="currency">
            <text:p>0,00 €</text:p>
          </table:table-cell>
          <table:table-cell table:style-name="ce95" table:formula="of:=IF([.A34]&lt;&gt;&quot;&quot;;-([.E34]-[.C34]);&quot;&quot;)" office:value-type="currency" office:currency="EUR" office:value="-0" calcext:value-type="currency">
            <text:p>0,00 €</text:p>
          </table:table-cell>
          <table:table-cell table:style-name="ce95"/>
          <table:table-cell table:style-name="ce95" table:formula="of:=IF([.$A34]&lt;&gt;&quot;&quot;;SUMIF(['Budget Consolidé'.$A$1:.$A$181];[.$A34];['Budget Consolidé'.$W$1:.$W$181]);&quot;&quot;)" office:value-type="currency" office:currency="EUR" office:value="0" calcext:value-type="currency">
            <text:p>0,00 €</text:p>
          </table:table-cell>
          <table:table-cell table:style-name="ce109" table:formula="of:=IF([.A34]&lt;&gt;&quot;&quot;;-([.H34]-[.C34]);&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66" calcext:value-type="float">
            <text:p>66</text:p>
          </table:table-cell>
          <table:table-cell table:style-name="ce102" table:formula="of:=IF([.A35]&lt;&gt;&quot;&quot;;VLOOKUP([.A35];CATEGORIES;2;0);&quot;&quot;)" office:value-type="string" office:string-value="Tirelire voiture" calcext:value-type="string">
            <text:p>Tirelire voiture</text:p>
          </table:table-cell>
          <table:table-cell table:style-name="ce95" table:formula="of:=IF([.A35]&lt;&gt;&quot;&quot;;SUMIF([Mvt.D$1:.D$6424];[.B35];[Mvt.E$1:.E$6424]);&quot;&quot;)" office:value-type="currency" office:currency="EUR" office:value="0" calcext:value-type="currency">
            <text:p>0,00 €</text:p>
          </table:table-cell>
          <table:table-cell table:style-name="ce95"/>
          <table:table-cell table:style-name="ce95" table:formula="of:=IF([.A35]&lt;&gt;&quot;&quot;;SUMIF(['Budget Consolidé'.A$1:.A$181];[.A35];['Budget Consolidé'.V$1:.V$181]);&quot;&quot;)" office:value-type="currency" office:currency="EUR" office:value="0" calcext:value-type="currency">
            <text:p>0,00 €</text:p>
          </table:table-cell>
          <table:table-cell table:style-name="ce95" table:formula="of:=IF([.A35]&lt;&gt;&quot;&quot;;-([.E35]-[.C35]);&quot;&quot;)" office:value-type="currency" office:currency="EUR" office:value="-0" calcext:value-type="currency">
            <text:p>0,00 €</text:p>
          </table:table-cell>
          <table:table-cell table:style-name="ce95"/>
          <table:table-cell table:style-name="ce95" table:formula="of:=IF([.$A35]&lt;&gt;&quot;&quot;;SUMIF(['Budget Consolidé'.$A$1:.$A$181];[.$A35];['Budget Consolidé'.$W$1:.$W$181]);&quot;&quot;)" office:value-type="currency" office:currency="EUR" office:value="0" calcext:value-type="currency">
            <text:p>0,00 €</text:p>
          </table:table-cell>
          <table:table-cell table:style-name="ce109" table:formula="of:=IF([.A35]&lt;&gt;&quot;&quot;;-([.H35]-[.C35]);&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67" calcext:value-type="float">
            <text:p>67</text:p>
          </table:table-cell>
          <table:table-cell table:style-name="ce102" table:formula="of:=IF([.A36]&lt;&gt;&quot;&quot;;VLOOKUP([.A36];CATEGORIES;2;0);&quot;&quot;)" office:value-type="string" office:string-value="Tirelire Secu" calcext:value-type="string">
            <text:p>Tirelire Secu</text:p>
          </table:table-cell>
          <table:table-cell table:style-name="ce95" table:formula="of:=IF([.A36]&lt;&gt;&quot;&quot;;SUMIF([Mvt.D$1:.D$6424];[.B36];[Mvt.E$1:.E$6424]);&quot;&quot;)" office:value-type="currency" office:currency="EUR" office:value="0" calcext:value-type="currency">
            <text:p>0,00 €</text:p>
          </table:table-cell>
          <table:table-cell table:style-name="ce95"/>
          <table:table-cell table:style-name="ce95" table:formula="of:=IF([.A36]&lt;&gt;&quot;&quot;;SUMIF(['Budget Consolidé'.A$1:.A$181];[.A36];['Budget Consolidé'.V$1:.V$181]);&quot;&quot;)" office:value-type="currency" office:currency="EUR" office:value="0" calcext:value-type="currency">
            <text:p>0,00 €</text:p>
          </table:table-cell>
          <table:table-cell table:style-name="ce95" table:formula="of:=IF([.A36]&lt;&gt;&quot;&quot;;-([.E36]-[.C36]);&quot;&quot;)" office:value-type="currency" office:currency="EUR" office:value="-0" calcext:value-type="currency">
            <text:p>0,00 €</text:p>
          </table:table-cell>
          <table:table-cell table:style-name="ce95"/>
          <table:table-cell table:style-name="ce95" table:formula="of:=IF([.$A36]&lt;&gt;&quot;&quot;;SUMIF(['Budget Consolidé'.$A$1:.$A$181];[.$A36];['Budget Consolidé'.$W$1:.$W$181]);&quot;&quot;)" office:value-type="currency" office:currency="EUR" office:value="0" calcext:value-type="currency">
            <text:p>0,00 €</text:p>
          </table:table-cell>
          <table:table-cell table:style-name="ce109" table:formula="of:=IF([.A36]&lt;&gt;&quot;&quot;;-([.H36]-[.C3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8" calcext:value-type="float">
            <text:p>68</text:p>
          </table:table-cell>
          <table:table-cell table:style-name="ce102" table:formula="of:=IF([.A37]&lt;&gt;&quot;&quot;;VLOOKUP([.A37];CATEGORIES;2;0);&quot;&quot;)" office:value-type="string" office:string-value="Tirelire Vacances" calcext:value-type="string">
            <text:p>Tirelire Vacances</text:p>
          </table:table-cell>
          <table:table-cell table:style-name="ce95" table:formula="of:=IF([.A37]&lt;&gt;&quot;&quot;;SUMIF([Mvt.D$1:.D$6424];[.B37];[Mvt.E$1:.E$6424]);&quot;&quot;)" office:value-type="currency" office:currency="EUR" office:value="0" calcext:value-type="currency">
            <text:p>0,00 €</text:p>
          </table:table-cell>
          <table:table-cell table:style-name="ce95"/>
          <table:table-cell table:style-name="ce95" table:formula="of:=IF([.A37]&lt;&gt;&quot;&quot;;SUMIF(['Budget Consolidé'.A$1:.A$181];[.A37];['Budget Consolidé'.V$1:.V$181]);&quot;&quot;)" office:value-type="currency" office:currency="EUR" office:value="0" calcext:value-type="currency">
            <text:p>0,00 €</text:p>
          </table:table-cell>
          <table:table-cell table:style-name="ce95" table:formula="of:=IF([.A37]&lt;&gt;&quot;&quot;;-([.E37]-[.C37]);&quot;&quot;)" office:value-type="currency" office:currency="EUR" office:value="-0" calcext:value-type="currency">
            <text:p>0,00 €</text:p>
          </table:table-cell>
          <table:table-cell table:style-name="ce95"/>
          <table:table-cell table:style-name="ce95" table:formula="of:=IF([.$A37]&lt;&gt;&quot;&quot;;SUMIF(['Budget Consolidé'.$A$1:.$A$181];[.$A37];['Budget Consolidé'.$W$1:.$W$181]);&quot;&quot;)" office:value-type="currency" office:currency="EUR" office:value="0" calcext:value-type="currency">
            <text:p>0,00 €</text:p>
          </table:table-cell>
          <table:table-cell table:style-name="ce109" table:formula="of:=IF([.A37]&lt;&gt;&quot;&quot;;-([.H37]-[.C3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0" calcext:value-type="float">
            <text:p>70</text:p>
          </table:table-cell>
          <table:table-cell table:style-name="ce102" table:formula="of:=IF([.A38]&lt;&gt;&quot;&quot;;VLOOKUP([.A38];CATEGORIES;2;0);&quot;&quot;)" office:value-type="string" office:string-value="Transport famille" calcext:value-type="string">
            <text:p>Transport famille</text:p>
          </table:table-cell>
          <table:table-cell table:style-name="ce95" table:formula="of:=IF([.A38]&lt;&gt;&quot;&quot;;SUMIF([Mvt.D$1:.D$6424];[.B38];[Mvt.E$1:.E$6424]);&quot;&quot;)" office:value-type="currency" office:currency="EUR" office:value="0" calcext:value-type="currency">
            <text:p>0,00 €</text:p>
          </table:table-cell>
          <table:table-cell table:style-name="ce95"/>
          <table:table-cell table:style-name="ce95" table:formula="of:=IF([.A38]&lt;&gt;&quot;&quot;;SUMIF(['Budget Consolidé'.A$1:.A$181];[.A38];['Budget Consolidé'.V$1:.V$181]);&quot;&quot;)" office:value-type="currency" office:currency="EUR" office:value="0" calcext:value-type="currency">
            <text:p>0,00 €</text:p>
          </table:table-cell>
          <table:table-cell table:style-name="ce95" table:formula="of:=IF([.A38]&lt;&gt;&quot;&quot;;-([.E38]-[.C38]);&quot;&quot;)" office:value-type="currency" office:currency="EUR" office:value="-0" calcext:value-type="currency">
            <text:p>0,00 €</text:p>
          </table:table-cell>
          <table:table-cell table:style-name="ce95"/>
          <table:table-cell table:style-name="ce95" table:formula="of:=IF([.$A38]&lt;&gt;&quot;&quot;;SUMIF(['Budget Consolidé'.$A$1:.$A$181];[.$A38];['Budget Consolidé'.$W$1:.$W$181]);&quot;&quot;)" office:value-type="currency" office:currency="EUR" office:value="0" calcext:value-type="currency">
            <text:p>0,00 €</text:p>
          </table:table-cell>
          <table:table-cell table:style-name="ce109" table:formula="of:=IF([.A38]&lt;&gt;&quot;&quot;;-([.H38]-[.C3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1" calcext:value-type="float">
            <text:p>71</text:p>
          </table:table-cell>
          <table:table-cell table:style-name="ce102" table:formula="of:=IF([.A39]&lt;&gt;&quot;&quot;;VLOOKUP([.A39];CATEGORIES;2;0);&quot;&quot;)" office:value-type="string" office:string-value="Carburant et utilisation voiture" calcext:value-type="string">
            <text:p>Carburant et utilisation voiture</text:p>
          </table:table-cell>
          <table:table-cell table:style-name="ce95" table:formula="of:=IF([.A39]&lt;&gt;&quot;&quot;;SUMIF([Mvt.D$1:.D$6424];[.B39];[Mvt.E$1:.E$6424]);&quot;&quot;)" office:value-type="currency" office:currency="EUR" office:value="0" calcext:value-type="currency">
            <text:p>0,00 €</text:p>
          </table:table-cell>
          <table:table-cell table:style-name="ce95"/>
          <table:table-cell table:style-name="ce95" table:formula="of:=IF([.A39]&lt;&gt;&quot;&quot;;SUMIF(['Budget Consolidé'.A$1:.A$181];[.A39];['Budget Consolidé'.V$1:.V$181]);&quot;&quot;)" office:value-type="currency" office:currency="EUR" office:value="0" calcext:value-type="currency">
            <text:p>0,00 €</text:p>
          </table:table-cell>
          <table:table-cell table:style-name="ce95" table:formula="of:=IF([.A39]&lt;&gt;&quot;&quot;;-([.E39]-[.C39]);&quot;&quot;)" office:value-type="currency" office:currency="EUR" office:value="-0" calcext:value-type="currency">
            <text:p>0,00 €</text:p>
          </table:table-cell>
          <table:table-cell table:style-name="ce95"/>
          <table:table-cell table:style-name="ce95" table:formula="of:=IF([.$A39]&lt;&gt;&quot;&quot;;SUMIF(['Budget Consolidé'.$A$1:.$A$181];[.$A39];['Budget Consolidé'.$W$1:.$W$181]);&quot;&quot;)" office:value-type="currency" office:currency="EUR" office:value="0" calcext:value-type="currency">
            <text:p>0,00 €</text:p>
          </table:table-cell>
          <table:table-cell table:style-name="ce109" table:formula="of:=IF([.A39]&lt;&gt;&quot;&quot;;-([.H39]-[.C39]);&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2" calcext:value-type="float">
            <text:p>72</text:p>
          </table:table-cell>
          <table:table-cell table:style-name="ce102" table:formula="of:=IF([.A40]&lt;&gt;&quot;&quot;;VLOOKUP([.A40];CATEGORIES;2;0);&quot;&quot;)" office:value-type="string" office:string-value="Entretien voiture" calcext:value-type="string">
            <text:p>Entretien voiture</text:p>
          </table:table-cell>
          <table:table-cell table:style-name="ce95" table:formula="of:=IF([.A40]&lt;&gt;&quot;&quot;;SUMIF([Mvt.D$1:.D$6424];[.B40];[Mvt.E$1:.E$6424]);&quot;&quot;)" office:value-type="currency" office:currency="EUR" office:value="0" calcext:value-type="currency">
            <text:p>0,00 €</text:p>
          </table:table-cell>
          <table:table-cell table:style-name="ce95"/>
          <table:table-cell table:style-name="ce95" table:formula="of:=IF([.A40]&lt;&gt;&quot;&quot;;SUMIF(['Budget Consolidé'.A$1:.A$181];[.A40];['Budget Consolidé'.V$1:.V$181]);&quot;&quot;)" office:value-type="currency" office:currency="EUR" office:value="0" calcext:value-type="currency">
            <text:p>0,00 €</text:p>
          </table:table-cell>
          <table:table-cell table:style-name="ce95" table:formula="of:=IF([.A40]&lt;&gt;&quot;&quot;;-([.E40]-[.C40]);&quot;&quot;)" office:value-type="currency" office:currency="EUR" office:value="-0" calcext:value-type="currency">
            <text:p>0,00 €</text:p>
          </table:table-cell>
          <table:table-cell table:style-name="ce95"/>
          <table:table-cell table:style-name="ce95" table:formula="of:=IF([.$A40]&lt;&gt;&quot;&quot;;SUMIF(['Budget Consolidé'.$A$1:.$A$181];[.$A40];['Budget Consolidé'.$W$1:.$W$181]);&quot;&quot;)" office:value-type="currency" office:currency="EUR" office:value="0" calcext:value-type="currency">
            <text:p>0,00 €</text:p>
          </table:table-cell>
          <table:table-cell table:style-name="ce109"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92" office:value-type="float" office:value="73" calcext:value-type="float">
            <text:p>73</text:p>
          </table:table-cell>
          <table:table-cell table:style-name="ce102" table:formula="of:=IF([.A41]&lt;&gt;&quot;&quot;;VLOOKUP([.A41];CATEGORIES;2;0);&quot;&quot;)" office:value-type="string" office:string-value="Parking voiture" calcext:value-type="string">
            <text:p>Parking voiture</text:p>
          </table:table-cell>
          <table:table-cell table:style-name="ce95" table:formula="of:=IF([.A41]&lt;&gt;&quot;&quot;;SUMIF([Mvt.D$1:.D$6424];[.B41];[Mvt.E$1:.E$6424]);&quot;&quot;)" office:value-type="currency" office:currency="EUR" office:value="0" calcext:value-type="currency">
            <text:p>0,00 €</text:p>
          </table:table-cell>
          <table:table-cell table:style-name="ce95"/>
          <table:table-cell table:style-name="ce95" table:formula="of:=IF([.A41]&lt;&gt;&quot;&quot;;SUMIF(['Budget Consolidé'.A$1:.A$181];[.A41];['Budget Consolidé'.V$1:.V$181]);&quot;&quot;)" office:value-type="currency" office:currency="EUR" office:value="0" calcext:value-type="currency">
            <text:p>0,00 €</text:p>
          </table:table-cell>
          <table:table-cell table:style-name="ce95" table:formula="of:=IF([.A41]&lt;&gt;&quot;&quot;;-([.E41]-[.C41]);&quot;&quot;)" office:value-type="currency" office:currency="EUR" office:value="-0" calcext:value-type="currency">
            <text:p>0,00 €</text:p>
          </table:table-cell>
          <table:table-cell table:style-name="ce95"/>
          <table:table-cell table:style-name="ce95" table:formula="of:=IF([.$A41]&lt;&gt;&quot;&quot;;SUMIF(['Budget Consolidé'.$A$1:.$A$181];[.$A41];['Budget Consolidé'.$W$1:.$W$181]);&quot;&quot;)" office:value-type="currency" office:currency="EUR" office:value="0" calcext:value-type="currency">
            <text:p>0,00 €</text:p>
          </table:table-cell>
          <table:table-cell table:style-name="ce109"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99"/>
          <table:table-cell table:style-name="ce99" table:formula="of:=T(['Budget Consolidé'.B42])" office:value-type="string" office:string-value="Recettes" calcext:value-type="string">
            <text:p>Recettes</text:p>
          </table:table-cell>
          <table:table-cell table:style-name="ce95" table:number-columns-repeated="7"/>
          <table:table-cell table:number-columns-repeated="1015"/>
        </table:table-row>
        <table:table-row table:style-name="ro1">
          <table:table-cell table:style-name="ce92" office:value-type="float" office:value="1000" calcext:value-type="float">
            <text:p>1000</text:p>
          </table:table-cell>
          <table:table-cell table:style-name="ce102" table:formula="of:=IF([.A43]&lt;&gt;&quot;&quot;;VLOOKUP([.A43];CATEGORIES;2;0);&quot;&quot;)" office:value-type="string" office:string-value="Allocations" calcext:value-type="string">
            <text:p>Allocations</text:p>
          </table:table-cell>
          <table:table-cell table:style-name="ce95" table:formula="of:=IF([.A43]&lt;&gt;&quot;&quot;;SUMIF([Mvt.D$1:.D$6424];[.B43];[Mvt.E$1:.E$6424]);&quot;&quot;)" office:value-type="currency" office:currency="EUR" office:value="0" calcext:value-type="currency">
            <text:p>0,00 €</text:p>
          </table:table-cell>
          <table:table-cell table:style-name="ce95"/>
          <table:table-cell table:style-name="ce95" table:formula="of:=IF([.A43]&lt;&gt;&quot;&quot;;SUMIF(['Budget Consolidé'.A$1:.A$181];[.A43];['Budget Consolidé'.V$1:.V$181]);&quot;&quot;)" office:value-type="currency" office:currency="EUR" office:value="3600" calcext:value-type="currency">
            <text:p>3 600,00 €</text:p>
          </table:table-cell>
          <table:table-cell table:style-name="ce95" table:formula="of:=IF([.A43]&lt;&gt;&quot;&quot;;-([.E43]-[.C43]);&quot;&quot;)" office:value-type="currency" office:currency="EUR" office:value="-3600" calcext:value-type="currency">
            <text:p>-3 600,00 €</text:p>
          </table:table-cell>
          <table:table-cell table:style-name="ce95"/>
          <table:table-cell table:style-name="ce95" table:formula="of:=IF([.$A43]&lt;&gt;&quot;&quot;;SUMIF(['Budget Consolidé'.$A$1:.$A$181];[.$A43];['Budget Consolidé'.$W$1:.$W$181]);&quot;&quot;)" office:value-type="currency" office:currency="EUR" office:value="1200" calcext:value-type="currency">
            <text:p>1 200,00 €</text:p>
          </table:table-cell>
          <table:table-cell table:style-name="ce109" table:formula="of:=IF([.A43]&lt;&gt;&quot;&quot;;-([.H43]-[.C43]);&quot;&quot;)" office:value-type="currency" office:currency="EUR" office:value="-1200" calcext:value-type="currency">
            <text:p>-1 200,00 €</text:p>
          </table:table-cell>
          <table:table-cell table:number-columns-repeated="1015"/>
        </table:table-row>
        <table:table-row table:style-name="ro1">
          <table:table-cell table:style-name="ce92" office:value-type="float" office:value="1001" calcext:value-type="float">
            <text:p>1001</text:p>
          </table:table-cell>
          <table:table-cell table:style-name="ce102" table:formula="of:=IF([.A44]&lt;&gt;&quot;&quot;;VLOOKUP([.A44];CATEGORIES;2;0);&quot;&quot;)" office:value-type="string" office:string-value="Cadeau fric enfants" calcext:value-type="string">
            <text:p>Cadeau fric enfants</text:p>
          </table:table-cell>
          <table:table-cell table:style-name="ce95" table:formula="of:=IF([.A44]&lt;&gt;&quot;&quot;;SUMIF([Mvt.D$1:.D$6424];[.B44];[Mvt.E$1:.E$6424]);&quot;&quot;)" office:value-type="currency" office:currency="EUR" office:value="10" calcext:value-type="currency">
            <text:p>10,00 €</text:p>
          </table:table-cell>
          <table:table-cell table:style-name="ce95"/>
          <table:table-cell table:style-name="ce95" table:formula="of:=IF([.A44]&lt;&gt;&quot;&quot;;SUMIF(['Budget Consolidé'.A$1:.A$181];[.A44];['Budget Consolidé'.V$1:.V$181]);&quot;&quot;)" office:value-type="currency" office:currency="EUR" office:value="0" calcext:value-type="currency">
            <text:p>0,00 €</text:p>
          </table:table-cell>
          <table:table-cell table:style-name="ce95" table:formula="of:=IF([.A44]&lt;&gt;&quot;&quot;;-([.E44]-[.C44]);&quot;&quot;)" office:value-type="currency" office:currency="EUR" office:value="10" calcext:value-type="currency">
            <text:p>10,00 €</text:p>
          </table:table-cell>
          <table:table-cell table:style-name="ce95"/>
          <table:table-cell table:style-name="ce95" table:formula="of:=IF([.$A44]&lt;&gt;&quot;&quot;;SUMIF(['Budget Consolidé'.$A$1:.$A$181];[.$A44];['Budget Consolidé'.$W$1:.$W$181]);&quot;&quot;)" office:value-type="currency" office:currency="EUR" office:value="0" calcext:value-type="currency">
            <text:p>0,00 €</text:p>
          </table:table-cell>
          <table:table-cell table:style-name="ce109"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92" office:value-type="float" office:value="1002" calcext:value-type="float">
            <text:p>1002</text:p>
          </table:table-cell>
          <table:table-cell table:style-name="ce102" table:formula="of:=IF([.A45]&lt;&gt;&quot;&quot;;VLOOKUP([.A45];CATEGORIES;2;0);&quot;&quot;)" office:value-type="string" office:string-value="Cadeau fric famille" calcext:value-type="string">
            <text:p>Cadeau fric famille</text:p>
          </table:table-cell>
          <table:table-cell table:style-name="ce95" table:formula="of:=IF([.A45]&lt;&gt;&quot;&quot;;SUMIF([Mvt.D$1:.D$6424];[.B45];[Mvt.E$1:.E$6424]);&quot;&quot;)" office:value-type="currency" office:currency="EUR" office:value="0" calcext:value-type="currency">
            <text:p>0,00 €</text:p>
          </table:table-cell>
          <table:table-cell table:style-name="ce95"/>
          <table:table-cell table:style-name="ce95" table:formula="of:=IF([.A45]&lt;&gt;&quot;&quot;;SUMIF(['Budget Consolidé'.A$1:.A$181];[.A45];['Budget Consolidé'.V$1:.V$181]);&quot;&quot;)" office:value-type="currency" office:currency="EUR" office:value="0" calcext:value-type="currency">
            <text:p>0,00 €</text:p>
          </table:table-cell>
          <table:table-cell table:style-name="ce95" table:formula="of:=IF([.A45]&lt;&gt;&quot;&quot;;-([.E45]-[.C45]);&quot;&quot;)" office:value-type="currency" office:currency="EUR" office:value="-0" calcext:value-type="currency">
            <text:p>0,00 €</text:p>
          </table:table-cell>
          <table:table-cell table:style-name="ce95"/>
          <table:table-cell table:style-name="ce95" table:formula="of:=IF([.$A45]&lt;&gt;&quot;&quot;;SUMIF(['Budget Consolidé'.$A$1:.$A$181];[.$A45];['Budget Consolidé'.$W$1:.$W$181]);&quot;&quot;)" office:value-type="currency" office:currency="EUR" office:value="0" calcext:value-type="currency">
            <text:p>0,00 €</text:p>
          </table:table-cell>
          <table:table-cell table:style-name="ce109"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3" calcext:value-type="float">
            <text:p>1003</text:p>
          </table:table-cell>
          <table:table-cell table:style-name="ce102" table:formula="of:=IF([.A46]&lt;&gt;&quot;&quot;;VLOOKUP([.A46];CATEGORIES;2;0);&quot;&quot;)" office:value-type="string" office:string-value="Intérêts perçus" calcext:value-type="string">
            <text:p>Intérêts perçus</text:p>
          </table:table-cell>
          <table:table-cell table:style-name="ce95" table:formula="of:=IF([.A46]&lt;&gt;&quot;&quot;;SUMIF([Mvt.D$1:.D$6424];[.B46];[Mvt.E$1:.E$6424]);&quot;&quot;)" office:value-type="currency" office:currency="EUR" office:value="0" calcext:value-type="currency">
            <text:p>0,00 €</text:p>
          </table:table-cell>
          <table:table-cell table:style-name="ce95"/>
          <table:table-cell table:style-name="ce95" table:formula="of:=IF([.A46]&lt;&gt;&quot;&quot;;SUMIF(['Budget Consolidé'.A$1:.A$181];[.A46];['Budget Consolidé'.V$1:.V$181]);&quot;&quot;)" office:value-type="currency" office:currency="EUR" office:value="0" calcext:value-type="currency">
            <text:p>0,00 €</text:p>
          </table:table-cell>
          <table:table-cell table:style-name="ce95" table:formula="of:=IF([.A46]&lt;&gt;&quot;&quot;;-([.E46]-[.C46]);&quot;&quot;)" office:value-type="currency" office:currency="EUR" office:value="-0" calcext:value-type="currency">
            <text:p>0,00 €</text:p>
          </table:table-cell>
          <table:table-cell table:style-name="ce95"/>
          <table:table-cell table:style-name="ce95" table:formula="of:=IF([.$A46]&lt;&gt;&quot;&quot;;SUMIF(['Budget Consolidé'.$A$1:.$A$181];[.$A46];['Budget Consolidé'.$W$1:.$W$181]);&quot;&quot;)" office:value-type="currency" office:currency="EUR" office:value="0" calcext:value-type="currency">
            <text:p>0,00 €</text:p>
          </table:table-cell>
          <table:table-cell table:style-name="ce109"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4" calcext:value-type="float">
            <text:p>1004</text:p>
          </table:table-cell>
          <table:table-cell table:style-name="ce102" table:formula="of:=IF([.A47]&lt;&gt;&quot;&quot;;VLOOKUP([.A47];CATEGORIES;2;0);&quot;&quot;)" office:value-type="string" office:string-value="Revenu Divers" calcext:value-type="string">
            <text:p>Revenu Divers</text:p>
          </table:table-cell>
          <table:table-cell table:style-name="ce95" table:formula="of:=IF([.A47]&lt;&gt;&quot;&quot;;SUMIF([Mvt.D$1:.D$6424];[.B47];[Mvt.E$1:.E$6424]);&quot;&quot;)" office:value-type="currency" office:currency="EUR" office:value="0" calcext:value-type="currency">
            <text:p>0,00 €</text:p>
          </table:table-cell>
          <table:table-cell table:style-name="ce95"/>
          <table:table-cell table:style-name="ce95" table:formula="of:=IF([.$A47]&lt;&gt;&quot;&quot;;SUMIF(['Budget Consolidé'.$A$1:.$A$181];[.$A47];['Budget Consolidé'.$V$1:.$V$181]);&quot;&quot;)" office:value-type="currency" office:currency="EUR" office:value="0" calcext:value-type="currency">
            <text:p>0,00 €</text:p>
          </table:table-cell>
          <table:table-cell table:style-name="ce95" table:formula="of:=IF([.A47]&lt;&gt;&quot;&quot;;-([.E47]-[.C47]);&quot;&quot;)" office:value-type="currency" office:currency="EUR" office:value="-0" calcext:value-type="currency">
            <text:p>0,00 €</text:p>
          </table:table-cell>
          <table:table-cell table:style-name="ce95"/>
          <table:table-cell table:style-name="ce95" table:formula="of:=IF([.$A47]&lt;&gt;&quot;&quot;;SUMIF(['Budget Consolidé'.$A$1:.$A$181];[.$A47];['Budget Consolidé'.$W$1:.$W$181]);&quot;&quot;)" office:value-type="currency" office:currency="EUR" office:value="0" calcext:value-type="currency">
            <text:p>0,00 €</text:p>
          </table:table-cell>
          <table:table-cell table:style-name="ce109"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5" calcext:value-type="float">
            <text:p>1005</text:p>
          </table:table-cell>
          <table:table-cell table:style-name="ce102" table:formula="of:=IF([.A48]&lt;&gt;&quot;&quot;;VLOOKUP([.A48];CATEGORIES;2;0);&quot;&quot;)" office:value-type="string" office:string-value="Salaire" calcext:value-type="string">
            <text:p>Salaire</text:p>
          </table:table-cell>
          <table:table-cell table:style-name="ce95" table:formula="of:=IF([.A48]&lt;&gt;&quot;&quot;;SUMIF([Mvt.D$1:.D$6424];[.B48];[Mvt.E$1:.E$6424]);&quot;&quot;)" office:value-type="currency" office:currency="EUR" office:value="0" calcext:value-type="currency">
            <text:p>0,00 €</text:p>
          </table:table-cell>
          <table:table-cell table:style-name="ce95"/>
          <table:table-cell table:style-name="ce95" table:formula="of:=IF([.A48]&lt;&gt;&quot;&quot;;SUMIF(['Budget Consolidé'.A$1:.A$181];[.A48];['Budget Consolidé'.V$1:.V$181]);&quot;&quot;)" office:value-type="currency" office:currency="EUR" office:value="84000" calcext:value-type="currency">
            <text:p>84 000,00 €</text:p>
          </table:table-cell>
          <table:table-cell table:style-name="ce95" table:formula="of:=IF([.A48]&lt;&gt;&quot;&quot;;-([.E48]-[.C48]);&quot;&quot;)" office:value-type="currency" office:currency="EUR" office:value="-84000" calcext:value-type="currency">
            <text:p>-84 000,00 €</text:p>
          </table:table-cell>
          <table:table-cell table:style-name="ce95"/>
          <table:table-cell table:style-name="ce95" table:formula="of:=IF([.$A48]&lt;&gt;&quot;&quot;;SUMIF(['Budget Consolidé'.$A$1:.$A$181];[.$A48];['Budget Consolidé'.$W$1:.$W$181]);&quot;&quot;)" office:value-type="currency" office:currency="EUR" office:value="28000" calcext:value-type="currency">
            <text:p>28 000,00 €</text:p>
          </table:table-cell>
          <table:table-cell table:style-name="ce109" table:formula="of:=IF([.A48]&lt;&gt;&quot;&quot;;-([.H48]-[.C48]);&quot;&quot;)" office:value-type="currency" office:currency="EUR" office:value="-28000" calcext:value-type="currency">
            <text:p>-28 000,00 €</text:p>
          </table:table-cell>
          <table:table-cell table:number-columns-repeated="1015"/>
        </table:table-row>
        <table:table-row table:style-name="ro1">
          <table:table-cell table:style-name="ce92"/>
          <table:table-cell table:style-name="ce102"/>
          <table:table-cell table:style-name="ce95" table:number-columns-repeated="6"/>
          <table:table-cell table:style-name="ce109"/>
          <table:table-cell table:number-columns-repeated="1015"/>
        </table:table-row>
        <table:table-row table:style-name="ro5">
          <table:table-cell table:style-name="ce100"/>
          <table:table-cell table:style-name="Default" table:number-columns-repeated="2"/>
          <table:table-cell table:number-columns-repeated="1021"/>
        </table:table-row>
        <table:table-row table:style-name="ro5">
          <table:table-cell table:style-name="ce100"/>
          <table:table-cell table:style-name="ce103" office:value-type="string" calcext:value-type="string">
            <text:p>Balance Rapport Budget</text:p>
          </table:table-cell>
          <table:table-cell table:style-name="ce106" table:formula="of:=SUM([.C$4:.C$50])" office:value-type="currency" office:currency="EUR" office:value="-368.05" calcext:value-type="currency">
            <text:p>-368,05 €</text:p>
          </table:table-cell>
          <table:table-cell table:style-name="ce106"/>
          <table:table-cell table:style-name="ce106" table:formula="of:=SUM([.E$4:.E$50])" office:value-type="currency" office:currency="EUR" office:value="76800" calcext:value-type="currency">
            <text:p>76 800,00 €</text:p>
          </table:table-cell>
          <table:table-cell table:style-name="ce106" table:formula="of:=SUM([.F$4:.F$50])" office:value-type="currency" office:currency="EUR" office:value="-77168.05" calcext:value-type="currency">
            <text:p>-77 168,05 €</text:p>
          </table:table-cell>
          <table:table-cell table:style-name="ce106"/>
          <table:table-cell table:style-name="ce106" table:formula="of:=SUM([.H$4:.H$50])" office:value-type="currency" office:currency="EUR" office:value="25600" calcext:value-type="currency">
            <text:p>25 600,00 €</text:p>
          </table:table-cell>
          <table:table-cell table:style-name="ce106" table:formula="of:=SUM([.I$4:.I$50])" office:value-type="currency" office:currency="EUR" office:value="-25968.05" calcext:value-type="currency">
            <text:p>-25 968,05 €</text:p>
          </table:table-cell>
          <table:table-cell table:number-columns-repeated="1015"/>
        </table:table-row>
        <table:table-row table:style-name="ro5">
          <table:table-cell table:style-name="ce100"/>
          <table:table-cell office:value-type="string" calcext:value-type="string">
            <text:p>Balance Mouvement</text:p>
          </table:table-cell>
          <table:table-cell table:style-name="ce107" table:formula="of:=[Pointage.D19]" office:value-type="currency" office:currency="EUR" office:value="-391" calcext:value-type="currency">
            <text:p>-391,00 €</text:p>
          </table:table-cell>
          <table:table-cell table:number-columns-repeated="1021"/>
        </table:table-row>
        <table:table-row table:style-name="ro5">
          <table:table-cell table:style-name="ce100"/>
          <table:table-cell office:value-type="string" calcext:value-type="string">
            <text:p>Balance Budget</text:p>
          </table:table-cell>
          <table:table-cell table:number-columns-repeated="2"/>
          <table:table-cell table:style-name="ce107" table:formula="of:=['Budget Consolidé'.V51]" office:value-type="currency" office:currency="EUR" office:value="76800" calcext:value-type="currency">
            <text:p>76 800,00 €</text:p>
          </table:table-cell>
          <table:table-cell table:number-columns-repeated="1019"/>
        </table:table-row>
        <table:table-row table:style-name="ro5">
          <table:table-cell table:style-name="ce100"/>
          <table:table-cell office:value-type="string" calcext:value-type="string">
            <text:p>Écart entre balances</text:p>
          </table:table-cell>
          <table:table-cell table:style-name="ce107" table:formula="of:=[.C51]-[.C52]" office:value-type="currency" office:currency="EUR" office:value="22.95" calcext:value-type="currency">
            <text:p>22,95 €</text:p>
          </table:table-cell>
          <table:table-cell/>
          <table:table-cell table:style-name="ce107" table:formula="of:=[.E51]-[.E53]" office:value-type="currency" office:currency="EUR" office:value="0" calcext:value-type="currency">
            <text:p>0,00 €</text:p>
          </table:table-cell>
          <table:table-cell table:number-columns-repeated="1019"/>
        </table:table-row>
        <table:table-row table:style-name="ro7">
          <table:table-cell table:style-name="ce100"/>
          <table:table-cell table:style-name="ce105" table:formula="of:=[.C54]+[.E54]" office:value-type="currency" office:currency="EUR" office:value="22.95" calcext:value-type="currency">
            <text:p>22,95 €</text:p>
          </table:table-cell>
          <table:table-cell table:style-name="ce108"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5" table:number-rows-repeated="7">
          <table:table-cell table:style-name="ce100"/>
          <table:table-cell table:number-columns-repeated="1023"/>
        </table:table-row>
        <table:table-row table:style-name="ro5"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office:forms form:automatic-focus="false" form:apply-design-mode="false"/>
        <table:table-column table:style-name="co68" table:default-cell-style-name="ce113"/>
        <table:table-column table:style-name="co69" table:default-cell-style-name="ce113"/>
        <table:table-column table:style-name="co14" table:default-cell-style-name="ce113"/>
        <table:table-column table:style-name="co70" table:default-cell-style-name="ce113"/>
        <table:table-column table:style-name="co71" table:default-cell-style-name="ce113"/>
        <table:table-column table:style-name="co27" table:default-cell-style-name="ce113"/>
        <table:table-column table:style-name="co72" table:default-cell-style-name="ce113"/>
        <table:table-column table:style-name="co63" table:default-cell-style-name="ce113"/>
        <table:table-column table:style-name="co29" table:default-cell-style-name="ce113"/>
        <table:table-column table:style-name="co14" table:number-columns-repeated="2" table:default-cell-style-name="ce113"/>
        <table:table-column table:style-name="co73" table:default-cell-style-name="ce113"/>
        <table:table-column table:style-name="co14" table:number-columns-repeated="1010" table:default-cell-style-name="ce113"/>
        <table:table-row table:style-name="ro1">
          <table:table-cell table:style-name="ce92" table:number-columns-repeated="3"/>
          <table:table-cell table:style-name="ce92" office:value-type="string" calcext:value-type="string">
            <text:p>Actuel</text:p>
          </table:table-cell>
          <table:table-cell table:style-name="ce118" office:value-type="string" calcext:value-type="string">
            <text:p>Pointé (x)</text:p>
          </table:table-cell>
          <table:table-cell table:style-name="ce112" table:number-columns-repeated="8"/>
          <table:table-cell table:number-columns-repeated="1009"/>
        </table:table-row>
        <table:table-row table:style-name="ro8">
          <table:table-cell table:style-name="ce92"/>
          <table:table-cell table:style-name="ce114" table:number-columns-repeated="2"/>
          <table:table-cell table:style-name="ce116" office:value-type="string" calcext:value-type="string">
            <text:p>Total</text:p>
          </table:table-cell>
          <table:table-cell table:style-name="ce116" office:value-type="string" calcext:value-type="string">
            <text:p>Tot X</text:p>
          </table:table-cell>
          <table:table-cell table:style-name="ce116" office:value-type="string" calcext:value-type="string">
            <text:p>Tot V</text:p>
          </table:table-cell>
          <table:table-cell table:style-name="ce92" office:value-type="string" calcext:value-type="string">
            <text:p>Colonne Crédit</text:p>
          </table:table-cell>
          <table:table-cell table:style-name="ce92" office:value-type="string" calcext:value-type="string">
            <text:p>Colonne Débit</text:p>
          </table:table-cell>
          <table:table-cell table:style-name="ce112" table:number-columns-repeated="5"/>
          <table:table-cell table:number-columns-repeated="1009"/>
        </table:table-row>
        <table:table-row table:style-name="ro1">
          <table:table-cell table:style-name="ce92" office:value-type="float" office:value="1" calcext:value-type="float">
            <text:p>1</text:p>
          </table:table-cell>
          <table:table-cell table:style-name="ce115" table:formula="of:=VLOOKUP([.A3];CATEGORIES;2;0)" office:value-type="string" office:string-value="BNP CC" calcext:value-type="string">
            <text:p>BNP CC</text:p>
          </table:table-cell>
          <table:table-cell table:style-name="ce114"/>
          <table:table-cell table:style-name="ce117" table:formula="of:=SUMIF([Mvt.B$1:.B$1406];&quot;=&quot;&amp;[.$B3];[Mvt.E$1:.E$1406])" office:value-type="currency" office:currency="EUR" office:value="0" calcext:value-type="currency">
            <text:p>0,00 €</text:p>
          </table:table-cell>
          <table:table-cell table:style-name="ce117" table:formula="of:=SUMIF([Mvt.B$1:.B$1406];&quot;=&quot;&amp;[.B3];[Mvt.J$1:.J$1406])" office:value-type="currency" office:currency="EUR" office:value="0" calcext:value-type="currency">
            <text:p>0,00 €</text:p>
          </table:table-cell>
          <table:table-cell table:style-name="ce117" table:formula="of:=SUMIF([Mvt.B$1:.B$1406];&quot;=&quot;&amp;[.$B3];[Mvt.M$1:.M$1406])+[.E3]"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2" calcext:value-type="float">
            <text:p>2</text:p>
          </table:table-cell>
          <table:table-cell table:style-name="ce115" table:formula="of:=VLOOKUP([.A4];CATEGORIES;2;0)" office:value-type="string" office:string-value="BNP CC Epargne" calcext:value-type="string">
            <text:p>BNP CC Epargne</text:p>
          </table:table-cell>
          <table:table-cell table:style-name="ce114"/>
          <table:table-cell table:style-name="ce117" table:formula="of:=SUMIF([Mvt.B$1:.B$1406];&quot;=&quot;&amp;[.B4];[Mvt.E$1:.E$1406])" office:value-type="currency" office:currency="EUR" office:value="0" calcext:value-type="currency">
            <text:p>0,00 €</text:p>
          </table:table-cell>
          <table:table-cell table:style-name="ce117" table:formula="of:=SUMIF([Mvt.B$1:.B$1406];&quot;=&quot;&amp;[.B4];[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3" calcext:value-type="float">
            <text:p>3</text:p>
          </table:table-cell>
          <table:table-cell table:style-name="ce115" table:formula="of:=VLOOKUP([.A5];CATEGORIES;2;0)" office:value-type="string" office:string-value="BNP CC LDD Arabelle" calcext:value-type="string">
            <text:p>BNP CC LDD Arabelle</text:p>
          </table:table-cell>
          <table:table-cell table:style-name="ce114"/>
          <table:table-cell table:style-name="ce117" table:formula="of:=SUMIF([Mvt.B$1:.B$1406];&quot;=&quot;&amp;[.B5];[Mvt.E$1:.E$1406])" office:value-type="currency" office:currency="EUR" office:value="0" calcext:value-type="currency">
            <text:p>0,00 €</text:p>
          </table:table-cell>
          <table:table-cell table:style-name="ce117" table:formula="of:=SUMIF([Mvt.B$1:.B$1406];&quot;=&quot;&amp;[.B5];[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4" calcext:value-type="float">
            <text:p>4</text:p>
          </table:table-cell>
          <table:table-cell table:style-name="ce115" table:formula="of:=VLOOKUP([.A6];CATEGORIES;2;0)" office:value-type="string" office:string-value="BNP CC LDD DGL" calcext:value-type="string">
            <text:p>BNP CC LDD DGL</text:p>
          </table:table-cell>
          <table:table-cell table:style-name="ce114"/>
          <table:table-cell table:style-name="ce117" table:formula="of:=SUMIF([Mvt.B$1:.B$1406];&quot;=&quot;&amp;[.B6];[Mvt.E$1:.E$1406])" office:value-type="currency" office:currency="EUR" office:value="0" calcext:value-type="currency">
            <text:p>0,00 €</text:p>
          </table:table-cell>
          <table:table-cell table:style-name="ce117" table:formula="of:=SUMIF([Mvt.B$1:.B$1406];&quot;=&quot;&amp;[.B6];[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5" calcext:value-type="float">
            <text:p>5</text:p>
          </table:table-cell>
          <table:table-cell table:style-name="ce115" table:formula="of:=VLOOKUP([.A7];CATEGORIES;2;0)" office:value-type="string" office:string-value="BNP CC Livret A Arabelle" calcext:value-type="string">
            <text:p>BNP CC Livret A Arabelle</text:p>
          </table:table-cell>
          <table:table-cell table:style-name="ce114"/>
          <table:table-cell table:style-name="ce117" table:formula="of:=SUMIF([Mvt.B$1:.B$1406];&quot;=&quot;&amp;[.B7];[Mvt.E$1:.E$1406])" office:value-type="currency" office:currency="EUR" office:value="0" calcext:value-type="currency">
            <text:p>0,00 €</text:p>
          </table:table-cell>
          <table:table-cell table:style-name="ce117" table:formula="of:=SUMIF([Mvt.B$1:.B$1406];&quot;=&quot;&amp;[.B7];[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6" calcext:value-type="float">
            <text:p>6</text:p>
          </table:table-cell>
          <table:table-cell table:style-name="ce115" table:formula="of:=VLOOKUP([.A8];CATEGORIES;2;0)" office:value-type="string" office:string-value="Espèces CC" calcext:value-type="string">
            <text:p>Espèces CC</text:p>
          </table:table-cell>
          <table:table-cell table:style-name="ce114"/>
          <table:table-cell table:style-name="ce117" table:formula="of:=SUMIF([Mvt.B$1:.B$1406];&quot;=&quot;&amp;[.B8];[Mvt.E$1:.E$1406])" office:value-type="currency" office:currency="EUR" office:value="0" calcext:value-type="currency">
            <text:p>0,00 €</text:p>
          </table:table-cell>
          <table:table-cell table:style-name="ce117" table:formula="of:=SUMIF([Mvt.B$1:.B$1406];&quot;=&quot;&amp;[.B8];[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7" calcext:value-type="float">
            <text:p>7</text:p>
          </table:table-cell>
          <table:table-cell table:style-name="ce115" table:formula="of:=VLOOKUP([.A9];CATEGORIES;2;0)" office:value-type="string" office:string-value="LCL CC" calcext:value-type="string">
            <text:p>LCL CC</text:p>
          </table:table-cell>
          <table:table-cell table:style-name="ce114"/>
          <table:table-cell table:style-name="ce117" table:formula="of:=SUMIF([Mvt.B$1:.B$1406];&quot;=&quot;&amp;[.B9];[Mvt.E$1:.E$1406])" office:value-type="currency" office:currency="EUR" office:value="-391" calcext:value-type="currency">
            <text:p>-391,00 €</text:p>
          </table:table-cell>
          <table:table-cell table:style-name="ce117" table:formula="of:=SUMIF([Mvt.B$1:.B$1406];&quot;=&quot;&amp;[.$B9];[Mvt.J$1:.J$1406])" office:value-type="currency" office:currency="EUR" office:value="0" calcext:value-type="currency">
            <text:p>0,00 €</text:p>
          </table:table-cell>
          <table:table-cell table:style-name="ce117" table:formula="of:=SUMIF([Mvt.B$1:.B$1406];&quot;=&quot;&amp;[.$B9];[Mvt.M$1:.M$1406])+[.E9]" office:value-type="currency" office:currency="EUR" office:value="0" calcext:value-type="currency">
            <text:p>0,00 €</text:p>
          </table:table-cell>
          <table:table-cell table:style-name="ce95" table:formula="of:=[.E9]+SUM([Mvt.K1:.K6])" office:value-type="currency" office:currency="EUR" office:value="0" calcext:value-type="currency">
            <text:p>0,00 €</text:p>
          </table:table-cell>
          <table:table-cell table:style-name="ce95" table:formula="of:=SUM([Mvt.L1:.L6])" office:value-type="currency" office:currency="EUR" office:value="0" calcext:value-type="currency">
            <text:p>0,00 €</text:p>
          </table:table-cell>
          <table:table-cell table:style-name="ce112" table:number-columns-repeated="3"/>
          <table:table-cell table:style-name="ce92" office:value-type="float" office:value="31303.29" calcext:value-type="float">
            <text:p>31303,29</text:p>
          </table:table-cell>
          <table:table-cell table:style-name="ce112"/>
          <table:table-cell table:number-columns-repeated="1009"/>
        </table:table-row>
        <table:table-row table:style-name="ro1">
          <table:table-cell table:style-name="ce92" office:value-type="float" office:value="8" calcext:value-type="float">
            <text:p>8</text:p>
          </table:table-cell>
          <table:table-cell table:style-name="ce115" table:formula="of:=VLOOKUP([.A10];CATEGORIES;2;0)" office:value-type="string" office:string-value="LCL Epargne" calcext:value-type="string">
            <text:p>LCL Epargne</text:p>
          </table:table-cell>
          <table:table-cell table:style-name="ce114"/>
          <table:table-cell table:style-name="ce117" table:formula="of:=SUMIF([Mvt.B$1:.B$1406];&quot;=&quot;&amp;[.B10];[Mvt.E$1:.E$1406])" office:value-type="currency" office:currency="EUR" office:value="0" calcext:value-type="currency">
            <text:p>0,00 €</text:p>
          </table:table-cell>
          <table:table-cell table:style-name="ce117" table:formula="of:=SUMIF([Mvt.B$1:.B$1406];&quot;=&quot;&amp;[.B10];[Mvt.J$1:.J$1406])" office:value-type="currency" office:currency="EUR" office:value="0" calcext:value-type="currency">
            <text:p>0,00 €</text:p>
          </table:table-cell>
          <table:table-cell table:style-name="ce117" table:formula="of:=SUMIF([Mvt.B$1:.B$1406];&quot;=&quot;&amp;[.$B10];[Mvt.M$1:.M$1406])+[.E10]" office:value-type="currency" office:currency="EUR" office:value="0" calcext:value-type="currency">
            <text:p>0,00 €</text:p>
          </table:table-cell>
          <table:table-cell table:style-name="ce119"/>
          <table:table-cell table:style-name="ce112" table:number-columns-repeated="4"/>
          <table:table-cell table:style-name="ce95" table:formula="of:=[.L9]-[.F9]" office:value-type="currency" office:currency="EUR" office:value="31303.29" calcext:value-type="currency">
            <text:p>31 303,29 €</text:p>
          </table:table-cell>
          <table:table-cell table:style-name="ce112"/>
          <table:table-cell table:number-columns-repeated="1009"/>
        </table:table-row>
        <table:table-row table:style-name="ro1">
          <table:table-cell table:style-name="ce92" office:value-type="float" office:value="9" calcext:value-type="float">
            <text:p>9</text:p>
          </table:table-cell>
          <table:table-cell table:style-name="ce115" table:formula="of:=VLOOKUP([.A11];CATEGORIES;2;0)" office:value-type="string" office:string-value="LCL DGL" calcext:value-type="string">
            <text:p>LCL DGL</text:p>
          </table:table-cell>
          <table:table-cell table:style-name="ce114"/>
          <table:table-cell table:style-name="ce117" table:formula="of:=SUMIF([Mvt.B$1:.B$1406];&quot;=&quot;&amp;[.B11];[Mvt.E$1:.E$1406])" office:value-type="currency" office:currency="EUR" office:value="0" calcext:value-type="currency">
            <text:p>0,00 €</text:p>
          </table:table-cell>
          <table:table-cell table:style-name="ce117" table:formula="of:=SUMIF([Mvt.B$1:.B$1406];&quot;=&quot;&amp;[.B11];[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0" calcext:value-type="float">
            <text:p>10</text:p>
          </table:table-cell>
          <table:table-cell table:style-name="ce115" table:formula="of:=VLOOKUP([.A12];CATEGORIES;2;0)" office:value-type="string" office:string-value="Paypal" calcext:value-type="string">
            <text:p>Paypal</text:p>
          </table:table-cell>
          <table:table-cell table:style-name="ce114"/>
          <table:table-cell table:style-name="ce117" table:formula="of:=SUMIF([Mvt.B$1:.B$1406];&quot;=&quot;&amp;[.B12];[Mvt.E$1:.E$1406])" office:value-type="currency" office:currency="EUR" office:value="0" calcext:value-type="currency">
            <text:p>0,00 €</text:p>
          </table:table-cell>
          <table:table-cell table:style-name="ce117" table:formula="of:=SUMIF([Mvt.B$1:.B$1406];&quot;=&quot;&amp;[.B12];[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1" calcext:value-type="float">
            <text:p>11</text:p>
          </table:table-cell>
          <table:table-cell table:style-name="ce115" table:formula="of:=VLOOKUP([.A13];CATEGORIES;2;0)" office:value-type="string" office:string-value="App Pyrénées" calcext:value-type="string">
            <text:p>App Pyrénées</text:p>
          </table:table-cell>
          <table:table-cell table:style-name="ce114"/>
          <table:table-cell table:style-name="ce117" table:formula="of:=SUMIF([Mvt.B$1:.B$1406];&quot;=&quot;&amp;[.B13];[Mvt.E$1:.E$1406])" office:value-type="currency" office:currency="EUR" office:value="0" calcext:value-type="currency">
            <text:p>0,00 €</text:p>
          </table:table-cell>
          <table:table-cell table:style-name="ce117" table:formula="of:=SUMIF([Mvt.B$1:.B$1406];&quot;=&quot;&amp;[.B13];[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2" calcext:value-type="float">
            <text:p>12</text:p>
          </table:table-cell>
          <table:table-cell table:style-name="ce115" table:formula="of:=VLOOKUP([.A14];CATEGORIES;2;0)" office:value-type="string" office:string-value="BNP DGL PEL" calcext:value-type="string">
            <text:p>BNP DGL PEL</text:p>
          </table:table-cell>
          <table:table-cell table:style-name="ce114"/>
          <table:table-cell table:style-name="ce117" table:formula="of:=SUMIF([Mvt.B$1:.B$1406];&quot;=&quot;&amp;[.B14];[Mvt.E$1:.E$1406])" office:value-type="currency" office:currency="EUR" office:value="0" calcext:value-type="currency">
            <text:p>0,00 €</text:p>
          </table:table-cell>
          <table:table-cell table:style-name="ce117" table:formula="of:=SUMIF([Mvt.B$1:.B$1406];&quot;=&quot;&amp;[.B14];[Mvt.J$1:.J$1406])" office:value-type="currency" office:currency="EUR" office:value="0" calcext:value-type="currency">
            <text:p>0,00 €</text:p>
          </table:table-cell>
          <table:table-cell table:style-name="ce117" table:formula="of:=SUMIF([Mvt.B$1:.B$1406];&quot;=&quot;&amp;[.$B14];[Mvt.M$1:.M$1406])+[.E14]"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13" calcext:value-type="float">
            <text:p>13</text:p>
          </table:table-cell>
          <table:table-cell table:style-name="ce115" table:formula="of:=VLOOKUP([.A15];CATEGORIES;2;0)" office:value-type="string" office:string-value="Enveloppe" calcext:value-type="string">
            <text:p>Enveloppe</text:p>
          </table:table-cell>
          <table:table-cell table:style-name="ce114"/>
          <table:table-cell table:style-name="ce117" table:formula="of:=SUMIF([Mvt.B$1:.B$1406];&quot;=&quot;&amp;[.B15];[Mvt.E$1:.E$1406])" office:value-type="currency" office:currency="EUR" office:value="0" calcext:value-type="currency">
            <text:p>0,00 €</text:p>
          </table:table-cell>
          <table:table-cell table:style-name="ce117" table:formula="of:=SUMIF([Mvt.B$1:.B$1406];&quot;=&quot;&amp;[.B15];[Mvt.J$1:.J$1406])" office:value-type="currency" office:currency="EUR" office:value="0" calcext:value-type="currency">
            <text:p>0,00 €</text:p>
          </table:table-cell>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number-rows-repeated="2">
          <table:table-cell table:style-name="ce92" table:number-columns-repeated="5"/>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table-cell table:style-name="ce92" table:number-columns-repeated="5"/>
          <table:table-cell table:style-name="ce112" table:number-columns-repeated="8"/>
          <table:table-cell table:number-columns-repeated="1009"/>
        </table:table-row>
        <table:table-row table:style-name="ro1">
          <table:table-cell table:style-name="ce92"/>
          <table:table-cell table:style-name="ce92" office:value-type="string" calcext:value-type="string">
            <text:p>Total</text:p>
          </table:table-cell>
          <table:table-cell table:style-name="ce92"/>
          <table:table-cell table:style-name="ce95" table:formula="of:=SUM([.D3:.D18])" office:value-type="currency" office:currency="EUR" office:value="-391" calcext:value-type="currency">
            <text:p>-391,00 €</text:p>
          </table:table-cell>
          <table:table-cell table:style-name="ce95" table:formula="of:=SUM([.E3:.E18])" office:value-type="currency" office:currency="EUR" office:value="0" calcext:value-type="currency">
            <text:p>0,00 €</text:p>
          </table:table-cell>
          <table:table-cell table:style-name="ce112" table:number-columns-repeated="8"/>
          <table:table-cell table:number-columns-repeated="1009"/>
        </table:table-row>
        <table:table-row table:style-name="ro1" table:number-rows-repeated="3">
          <table:table-cell table:style-name="ce112"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5" table:default-cell-style-name="ce35"/>
        <table:table-column table:style-name="co31" table:default-cell-style-name="ce9"/>
        <table:table-column table:style-name="co32" table:visibility="collapse" table:default-cell-style-name="ce46"/>
        <table:table-column table:style-name="co33" table:visibility="collapse" table:default-cell-style-name="ce9"/>
        <table:table-column table:style-name="co34" table:visibility="collapse" table:default-cell-style-name="ce9"/>
        <table:table-column table:style-name="co27" table:visibility="collapse" table:default-cell-style-name="ce9"/>
        <table:table-column table:style-name="co29" table:visibility="collapse" table:default-cell-style-name="ce9"/>
        <table:table-column table:style-name="co35" table:visibility="collapse" table:default-cell-style-name="ce9"/>
        <table:table-column table:style-name="co36" table:number-columns-repeated="12" table:default-cell-style-name="ce63"/>
        <table:table-column table:style-name="co37" table:number-columns-repeated="2" table:default-cell-style-name="ce9"/>
        <table:table-column table:style-name="co38" table:default-cell-style-name="ce9"/>
        <table:table-column table:style-name="co36" table:number-columns-repeated="1001" table:default-cell-style-name="ce9"/>
        <table:table-row table:style-name="ro2">
          <table:table-cell table:style-name="ce30" table:number-columns-repeated="6"/>
          <table:table-cell table:style-name="ce50" office:value-type="float" office:value="0" calcext:value-type="float">
            <text:p>0</text:p>
          </table:table-cell>
          <table:table-cell table:style-name="ce30"/>
          <table:table-cell table:style-name="ce56" office:value-type="float" office:value="1" calcext:value-type="float">
            <text:p>1</text:p>
          </table:table-cell>
          <table:table-cell table:style-name="ce56" office:value-type="float" office:value="2" calcext:value-type="float">
            <text:p>2</text:p>
          </table:table-cell>
          <table:table-cell table:style-name="ce56" office:value-type="float" office:value="3" calcext:value-type="float">
            <text:p>3</text:p>
          </table:table-cell>
          <table:table-cell table:style-name="ce56" office:value-type="float" office:value="4" calcext:value-type="float">
            <text:p>4</text:p>
          </table:table-cell>
          <table:table-cell table:style-name="ce56" office:value-type="float" office:value="5" calcext:value-type="float">
            <text:p>5</text:p>
          </table:table-cell>
          <table:table-cell table:style-name="ce56" office:value-type="float" office:value="6" calcext:value-type="float">
            <text:p>6</text:p>
          </table:table-cell>
          <table:table-cell table:style-name="ce56" office:value-type="float" office:value="7" calcext:value-type="float">
            <text:p>7</text:p>
          </table:table-cell>
          <table:table-cell table:style-name="ce56" office:value-type="float" office:value="8" calcext:value-type="float">
            <text:p>8</text:p>
          </table:table-cell>
          <table:table-cell table:style-name="ce56" office:value-type="float" office:value="9" calcext:value-type="float">
            <text:p>9</text:p>
          </table:table-cell>
          <table:table-cell table:style-name="ce56" office:value-type="float" office:value="10" calcext:value-type="float">
            <text:p>10</text:p>
          </table:table-cell>
          <table:table-cell table:style-name="ce56" office:value-type="float" office:value="11" calcext:value-type="float">
            <text:p>11</text:p>
          </table:table-cell>
          <table:table-cell table:style-name="ce56" office:value-type="float" office:value="12" calcext:value-type="float">
            <text:p>12</text:p>
          </table:table-cell>
          <table:table-cell table:style-name="ce50"/>
          <table:table-cell table:style-name="ce69"/>
          <table:table-cell table:style-name="ce69" table:formula="of:=MONTH(TODAY())" office:value-type="float" office:value="4" calcext:value-type="float">
            <text:p>4</text:p>
          </table:table-cell>
          <table:table-cell table:number-columns-repeated="1001"/>
        </table:table-row>
        <table:table-row table:style-name="ro2">
          <table:table-cell table:style-name="ce31" office:value-type="string" calcext:value-type="string">
            <text:p>#CAT</text:p>
          </table:table-cell>
          <table:table-cell table:style-name="ce31" office:value-type="string" calcext:value-type="string">
            <text:p>Catégorie</text:p>
          </table:table-cell>
          <table:table-cell table:style-name="ce30" office:value-type="string" calcext:value-type="string">
            <text:p>En Budget</text:p>
          </table:table-cell>
          <table:table-cell table:style-name="ce30" office:value-type="string" calcext:value-type="string">
            <text:p>Actuel</text:p>
          </table:table-cell>
          <table:table-cell table:style-name="ce30" office:value-type="string" calcext:value-type="string">
            <text:p>Différence</text:p>
          </table:table-cell>
          <table:table-cell table:style-name="ce47" office:value-type="string" calcext:value-type="string">
            <text:p>Mensuel</text:p>
          </table:table-cell>
          <table:table-cell table:style-name="ce51" office:value-type="float" office:value="2014" calcext:value-type="float">
            <text:p>2014</text:p>
          </table:table-cell>
          <table:table-cell table:style-name="ce30"/>
          <table:table-cell table:style-name="ce51" office:value-type="string" calcext:value-type="string">
            <text:p>Janvier</text:p>
          </table:table-cell>
          <table:table-cell table:style-name="ce51" office:value-type="string" calcext:value-type="string">
            <text:p>Février</text:p>
          </table:table-cell>
          <table:table-cell table:style-name="ce51" office:value-type="string" calcext:value-type="string">
            <text:p>Mars</text:p>
          </table:table-cell>
          <table:table-cell table:style-name="ce51" office:value-type="string" calcext:value-type="string">
            <text:p>Avril</text:p>
          </table:table-cell>
          <table:table-cell table:style-name="ce51" office:value-type="string" calcext:value-type="string">
            <text:p>Mai</text:p>
          </table:table-cell>
          <table:table-cell table:style-name="ce51" office:value-type="string" calcext:value-type="string">
            <text:p>Juin</text:p>
          </table:table-cell>
          <table:table-cell table:style-name="ce51" office:value-type="string" calcext:value-type="string">
            <text:p>Juillet</text:p>
          </table:table-cell>
          <table:table-cell table:style-name="ce51" office:value-type="string" calcext:value-type="string">
            <text:p>Aout</text:p>
          </table:table-cell>
          <table:table-cell table:style-name="ce51" office:value-type="string" calcext:value-type="string">
            <text:p>Sept.</text:p>
          </table:table-cell>
          <table:table-cell table:style-name="ce51" office:value-type="string" calcext:value-type="string">
            <text:p>Octobre</text:p>
          </table:table-cell>
          <table:table-cell table:style-name="ce51" office:value-type="string" calcext:value-type="string">
            <text:p>Nov.</text:p>
          </table:table-cell>
          <table:table-cell table:style-name="ce51" office:value-type="string" calcext:value-type="string">
            <text:p>Décembre</text:p>
          </table:table-cell>
          <table:table-cell table:style-name="ce51" office:value-type="string" calcext:value-type="string">
            <text:p>Irrégulier</text:p>
          </table:table-cell>
          <table:table-cell table:style-name="ce51" office:value-type="string" calcext:value-type="string">
            <text:p>Budget Ann.</text:p>
          </table:table-cell>
          <table:table-cell table:style-name="ce51" office:value-type="string" calcext:value-type="string">
            <text:p>Budget Mens.</text:p>
          </table:table-cell>
          <table:table-cell table:style-name="ce70" table:number-columns-repeated="2"/>
          <table:table-cell table:number-columns-repeated="999"/>
        </table:table-row>
        <table:table-row table:style-name="ro2">
          <table:table-cell table:style-name="ce32"/>
          <table:table-cell table:style-name="ce36" office:value-type="string" calcext:value-type="string">
            <text:p>Dépenses</text:p>
          </table:table-cell>
          <table:table-cell table:style-name="ce41" office:value-type="currency" office:currency="EUR" office:value="0" calcext:value-type="currency">
            <text:p>0,00 €</text:p>
          </table:table-cell>
          <table:table-cell table:style-name="ce41" office:value-type="currency" office:currency="EUR" office:value="2.75" calcext:value-type="currency">
            <text:p>2,75 €</text:p>
          </table:table-cell>
          <table:table-cell table:style-name="ce41" office:value-type="currency" office:currency="EUR" office:value="-2.75" calcext:value-type="currency">
            <text:p>-2,75 €</text:p>
          </table:table-cell>
          <table:table-cell table:style-name="ce48" table:formula="of:=[.D3]/12" office:value-type="currency" office:currency="EUR" office:value="0.229166666666667" calcext:value-type="currency">
            <text:p>0,23 €</text:p>
          </table:table-cell>
          <table:table-cell table:style-name="ce52" office:value-type="currency" office:currency="EUR" office:value="100" calcext:value-type="currency">
            <text:p>100,00 €</text:p>
          </table:table-cell>
          <table:table-cell table:style-name="ce30"/>
          <table:table-cell table:style-name="ce57"/>
          <table:table-cell table:style-name="ce64" table:number-columns-repeated="11"/>
          <table:table-cell table:style-name="ce48" table:formula="of:=['Budget Irrégulier'.F3]" office:value-type="currency" office:currency="EUR" office:value="0" calcext:value-type="currency">
            <text:p>0,00 €</text:p>
          </table:table-cell>
          <table:table-cell table:style-name="ce48" table:formula="of:=SUM([.I3:.U3])" office:value-type="currency" office:currency="EUR" office:value="0" calcext:value-type="currency">
            <text:p>0,00 €</text:p>
          </table:table-cell>
          <table:table-cell table:style-name="ce48"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0"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41" table:number-columns-repeated="3"/>
          <table:table-cell table:style-name="ce48"/>
          <table:table-cell table:style-name="ce52"/>
          <table:table-cell table:style-name="ce30"/>
          <table:table-cell table:style-name="ce57"/>
          <table:table-cell table:style-name="ce64" table:number-columns-repeated="6"/>
          <table:table-cell table:style-name="ce66"/>
          <table:table-cell table:style-name="ce58" table:number-columns-repeated="3"/>
          <table:table-cell table:style-name="ce66"/>
          <table:table-cell table:style-name="ce48" table:formula="of:=['Budget Irrégulier'.F4]" office:value-type="currency" office:currency="EUR" office:value="0" calcext:value-type="currency">
            <text:p>0,00 €</text:p>
          </table:table-cell>
          <table:table-cell table:style-name="ce48" table:formula="of:=SUM([.I4:.U4])" office:value-type="currency" office:currency="EUR" office:value="0" calcext:value-type="currency">
            <text:p>0,00 €</text:p>
          </table:table-cell>
          <table:table-cell table:style-name="ce48"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41" office:value-type="currency" office:currency="EUR" office:value="1000" calcext:value-type="currency">
            <text:p>1 000,00 €</text:p>
          </table:table-cell>
          <table:table-cell table:style-name="ce41" office:value-type="currency" office:currency="EUR" office:value="1030" calcext:value-type="currency">
            <text:p>1 030,00 €</text:p>
          </table:table-cell>
          <table:table-cell table:style-name="ce41" office:value-type="currency" office:currency="EUR" office:value="-30" calcext:value-type="currency">
            <text:p>-30,00 €</text:p>
          </table:table-cell>
          <table:table-cell table:style-name="ce48" table:formula="of:=[.D5]/12" office:value-type="currency" office:currency="EUR" office:value="85.8333333333333" calcext:value-type="currency">
            <text:p>85,83 €</text:p>
          </table:table-cell>
          <table:table-cell table:style-name="ce52"/>
          <table:table-cell table:style-name="ce30"/>
          <table:table-cell table:style-name="ce57"/>
          <table:table-cell table:style-name="ce58" table:number-columns-repeated="7"/>
          <table:table-cell table:style-name="ce30" table:number-columns-repeated="4"/>
          <table:table-cell table:style-name="ce48" table:formula="of:=['Budget Irrégulier'.F5]" office:value-type="currency" office:currency="EUR" office:value="0" calcext:value-type="currency">
            <text:p>0,00 €</text:p>
          </table:table-cell>
          <table:table-cell table:style-name="ce48" table:formula="of:=SUM([.I5:.U5])" office:value-type="currency" office:currency="EUR" office:value="0" calcext:value-type="currency">
            <text:p>0,00 €</text:p>
          </table:table-cell>
          <table:table-cell table:style-name="ce48"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6]" office:value-type="currency" office:currency="EUR" office:value="0" calcext:value-type="currency">
            <text:p>0,00 €</text:p>
          </table:table-cell>
          <table:table-cell table:style-name="ce48" table:formula="of:=SUM([.I6:.U6])" office:value-type="currency" office:currency="EUR" office:value="0" calcext:value-type="currency">
            <text:p>0,00 €</text:p>
          </table:table-cell>
          <table:table-cell table:style-name="ce48"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7"/>
          <table:table-cell table:style-name="ce66"/>
          <table:table-cell table:style-name="ce58" table:number-columns-repeated="3"/>
          <table:table-cell table:style-name="ce48" table:formula="of:=['Budget Irrégulier'.F7]" office:value-type="currency" office:currency="EUR" office:value="0" calcext:value-type="currency">
            <text:p>0,00 €</text:p>
          </table:table-cell>
          <table:table-cell table:style-name="ce48" table:formula="of:=SUM([.I7:.U7])" office:value-type="currency" office:currency="EUR" office:value="0" calcext:value-type="currency">
            <text:p>0,00 €</text:p>
          </table:table-cell>
          <table:table-cell table:style-name="ce48"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41" office:value-type="currency" office:currency="EUR" office:value="1200" calcext:value-type="currency">
            <text:p>1 200,00 €</text:p>
          </table:table-cell>
          <table:table-cell table:style-name="ce41" office:value-type="currency" office:currency="EUR" office:value="1442.09" calcext:value-type="currency">
            <text:p>1 442,09 €</text:p>
          </table:table-cell>
          <table:table-cell table:style-name="ce41" office:value-type="currency" office:currency="EUR" office:value="-242.09" calcext:value-type="currency">
            <text:p>-242,09 €</text:p>
          </table:table-cell>
          <table:table-cell table:style-name="ce48" table:formula="of:=[.D8]/12" office:value-type="currency" office:currency="EUR" office:value="120.174166666667" calcext:value-type="currency">
            <text:p>120,17 €</text:p>
          </table:table-cell>
          <table:table-cell table:style-name="ce52" office:value-type="currency" office:currency="EUR" office:value="45" calcext:value-type="currency">
            <text:p>45,00 €</text:p>
          </table:table-cell>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8]" office:value-type="currency" office:currency="EUR" office:value="0" calcext:value-type="currency">
            <text:p>0,00 €</text:p>
          </table:table-cell>
          <table:table-cell table:style-name="ce48" table:formula="of:=SUM([.I8:.U8])" office:value-type="currency" office:currency="EUR" office:value="0" calcext:value-type="currency">
            <text:p>0,00 €</text:p>
          </table:table-cell>
          <table:table-cell table:style-name="ce48"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41" office:value-type="currency" office:currency="EUR" office:value="540" calcext:value-type="currency">
            <text:p>540,00 €</text:p>
          </table:table-cell>
          <table:table-cell table:style-name="ce41" office:value-type="currency" office:currency="EUR" office:value="536" calcext:value-type="currency">
            <text:p>536,00 €</text:p>
          </table:table-cell>
          <table:table-cell table:style-name="ce41" office:value-type="currency" office:currency="EUR" office:value="4" calcext:value-type="currency">
            <text:p>4,00 €</text:p>
          </table:table-cell>
          <table:table-cell table:style-name="ce48" table:formula="of:=[.D9]/12" office:value-type="currency" office:currency="EUR" office:value="44.6666666666667" calcext:value-type="currency">
            <text:p>44,67 €</text:p>
          </table:table-cell>
          <table:table-cell table:style-name="ce52"/>
          <table:table-cell table:style-name="ce30"/>
          <table:table-cell table:style-name="ce58" table:number-columns-repeated="7"/>
          <table:table-cell table:style-name="ce66"/>
          <table:table-cell table:style-name="ce58" table:number-columns-repeated="4"/>
          <table:table-cell table:style-name="ce48" table:formula="of:=['Budget Irrégulier'.F9]" office:value-type="currency" office:currency="EUR" office:value="0" calcext:value-type="currency">
            <text:p>0,00 €</text:p>
          </table:table-cell>
          <table:table-cell table:style-name="ce48" table:formula="of:=SUM([.I9:.U9])" office:value-type="currency" office:currency="EUR" office:value="0" calcext:value-type="currency">
            <text:p>0,00 €</text:p>
          </table:table-cell>
          <table:table-cell table:style-name="ce48"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41" office:value-type="currency" office:currency="EUR" office:value="540" calcext:value-type="currency">
            <text:p>540,00 €</text:p>
          </table:table-cell>
          <table:table-cell table:style-name="ce41" office:value-type="currency" office:currency="EUR" office:value="463.02" calcext:value-type="currency">
            <text:p>463,02 €</text:p>
          </table:table-cell>
          <table:table-cell table:style-name="ce41" office:value-type="currency" office:currency="EUR" office:value="76.98" calcext:value-type="currency">
            <text:p>76,98 €</text:p>
          </table:table-cell>
          <table:table-cell table:style-name="ce48" table:formula="of:=[.D10]/12" office:value-type="currency" office:currency="EUR" office:value="38.585" calcext:value-type="currency">
            <text:p>38,59 €</text:p>
          </table:table-cell>
          <table:table-cell table:style-name="ce52" office:value-type="currency" office:currency="EUR" office:value="45" calcext:value-type="currency">
            <text:p>45,00 €</text:p>
          </table:table-cell>
          <table:table-cell table:style-name="ce30"/>
          <table:table-cell table:style-name="ce58" table:number-columns-repeated="7"/>
          <table:table-cell table:style-name="ce66"/>
          <table:table-cell table:style-name="ce52" table:number-columns-repeated="4"/>
          <table:table-cell table:style-name="ce48" table:formula="of:=['Budget Irrégulier'.F10]" office:value-type="currency" office:currency="EUR" office:value="0" calcext:value-type="currency">
            <text:p>0,00 €</text:p>
          </table:table-cell>
          <table:table-cell table:style-name="ce48" table:formula="of:=SUM([.I10:.U10])" office:value-type="currency" office:currency="EUR" office:value="0" calcext:value-type="currency">
            <text:p>0,00 €</text:p>
          </table:table-cell>
          <table:table-cell table:style-name="ce48"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41" office:value-type="currency" office:currency="EUR" office:value="1000" calcext:value-type="currency">
            <text:p>1 000,00 €</text:p>
          </table:table-cell>
          <table:table-cell table:style-name="ce41" office:value-type="currency" office:currency="EUR" office:value="1457.38" calcext:value-type="currency">
            <text:p>1 457,38 €</text:p>
          </table:table-cell>
          <table:table-cell table:style-name="ce41" office:value-type="currency" office:currency="EUR" office:value="-457.38" calcext:value-type="currency">
            <text:p>-457,38 €</text:p>
          </table:table-cell>
          <table:table-cell table:style-name="ce48" table:formula="of:=[.D11]/12" office:value-type="currency" office:currency="EUR" office:value="121.448333333333" calcext:value-type="currency">
            <text:p>121,45 €</text:p>
          </table:table-cell>
          <table:table-cell table:style-name="ce52"/>
          <table:table-cell table:style-name="ce30"/>
          <table:table-cell table:style-name="ce58" table:number-columns-repeated="7"/>
          <table:table-cell table:style-name="ce66"/>
          <table:table-cell table:style-name="ce52" table:number-columns-repeated="4"/>
          <table:table-cell table:style-name="ce48" table:formula="of:=['Budget Irrégulier'.F11]" office:value-type="currency" office:currency="EUR" office:value="0" calcext:value-type="currency">
            <text:p>0,00 €</text:p>
          </table:table-cell>
          <table:table-cell table:style-name="ce48" table:formula="of:=SUM([.I11:.U11])" office:value-type="currency" office:currency="EUR" office:value="0" calcext:value-type="currency">
            <text:p>0,00 €</text:p>
          </table:table-cell>
          <table:table-cell table:style-name="ce48"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41" office:value-type="currency" office:currency="EUR" office:value="600" calcext:value-type="currency">
            <text:p>600,00 €</text:p>
          </table:table-cell>
          <table:table-cell table:style-name="ce41" office:value-type="currency" office:currency="EUR" office:value="533.1" calcext:value-type="currency">
            <text:p>533,10 €</text:p>
          </table:table-cell>
          <table:table-cell table:style-name="ce41" office:value-type="currency" office:currency="EUR" office:value="66.9" calcext:value-type="currency">
            <text:p>66,90 €</text:p>
          </table:table-cell>
          <table:table-cell table:style-name="ce48" table:formula="of:=[.D12]/12" office:value-type="currency" office:currency="EUR" office:value="44.425" calcext:value-type="currency">
            <text:p>44,43 €</text:p>
          </table:table-cell>
          <table:table-cell table:style-name="ce52" office:value-type="currency" office:currency="EUR" office:value="50" calcext:value-type="currency">
            <text:p>50,00 €</text:p>
          </table:table-cell>
          <table:table-cell table:style-name="ce30"/>
          <table:table-cell table:style-name="ce58" table:number-columns-repeated="8"/>
          <table:table-cell table:style-name="ce52" table:number-columns-repeated="4"/>
          <table:table-cell table:style-name="ce48" table:formula="of:=['Budget Irrégulier'.F12]" office:value-type="currency" office:currency="EUR" office:value="0" calcext:value-type="currency">
            <text:p>0,00 €</text:p>
          </table:table-cell>
          <table:table-cell table:style-name="ce48" table:formula="of:=SUM([.I12:.U12])" office:value-type="currency" office:currency="EUR" office:value="0" calcext:value-type="currency">
            <text:p>0,00 €</text:p>
          </table:table-cell>
          <table:table-cell table:style-name="ce48"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41" office:value-type="currency" office:currency="EUR" office:value="360" calcext:value-type="currency">
            <text:p>360,00 €</text:p>
          </table:table-cell>
          <table:table-cell table:style-name="ce41" office:value-type="currency" office:currency="EUR" office:value="464" calcext:value-type="currency">
            <text:p>464,00 €</text:p>
          </table:table-cell>
          <table:table-cell table:style-name="ce41" office:value-type="currency" office:currency="EUR" office:value="-104" calcext:value-type="currency">
            <text:p>-104,00 €</text:p>
          </table:table-cell>
          <table:table-cell table:style-name="ce48" table:formula="of:=[.D13]/12" office:value-type="currency" office:currency="EUR" office:value="38.6666666666667" calcext:value-type="currency">
            <text:p>38,67 €</text:p>
          </table:table-cell>
          <table:table-cell table:style-name="ce52" office:value-type="currency" office:currency="EUR" office:value="30" calcext:value-type="currency">
            <text:p>30,00 €</text:p>
          </table:table-cell>
          <table:table-cell table:style-name="ce30"/>
          <table:table-cell table:style-name="ce58" table:number-columns-repeated="8"/>
          <table:table-cell table:style-name="ce30" table:number-columns-repeated="4"/>
          <table:table-cell table:style-name="ce48" table:formula="of:=['Budget Irrégulier'.F13]" office:value-type="currency" office:currency="EUR" office:value="0" calcext:value-type="currency">
            <text:p>0,00 €</text:p>
          </table:table-cell>
          <table:table-cell table:style-name="ce48" table:formula="of:=SUM([.I13:.U13])" office:value-type="currency" office:currency="EUR" office:value="0" calcext:value-type="currency">
            <text:p>0,00 €</text:p>
          </table:table-cell>
          <table:table-cell table:style-name="ce48"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4]/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4]" office:value-type="currency" office:currency="EUR" office:value="0" calcext:value-type="currency">
            <text:p>0,00 €</text:p>
          </table:table-cell>
          <table:table-cell table:style-name="ce48" table:formula="of:=SUM([.I14:.U14])" office:value-type="currency" office:currency="EUR" office:value="0" calcext:value-type="currency">
            <text:p>0,00 €</text:p>
          </table:table-cell>
          <table:table-cell table:style-name="ce48"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5]/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5]" office:value-type="currency" office:currency="EUR" office:value="0" calcext:value-type="currency">
            <text:p>0,00 €</text:p>
          </table:table-cell>
          <table:table-cell table:style-name="ce48" table:formula="of:=SUM([.I15:.U15])" office:value-type="currency" office:currency="EUR" office:value="0" calcext:value-type="currency">
            <text:p>0,00 €</text:p>
          </table:table-cell>
          <table:table-cell table:style-name="ce48"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41" office:value-type="currency" office:currency="EUR" office:value="1800" calcext:value-type="currency">
            <text:p>1 800,00 €</text:p>
          </table:table-cell>
          <table:table-cell table:style-name="ce41" office:value-type="currency" office:currency="EUR" office:value="1777.9" calcext:value-type="currency">
            <text:p>1 777,90 €</text:p>
          </table:table-cell>
          <table:table-cell table:style-name="ce41" office:value-type="currency" office:currency="EUR" office:value="22.1" calcext:value-type="currency">
            <text:p>22,10 €</text:p>
          </table:table-cell>
          <table:table-cell table:style-name="ce48" table:formula="of:=[.D16]/12" office:value-type="currency" office:currency="EUR" office:value="148.158333333333" calcext:value-type="currency">
            <text:p>148,16 €</text:p>
          </table:table-cell>
          <table:table-cell table:style-name="ce52" office:value-type="currency" office:currency="EUR" office:value="150" calcext:value-type="currency">
            <text:p>150,00 €</text:p>
          </table:table-cell>
          <table:table-cell table:style-name="ce30"/>
          <table:table-cell table:style-name="ce52" table:number-columns-repeated="12"/>
          <table:table-cell table:style-name="ce48" table:formula="of:=['Budget Irrégulier'.F16]" office:value-type="currency" office:currency="EUR" office:value="0" calcext:value-type="currency">
            <text:p>0,00 €</text:p>
          </table:table-cell>
          <table:table-cell table:style-name="ce48" table:formula="of:=SUM([.I16:.U16])" office:value-type="currency" office:currency="EUR" office:value="0" calcext:value-type="currency">
            <text:p>0,00 €</text:p>
          </table:table-cell>
          <table:table-cell table:style-name="ce48"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41" office:value-type="currency" office:currency="EUR" office:value="480" calcext:value-type="currency">
            <text:p>480,00 €</text:p>
          </table:table-cell>
          <table:table-cell table:style-name="ce41" office:value-type="currency" office:currency="EUR" office:value="396" calcext:value-type="currency">
            <text:p>396,00 €</text:p>
          </table:table-cell>
          <table:table-cell table:style-name="ce41" office:value-type="currency" office:currency="EUR" office:value="84" calcext:value-type="currency">
            <text:p>84,00 €</text:p>
          </table:table-cell>
          <table:table-cell table:style-name="ce48" table:formula="of:=[.D17]/12" office:value-type="currency" office:currency="EUR" office:value="33" calcext:value-type="currency">
            <text:p>33,00 €</text:p>
          </table:table-cell>
          <table:table-cell table:style-name="ce52" office:value-type="currency" office:currency="EUR" office:value="40" calcext:value-type="currency">
            <text:p>40,00 €</text:p>
          </table:table-cell>
          <table:table-cell table:style-name="ce30"/>
          <table:table-cell table:style-name="ce52" table:number-columns-repeated="8"/>
          <table:table-cell table:style-name="ce58" table:number-columns-repeated="4"/>
          <table:table-cell table:style-name="ce48" table:formula="of:=['Budget Irrégulier'.F17]" office:value-type="currency" office:currency="EUR" office:value="0" calcext:value-type="currency">
            <text:p>0,00 €</text:p>
          </table:table-cell>
          <table:table-cell table:style-name="ce48" table:formula="of:=SUM([.I17:.U17])" office:value-type="currency" office:currency="EUR" office:value="0" calcext:value-type="currency">
            <text:p>0,00 €</text:p>
          </table:table-cell>
          <table:table-cell table:style-name="ce48"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41" office:value-type="currency" office:currency="EUR" office:value="264" calcext:value-type="currency">
            <text:p>264,00 €</text:p>
          </table:table-cell>
          <table:table-cell table:style-name="ce41" office:value-type="currency" office:currency="EUR" office:value="259.8" calcext:value-type="currency">
            <text:p>259,80 €</text:p>
          </table:table-cell>
          <table:table-cell table:style-name="ce41" office:value-type="currency" office:currency="EUR" office:value="4.2" calcext:value-type="currency">
            <text:p>4,20 €</text:p>
          </table:table-cell>
          <table:table-cell table:style-name="ce48" table:formula="of:=[.D18]/12" office:value-type="currency" office:currency="EUR" office:value="21.65" calcext:value-type="currency">
            <text:p>21,65 €</text:p>
          </table:table-cell>
          <table:table-cell table:style-name="ce52" office:value-type="currency" office:currency="EUR" office:value="22" calcext:value-type="currency">
            <text:p>22,00 €</text:p>
          </table:table-cell>
          <table:table-cell table:style-name="ce30"/>
          <table:table-cell table:style-name="ce58" table:number-columns-repeated="8"/>
          <table:table-cell table:style-name="ce52" table:number-columns-repeated="4"/>
          <table:table-cell table:style-name="ce48" table:formula="of:=['Budget Irrégulier'.F18]" office:value-type="currency" office:currency="EUR" office:value="0" calcext:value-type="currency">
            <text:p>0,00 €</text:p>
          </table:table-cell>
          <table:table-cell table:style-name="ce48" table:formula="of:=SUM([.I18:.U18])" office:value-type="currency" office:currency="EUR" office:value="0" calcext:value-type="currency">
            <text:p>0,00 €</text:p>
          </table:table-cell>
          <table:table-cell table:style-name="ce48"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41" office:value-type="currency" office:currency="EUR" office:value="0" calcext:value-type="currency">
            <text:p>0,00 €</text:p>
          </table:table-cell>
          <table:table-cell table:style-name="ce41" office:value-type="currency" office:currency="EUR" office:value="316622.88" calcext:value-type="currency">
            <text:p>316 622,88 €</text:p>
          </table:table-cell>
          <table:table-cell table:style-name="ce41" office:value-type="currency" office:currency="EUR" office:value="-316622.88" calcext:value-type="currency">
            <text:p>-316 622,88 €</text:p>
          </table:table-cell>
          <table:table-cell table:style-name="ce48" table:formula="of:=[.D19]/12" office:value-type="currency" office:currency="EUR" office:value="26385.24" calcext:value-type="currency">
            <text:p>26 385,24 €</text:p>
          </table:table-cell>
          <table:table-cell table:style-name="ce52"/>
          <table:table-cell table:style-name="ce30"/>
          <table:table-cell table:number-columns-repeated="12" table:style-name="ce58" office:value-type="currency" office:currency="EUR" office:value="-800" calcext:value-type="currency">
            <text:p>-800,00 €</text:p>
          </table:table-cell>
          <table:table-cell table:style-name="ce48" table:formula="of:=['Budget Irrégulier'.F19]" office:value-type="currency" office:currency="EUR" office:value="0" calcext:value-type="currency">
            <text:p>0,00 €</text:p>
          </table:table-cell>
          <table:table-cell table:style-name="ce48" table:formula="of:=SUM([.I19:.U19])" office:value-type="currency" office:currency="EUR" office:value="-9600" calcext:value-type="currency">
            <text:p>-9 600,00 €</text:p>
          </table:table-cell>
          <table:table-cell table:style-name="ce48" table:formula="of:=SUMIF([.I$1:.T$1];&quot;&lt;=&quot;&amp;[.$W$1];[.I19:.T19])+[.U19]" office:value-type="currency" office:currency="EUR" office:value="-3200" calcext:value-type="currency">
            <text:p>-3 200,00 €</text:p>
          </table:table-cell>
          <table:table-cell table:number-columns-repeated="1001"/>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41" office:value-type="currency" office:currency="EUR" office:value="0" calcext:value-type="currency">
            <text:p>0,00 €</text:p>
          </table:table-cell>
          <table:table-cell table:style-name="ce41" office:value-type="currency" office:currency="EUR" office:value="169.5" calcext:value-type="currency">
            <text:p>169,50 €</text:p>
          </table:table-cell>
          <table:table-cell table:style-name="ce41" office:value-type="currency" office:currency="EUR" office:value="-169.5" calcext:value-type="currency">
            <text:p>-169,50 €</text:p>
          </table:table-cell>
          <table:table-cell table:style-name="ce48" table:formula="of:=[.D20]/12" office:value-type="currency" office:currency="EUR" office:value="14.125" calcext:value-type="currency">
            <text:p>14,13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0]" office:value-type="currency" office:currency="EUR" office:value="0" calcext:value-type="currency">
            <text:p>0,00 €</text:p>
          </table:table-cell>
          <table:table-cell table:style-name="ce48" table:formula="of:=SUM([.I20:.U20])" office:value-type="currency" office:currency="EUR" office:value="0" calcext:value-type="currency">
            <text:p>0,00 €</text:p>
          </table:table-cell>
          <table:table-cell table:style-name="ce48"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41" office:value-type="currency" office:currency="EUR" office:value="600" calcext:value-type="currency">
            <text:p>600,00 €</text:p>
          </table:table-cell>
          <table:table-cell table:style-name="ce41" office:value-type="currency" office:currency="EUR" office:value="618.9" calcext:value-type="currency">
            <text:p>618,90 €</text:p>
          </table:table-cell>
          <table:table-cell table:style-name="ce41" office:value-type="currency" office:currency="EUR" office:value="-18.9" calcext:value-type="currency">
            <text:p>-18,90 €</text:p>
          </table:table-cell>
          <table:table-cell table:style-name="ce48" table:formula="of:=[.D21]/12" office:value-type="currency" office:currency="EUR" office:value="51.575" calcext:value-type="currency">
            <text:p>51,58 €</text:p>
          </table:table-cell>
          <table:table-cell table:style-name="ce52" office:value-type="currency" office:currency="EUR" office:value="50" calcext:value-type="currency">
            <text:p>50,00 €</text:p>
          </table:table-cell>
          <table:table-cell table:style-name="ce30"/>
          <table:table-cell table:number-columns-repeated="12" table:style-name="ce58" office:value-type="currency" office:currency="EUR" office:value="-100" calcext:value-type="currency">
            <text:p>-100,00 €</text:p>
          </table:table-cell>
          <table:table-cell table:style-name="ce48" table:formula="of:=['Budget Irrégulier'.F21]" office:value-type="currency" office:currency="EUR" office:value="0" calcext:value-type="currency">
            <text:p>0,00 €</text:p>
          </table:table-cell>
          <table:table-cell table:style-name="ce48" table:formula="of:=SUM([.I21:.U21])" office:value-type="currency" office:currency="EUR" office:value="-1200" calcext:value-type="currency">
            <text:p>-1 200,00 €</text:p>
          </table:table-cell>
          <table:table-cell table:style-name="ce48" table:formula="of:=SUMIF([.I$1:.T$1];&quot;&lt;=&quot;&amp;[.$W$1];[.I21:.T21])+[.U21]" office:value-type="currency" office:currency="EUR" office:value="-400" calcext:value-type="currency">
            <text:p>-400,00 €</text:p>
          </table:table-cell>
          <table:table-cell table:number-columns-repeated="1001"/>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41" table:number-columns-repeated="2"/>
          <table:table-cell table:style-name="ce41" office:value-type="currency" office:currency="EUR" office:value="7514.03" calcext:value-type="currency">
            <text:p>7 514,03 €</text:p>
          </table:table-cell>
          <table:table-cell table:style-name="ce48" table:formula="of:=[.D22]/12" office:value-type="currency" office:currency="EUR" office:value="0" calcext:value-type="currency">
            <text:p>0,00 €</text:p>
          </table:table-cell>
          <table:table-cell table:style-name="ce52" office:value-type="currency" office:currency="EUR" office:value="2150" calcext:value-type="currency">
            <text:p>2 150,00 €</text:p>
          </table:table-cell>
          <table:table-cell table:style-name="ce30"/>
          <table:table-cell table:style-name="ce58" table:number-columns-repeated="8"/>
          <table:table-cell table:style-name="ce67"/>
          <table:table-cell table:style-name="ce58" table:number-columns-repeated="3"/>
          <table:table-cell table:style-name="ce48" table:formula="of:=['Budget Irrégulier'.F22]" office:value-type="currency" office:currency="EUR" office:value="0" calcext:value-type="currency">
            <text:p>0,00 €</text:p>
          </table:table-cell>
          <table:table-cell table:style-name="ce48" table:formula="of:=SUM([.I22:.U22])" office:value-type="currency" office:currency="EUR" office:value="0" calcext:value-type="currency">
            <text:p>0,00 €</text:p>
          </table:table-cell>
          <table:table-cell table:style-name="ce48"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41" office:value-type="currency" office:currency="EUR" office:value="1200" calcext:value-type="currency">
            <text:p>1 200,00 €</text:p>
          </table:table-cell>
          <table:table-cell table:style-name="ce41" office:value-type="currency" office:currency="EUR" office:value="1531.71" calcext:value-type="currency">
            <text:p>1 531,71 €</text:p>
          </table:table-cell>
          <table:table-cell table:style-name="ce41" office:value-type="currency" office:currency="EUR" office:value="-331.71" calcext:value-type="currency">
            <text:p>-331,71 €</text:p>
          </table:table-cell>
          <table:table-cell table:style-name="ce48" table:formula="of:=[.D23]/12" office:value-type="currency" office:currency="EUR" office:value="127.6425" calcext:value-type="currency">
            <text:p>127,64 €</text:p>
          </table:table-cell>
          <table:table-cell table:style-name="ce52" office:value-type="currency" office:currency="EUR" office:value="100" calcext:value-type="currency">
            <text:p>100,00 €</text:p>
          </table:table-cell>
          <table:table-cell table:style-name="ce30"/>
          <table:table-cell table:style-name="ce59"/>
          <table:table-cell table:style-name="ce65" table:number-columns-repeated="11"/>
          <table:table-cell table:style-name="ce48" table:formula="of:=['Budget Irrégulier'.F23]" office:value-type="currency" office:currency="EUR" office:value="0" calcext:value-type="currency">
            <text:p>0,00 €</text:p>
          </table:table-cell>
          <table:table-cell table:style-name="ce48" table:formula="of:=SUM([.I23:.U23])" office:value-type="currency" office:currency="EUR" office:value="0" calcext:value-type="currency">
            <text:p>0,00 €</text:p>
          </table:table-cell>
          <table:table-cell table:style-name="ce48"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41" office:value-type="currency" office:currency="EUR" office:value="0" calcext:value-type="currency">
            <text:p>0,00 €</text:p>
          </table:table-cell>
          <table:table-cell table:style-name="ce41" office:value-type="currency" office:currency="EUR" office:value="55" calcext:value-type="currency">
            <text:p>55,00 €</text:p>
          </table:table-cell>
          <table:table-cell table:style-name="ce41" office:value-type="currency" office:currency="EUR" office:value="-55" calcext:value-type="currency">
            <text:p>-55,00 €</text:p>
          </table:table-cell>
          <table:table-cell table:style-name="ce48" table:formula="of:=[.D24]/12" office:value-type="currency" office:currency="EUR" office:value="4.58333333333333" calcext:value-type="currency">
            <text:p>4,58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4]" office:value-type="currency" office:currency="EUR" office:value="0" calcext:value-type="currency">
            <text:p>0,00 €</text:p>
          </table:table-cell>
          <table:table-cell table:style-name="ce48" table:formula="of:=SUM([.I24:.U24])" office:value-type="currency" office:currency="EUR" office:value="0" calcext:value-type="currency">
            <text:p>0,00 €</text:p>
          </table:table-cell>
          <table:table-cell table:style-name="ce48"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41" office:value-type="currency" office:currency="EUR" office:value="100" calcext:value-type="currency">
            <text:p>100,00 €</text:p>
          </table:table-cell>
          <table:table-cell table:style-name="ce41" office:value-type="currency" office:currency="EUR" office:value="139.63" calcext:value-type="currency">
            <text:p>139,63 €</text:p>
          </table:table-cell>
          <table:table-cell table:style-name="ce41" office:value-type="currency" office:currency="EUR" office:value="-39.63" calcext:value-type="currency">
            <text:p>-39,63 €</text:p>
          </table:table-cell>
          <table:table-cell table:style-name="ce48" table:formula="of:=[.D25]/12" office:value-type="currency" office:currency="EUR" office:value="11.6358333333333" calcext:value-type="currency">
            <text:p>11,64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5]" office:value-type="currency" office:currency="EUR" office:value="0" calcext:value-type="currency">
            <text:p>0,00 €</text:p>
          </table:table-cell>
          <table:table-cell table:style-name="ce48" table:formula="of:=SUM([.I25:.U25])" office:value-type="currency" office:currency="EUR" office:value="0" calcext:value-type="currency">
            <text:p>0,00 €</text:p>
          </table:table-cell>
          <table:table-cell table:style-name="ce48"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41" office:value-type="currency" office:currency="EUR" office:value="10840" calcext:value-type="currency">
            <text:p>10 840,00 €</text:p>
          </table:table-cell>
          <table:table-cell table:style-name="ce41" office:value-type="currency" office:currency="EUR" office:value="10240.72" calcext:value-type="currency">
            <text:p>10 240,72 €</text:p>
          </table:table-cell>
          <table:table-cell table:style-name="ce41" office:value-type="currency" office:currency="EUR" office:value="599.28" calcext:value-type="currency">
            <text:p>599,28 €</text:p>
          </table:table-cell>
          <table:table-cell table:style-name="ce48" table:formula="of:=[.D26]/12" office:value-type="currency" office:currency="EUR" office:value="853.393333333333" calcext:value-type="currency">
            <text:p>853,39 €</text:p>
          </table:table-cell>
          <table:table-cell table:style-name="ce52" office:value-type="currency" office:currency="EUR" office:value="900" calcext:value-type="currency">
            <text:p>9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6]" office:value-type="currency" office:currency="EUR" office:value="0" calcext:value-type="currency">
            <text:p>0,00 €</text:p>
          </table:table-cell>
          <table:table-cell table:style-name="ce48" table:formula="of:=SUM([.I26:.U26])" office:value-type="currency" office:currency="EUR" office:value="0" calcext:value-type="currency">
            <text:p>0,00 €</text:p>
          </table:table-cell>
          <table:table-cell table:style-name="ce48"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42" office:value-type="currency" office:currency="EUR" office:value="0" calcext:value-type="currency">
            <text:p>0,00 €</text:p>
          </table:table-cell>
          <table:table-cell table:style-name="ce42" office:value-type="currency" office:currency="EUR" office:value="3.42" calcext:value-type="currency">
            <text:p>3,42 €</text:p>
          </table:table-cell>
          <table:table-cell table:style-name="ce42"/>
          <table:table-cell table:style-name="ce49" table:formula="of:=[.D27]/12" office:value-type="currency" office:currency="EUR" office:value="0.285" calcext:value-type="currency">
            <text:p>0,29 €</text:p>
          </table:table-cell>
          <table:table-cell table:style-name="ce53"/>
          <table:table-cell table:style-name="ce30"/>
          <table:table-cell table:style-name="ce60" table:number-columns-repeated="8"/>
          <table:table-cell table:style-name="ce53" table:number-columns-repeated="4"/>
          <table:table-cell table:style-name="ce48" table:formula="of:=['Budget Irrégulier'.F27]" office:value-type="currency" office:currency="EUR" office:value="0" calcext:value-type="currency">
            <text:p>0,00 €</text:p>
          </table:table-cell>
          <table:table-cell table:style-name="ce48" table:formula="of:=SUM([.I27:.U27])" office:value-type="currency" office:currency="EUR" office:value="0" calcext:value-type="currency">
            <text:p>0,00 €</text:p>
          </table:table-cell>
          <table:table-cell table:style-name="ce48"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41" office:value-type="currency" office:currency="EUR" office:value="720" calcext:value-type="currency">
            <text:p>720,00 €</text:p>
          </table:table-cell>
          <table:table-cell table:style-name="ce41" office:value-type="currency" office:currency="EUR" office:value="694.86" calcext:value-type="currency">
            <text:p>694,86 €</text:p>
          </table:table-cell>
          <table:table-cell table:style-name="ce41" office:value-type="currency" office:currency="EUR" office:value="25.14" calcext:value-type="currency">
            <text:p>25,14 €</text:p>
          </table:table-cell>
          <table:table-cell table:style-name="ce48" table:formula="of:=[.D28]/12" office:value-type="currency" office:currency="EUR" office:value="57.905" calcext:value-type="currency">
            <text:p>57,91 €</text:p>
          </table:table-cell>
          <table:table-cell table:style-name="ce52" office:value-type="currency" office:currency="EUR" office:value="60" calcext:value-type="currency">
            <text:p>6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8]" office:value-type="currency" office:currency="EUR" office:value="0" calcext:value-type="currency">
            <text:p>0,00 €</text:p>
          </table:table-cell>
          <table:table-cell table:style-name="ce48" table:formula="of:=SUM([.I28:.U28])" office:value-type="currency" office:currency="EUR" office:value="0" calcext:value-type="currency">
            <text:p>0,00 €</text:p>
          </table:table-cell>
          <table:table-cell table:style-name="ce48"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41" office:value-type="currency" office:currency="EUR" office:value="3200" calcext:value-type="currency">
            <text:p>3 200,00 €</text:p>
          </table:table-cell>
          <table:table-cell table:style-name="ce41" office:value-type="currency" office:currency="EUR" office:value="5054.23" calcext:value-type="currency">
            <text:p>5 054,23 €</text:p>
          </table:table-cell>
          <table:table-cell table:style-name="ce41" office:value-type="currency" office:currency="EUR" office:value="-1854.23" calcext:value-type="currency">
            <text:p>-1 854,23 €</text:p>
          </table:table-cell>
          <table:table-cell table:style-name="ce48" table:formula="of:=[.D29]/12" office:value-type="currency" office:currency="EUR" office:value="421.185833333333" calcext:value-type="currency">
            <text:p>421,19 €</text:p>
          </table:table-cell>
          <table:table-cell table:style-name="ce52" office:value-type="currency" office:currency="EUR" office:value="100" calcext:value-type="currency">
            <text:p>100,00 €</text:p>
          </table:table-cell>
          <table:table-cell table:style-name="ce30"/>
          <table:table-cell table:style-name="ce52" table:number-columns-repeated="8"/>
          <table:table-cell table:style-name="ce66"/>
          <table:table-cell table:style-name="ce52" table:number-columns-repeated="2"/>
          <table:table-cell table:style-name="ce66"/>
          <table:table-cell table:style-name="ce48" table:formula="of:=['Budget Irrégulier'.F29]" office:value-type="currency" office:currency="EUR" office:value="0" calcext:value-type="currency">
            <text:p>0,00 €</text:p>
          </table:table-cell>
          <table:table-cell table:style-name="ce48" table:formula="of:=SUM([.I29:.U29])" office:value-type="currency" office:currency="EUR" office:value="0" calcext:value-type="currency">
            <text:p>0,00 €</text:p>
          </table:table-cell>
          <table:table-cell table:style-name="ce48"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0]" office:value-type="currency" office:currency="EUR" office:value="0" calcext:value-type="currency">
            <text:p>0,00 €</text:p>
          </table:table-cell>
          <table:table-cell table:style-name="ce48" table:formula="of:=SUM([.I30:.U30])" office:value-type="currency" office:currency="EUR" office:value="0" calcext:value-type="currency">
            <text:p>0,00 €</text:p>
          </table:table-cell>
          <table:table-cell table:style-name="ce48"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1]" office:value-type="currency" office:currency="EUR" office:value="0" calcext:value-type="currency">
            <text:p>0,00 €</text:p>
          </table:table-cell>
          <table:table-cell table:style-name="ce48" table:formula="of:=SUM([.I31:.U31])" office:value-type="currency" office:currency="EUR" office:value="0" calcext:value-type="currency">
            <text:p>0,00 €</text:p>
          </table:table-cell>
          <table:table-cell table:style-name="ce48"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41" office:value-type="currency" office:currency="EUR" office:value="12000" calcext:value-type="currency">
            <text:p>12 000,00 €</text:p>
          </table:table-cell>
          <table:table-cell table:style-name="ce41" office:value-type="currency" office:currency="EUR" office:value="10478" calcext:value-type="currency">
            <text:p>10 478,00 €</text:p>
          </table:table-cell>
          <table:table-cell table:style-name="ce41" office:value-type="currency" office:currency="EUR" office:value="1522" calcext:value-type="currency">
            <text:p>1 522,00 €</text:p>
          </table:table-cell>
          <table:table-cell table:style-name="ce48"/>
          <table:table-cell table:style-name="ce52"/>
          <table:table-cell table:style-name="ce30"/>
          <table:table-cell table:style-name="ce58" table:number-columns-repeated="8"/>
          <table:table-cell table:style-name="ce66"/>
          <table:table-cell table:style-name="ce52" table:number-columns-repeated="3"/>
          <table:table-cell table:style-name="ce48" table:formula="of:=['Budget Irrégulier'.F32]" office:value-type="currency" office:currency="EUR" office:value="0" calcext:value-type="currency">
            <text:p>0,00 €</text:p>
          </table:table-cell>
          <table:table-cell table:style-name="ce48" table:formula="of:=SUM([.I32:.U32])" office:value-type="currency" office:currency="EUR" office:value="0" calcext:value-type="currency">
            <text:p>0,00 €</text:p>
          </table:table-cell>
          <table:table-cell table:style-name="ce48"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41" office:value-type="currency" office:currency="EUR" office:value="6500" calcext:value-type="currency">
            <text:p>6 500,00 €</text:p>
          </table:table-cell>
          <table:table-cell table:style-name="ce41" office:value-type="currency" office:currency="EUR" office:value="0" calcext:value-type="currency">
            <text:p>0,00 €</text:p>
          </table:table-cell>
          <table:table-cell table:style-name="ce41" office:value-type="currency" office:currency="EUR" office:value="6500" calcext:value-type="currency">
            <text:p>6 500,00 €</text:p>
          </table:table-cell>
          <table:table-cell table:style-name="ce48" table:formula="of:=[.D33]/12" office:value-type="currency" office:currency="EUR" office:value="0" calcext:value-type="currency">
            <text:p>0,00 €</text:p>
          </table:table-cell>
          <table:table-cell table:style-name="ce52" office:value-type="currency" office:currency="EUR" office:value="500" calcext:value-type="currency">
            <text:p>5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33]" office:value-type="currency" office:currency="EUR" office:value="0" calcext:value-type="currency">
            <text:p>0,00 €</text:p>
          </table:table-cell>
          <table:table-cell table:style-name="ce48" table:formula="of:=SUM([.I33:.U33])" office:value-type="currency" office:currency="EUR" office:value="0" calcext:value-type="currency">
            <text:p>0,00 €</text:p>
          </table:table-cell>
          <table:table-cell table:style-name="ce48"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41" office:value-type="currency" office:currency="EUR" office:value="5600" calcext:value-type="currency">
            <text:p>5 600,00 €</text:p>
          </table:table-cell>
          <table:table-cell table:style-name="ce41" office:value-type="currency" office:currency="EUR" office:value="5000" calcext:value-type="currency">
            <text:p>5 000,00 €</text:p>
          </table:table-cell>
          <table:table-cell table:style-name="ce41" office:value-type="currency" office:currency="EUR" office:value="600" calcext:value-type="currency">
            <text:p>600,00 €</text:p>
          </table:table-cell>
          <table:table-cell table:style-name="ce48" table:formula="of:=[.D34]/12" office:value-type="currency" office:currency="EUR" office:value="416.666666666667" calcext:value-type="currency">
            <text:p>416,67 €</text:p>
          </table:table-cell>
          <table:table-cell table:style-name="ce52" office:value-type="currency" office:currency="EUR" office:value="300" calcext:value-type="currency">
            <text:p>300,00 €</text:p>
          </table:table-cell>
          <table:table-cell table:style-name="ce30"/>
          <table:table-cell table:style-name="ce58" table:number-columns-repeated="8"/>
          <table:table-cell table:style-name="ce52" table:number-columns-repeated="4"/>
          <table:table-cell table:style-name="ce48" table:formula="of:=['Budget Irrégulier'.F34]" office:value-type="currency" office:currency="EUR" office:value="0" calcext:value-type="currency">
            <text:p>0,00 €</text:p>
          </table:table-cell>
          <table:table-cell table:style-name="ce48" table:formula="of:=SUM([.I34:.U34])" office:value-type="currency" office:currency="EUR" office:value="0" calcext:value-type="currency">
            <text:p>0,00 €</text:p>
          </table:table-cell>
          <table:table-cell table:style-name="ce48"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number-columns-repeated="2" table:style-name="ce41" office:value-type="currency" office:currency="EUR" office:value="6407" calcext:value-type="currency">
            <text:p>6 407,00 €</text:p>
          </table:table-cell>
          <table:table-cell table:style-name="ce41" office:value-type="currency" office:currency="EUR" office:value="0" calcext:value-type="currency">
            <text:p>0,00 €</text:p>
          </table:table-cell>
          <table:table-cell table:style-name="ce48" table:formula="of:=[.D35]/12" office:value-type="currency" office:currency="EUR" office:value="533.916666666667" calcext:value-type="currency">
            <text:p>533,92 €</text:p>
          </table:table-cell>
          <table:table-cell table:style-name="ce52" office:value-type="currency" office:currency="EUR" office:value="350" calcext:value-type="currency">
            <text:p>350,00 €</text:p>
          </table:table-cell>
          <table:table-cell table:style-name="ce30"/>
          <table:table-cell table:style-name="ce58" table:number-columns-repeated="8"/>
          <table:table-cell table:style-name="ce52" table:number-columns-repeated="4"/>
          <table:table-cell table:style-name="ce48" table:formula="of:=['Budget Irrégulier'.F35]" office:value-type="currency" office:currency="EUR" office:value="0" calcext:value-type="currency">
            <text:p>0,00 €</text:p>
          </table:table-cell>
          <table:table-cell table:style-name="ce48" table:formula="of:=SUM([.I35:.U35])" office:value-type="currency" office:currency="EUR" office:value="0" calcext:value-type="currency">
            <text:p>0,00 €</text:p>
          </table:table-cell>
          <table:table-cell table:style-name="ce48"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41" office:value-type="currency" office:currency="EUR" office:value="1000" calcext:value-type="currency">
            <text:p>1 000,00 €</text:p>
          </table:table-cell>
          <table:table-cell table:style-name="ce41" office:value-type="currency" office:currency="EUR" office:value="4192.84" calcext:value-type="currency">
            <text:p>4 192,84 €</text:p>
          </table:table-cell>
          <table:table-cell table:style-name="ce41" office:value-type="currency" office:currency="EUR" office:value="-3192.84" calcext:value-type="currency">
            <text:p>-3 192,84 €</text:p>
          </table:table-cell>
          <table:table-cell table:style-name="ce48" table:formula="of:=[.D36]/12" office:value-type="currency" office:currency="EUR" office:value="349.403333333333" calcext:value-type="currency">
            <text:p>349,4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52" table:number-columns-repeated="4"/>
          <table:table-cell table:style-name="ce48" table:formula="of:=['Budget Irrégulier'.F36]" office:value-type="currency" office:currency="EUR" office:value="0" calcext:value-type="currency">
            <text:p>0,00 €</text:p>
          </table:table-cell>
          <table:table-cell table:style-name="ce48" table:formula="of:=SUM([.I36:.U36])" office:value-type="currency" office:currency="EUR" office:value="0" calcext:value-type="currency">
            <text:p>0,00 €</text:p>
          </table:table-cell>
          <table:table-cell table:style-name="ce48"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41" office:value-type="currency" office:currency="EUR" office:value="500" calcext:value-type="currency">
            <text:p>500,00 €</text:p>
          </table:table-cell>
          <table:table-cell table:style-name="ce41" office:value-type="currency" office:currency="EUR" office:value="753.65" calcext:value-type="currency">
            <text:p>753,65 €</text:p>
          </table:table-cell>
          <table:table-cell table:style-name="ce41" office:value-type="currency" office:currency="EUR" office:value="-253.65" calcext:value-type="currency">
            <text:p>-253,65 €</text:p>
          </table:table-cell>
          <table:table-cell table:style-name="ce48" table:formula="of:=[.D37]/12" office:value-type="currency" office:currency="EUR" office:value="62.8041666666667" calcext:value-type="currency">
            <text:p>62,8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66"/>
          <table:table-cell table:style-name="ce52" table:number-columns-repeated="2"/>
          <table:table-cell table:style-name="ce66"/>
          <table:table-cell table:style-name="ce48" table:formula="of:=['Budget Irrégulier'.F37]" office:value-type="currency" office:currency="EUR" office:value="0" calcext:value-type="currency">
            <text:p>0,00 €</text:p>
          </table:table-cell>
          <table:table-cell table:style-name="ce48" table:formula="of:=SUM([.I37:.U37])" office:value-type="currency" office:currency="EUR" office:value="0" calcext:value-type="currency">
            <text:p>0,00 €</text:p>
          </table:table-cell>
          <table:table-cell table:style-name="ce48"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8]/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2"/>
          <table:table-cell table:style-name="ce66"/>
          <table:table-cell table:style-name="ce48" table:formula="of:=['Budget Irrégulier'.F38]" office:value-type="currency" office:currency="EUR" office:value="0" calcext:value-type="currency">
            <text:p>0,00 €</text:p>
          </table:table-cell>
          <table:table-cell table:style-name="ce48" table:formula="of:=SUM([.I38:.U38])" office:value-type="currency" office:currency="EUR" office:value="0" calcext:value-type="currency">
            <text:p>0,00 €</text:p>
          </table:table-cell>
          <table:table-cell table:style-name="ce48"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9]/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39]" office:value-type="currency" office:currency="EUR" office:value="0" calcext:value-type="currency">
            <text:p>0,00 €</text:p>
          </table:table-cell>
          <table:table-cell table:style-name="ce48" table:formula="of:=SUM([.I39:.U39])" office:value-type="currency" office:currency="EUR" office:value="0" calcext:value-type="currency">
            <text:p>0,00 €</text:p>
          </table:table-cell>
          <table:table-cell table:style-name="ce48"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40]/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40]" office:value-type="currency" office:currency="EUR" office:value="0" calcext:value-type="currency">
            <text:p>0,00 €</text:p>
          </table:table-cell>
          <table:table-cell table:style-name="ce48" table:formula="of:=SUM([.I40:.U40])" office:value-type="currency" office:currency="EUR" office:value="0" calcext:value-type="currency">
            <text:p>0,00 €</text:p>
          </table:table-cell>
          <table:table-cell table:style-name="ce48"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41" office:value-type="currency" office:currency="EUR" office:value="4080" calcext:value-type="currency">
            <text:p>4 080,00 €</text:p>
          </table:table-cell>
          <table:table-cell table:style-name="ce41" office:value-type="currency" office:currency="EUR" office:value="156.6" calcext:value-type="currency">
            <text:p>156,60 €</text:p>
          </table:table-cell>
          <table:table-cell table:style-name="ce41" office:value-type="currency" office:currency="EUR" office:value="3923.4" calcext:value-type="currency">
            <text:p>3 923,40 €</text:p>
          </table:table-cell>
          <table:table-cell table:style-name="ce48" table:formula="of:=[.D41]/12" office:value-type="currency" office:currency="EUR" office:value="13.05" calcext:value-type="currency">
            <text:p>13,05 €</text:p>
          </table:table-cell>
          <table:table-cell table:style-name="ce54" office:value-type="currency" office:currency="EUR" office:value="0" calcext:value-type="currency">
            <text:p>0,00 €</text:p>
          </table:table-cell>
          <table:table-cell table:style-name="ce30"/>
          <table:table-cell table:style-name="ce41" table:number-columns-repeated="8"/>
          <table:table-cell table:style-name="ce68"/>
          <table:table-cell table:style-name="ce54" table:number-columns-repeated="2"/>
          <table:table-cell table:style-name="ce68"/>
          <table:table-cell table:style-name="ce48" table:formula="of:=['Budget Irrégulier'.F41]" office:value-type="currency" office:currency="EUR" office:value="0" calcext:value-type="currency">
            <text:p>0,00 €</text:p>
          </table:table-cell>
          <table:table-cell table:style-name="ce48" table:formula="of:=SUM([.I41:.U41])" office:value-type="currency" office:currency="EUR" office:value="0" calcext:value-type="currency">
            <text:p>0,00 €</text:p>
          </table:table-cell>
          <table:table-cell table:style-name="ce48"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3"/>
          <table:table-cell table:style-name="ce33" office:value-type="string" calcext:value-type="string">
            <text:p>Recettes</text:p>
          </table:table-cell>
          <table:table-cell table:style-name="ce43"/>
          <table:table-cell table:style-name="ce30" table:number-columns-repeated="5"/>
          <table:table-cell table:style-name="ce61" table:number-columns-repeated="12"/>
          <table:table-cell table:style-name="ce30" table:number-columns-repeated="3"/>
          <table:table-cell table:number-columns-repeated="1001"/>
        </table:table-row>
        <table:table-row table:style-name="ro2">
          <table:table-cell table:style-name="ce30" office:value-type="float" office:value="1000" calcext:value-type="float">
            <text:p>1000</text:p>
          </table:table-cell>
          <table:table-cell table:style-name="ce37" table:formula="of:=IF([.A43]&lt;&gt;&quot;&quot;;VLOOKUP([.A43];CATEGORIES;2;0);&quot;&quot;)" office:value-type="string" office:string-value="Allocations" calcext:value-type="string">
            <text:p>Allocations</text:p>
          </table:table-cell>
          <table:table-cell table:style-name="ce41" office:value-type="currency" office:currency="EUR" office:value="8400" calcext:value-type="currency">
            <text:p>8 400,00 €</text:p>
          </table:table-cell>
          <table:table-cell table:style-name="ce41" office:value-type="currency" office:currency="EUR" office:value="14486.29" calcext:value-type="currency">
            <text:p>14 486,29 €</text:p>
          </table:table-cell>
          <table:table-cell table:style-name="ce41" office:value-type="currency" office:currency="EUR" office:value="6086.29" calcext:value-type="currency">
            <text:p>6 086,29 €</text:p>
          </table:table-cell>
          <table:table-cell table:style-name="ce48" table:formula="of:=[.D43]/12" office:value-type="currency" office:currency="EUR" office:value="1207.19083333333" calcext:value-type="currency">
            <text:p>1 207,19 €</text:p>
          </table:table-cell>
          <table:table-cell table:style-name="ce52" office:value-type="currency" office:currency="EUR" office:value="700" calcext:value-type="currency">
            <text:p>700,00 €</text:p>
          </table:table-cell>
          <table:table-cell table:style-name="ce30"/>
          <table:table-cell table:number-columns-repeated="12" table:style-name="ce58" office:value-type="currency" office:currency="EUR" office:value="300" calcext:value-type="currency">
            <text:p>300,00 €</text:p>
          </table:table-cell>
          <table:table-cell table:style-name="ce48" table:formula="of:=['Budget Irrégulier'.F42]" office:value-type="currency" office:currency="EUR" office:value="0" calcext:value-type="currency">
            <text:p>0,00 €</text:p>
          </table:table-cell>
          <table:table-cell table:style-name="ce48" table:formula="of:=SUM([.I43:.U43])" office:value-type="currency" office:currency="EUR" office:value="3600" calcext:value-type="currency">
            <text:p>3 600,00 €</text:p>
          </table:table-cell>
          <table:table-cell table:style-name="ce48" table:formula="of:=SUMIF([.I$1:.T$1];&quot;&lt;=&quot;&amp;[.$W$1];[.I43:.T43])+[.U43]" office:value-type="currency" office:currency="EUR" office:value="1200" calcext:value-type="currency">
            <text:p>1 200,00 €</text:p>
          </table:table-cell>
          <table:table-cell table:number-columns-repeated="1001"/>
        </table:table-row>
        <table:table-row table:style-name="ro2">
          <table:table-cell table:style-name="ce30" office:value-type="float" office:value="1001" calcext:value-type="float">
            <text:p>1001</text:p>
          </table:table-cell>
          <table:table-cell table:style-name="ce37" table:formula="of:=IF([.A44]&lt;&gt;&quot;&quot;;VLOOKUP([.A44];CATEGORIES;2;0);&quot;&quot;)" office:value-type="string" office:string-value="Cadeau fric enfants" calcext:value-type="string">
            <text:p>Cadeau fric enfants</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750" calcext:value-type="currency">
            <text:p>750,00 €</text:p>
          </table:table-cell>
          <table:table-cell table:style-name="ce48" table:formula="of:=[.D44]/12" office:value-type="currency" office:currency="EUR" office:value="62.5" calcext:value-type="currency">
            <text:p>62,50 €</text:p>
          </table:table-cell>
          <table:table-cell table:style-name="ce52" office:value-type="currency" office:currency="EUR" office:value="0" calcext:value-type="currency">
            <text:p>0,00 €</text:p>
          </table:table-cell>
          <table:table-cell table:style-name="ce30"/>
          <table:table-cell table:style-name="ce52" table:number-columns-repeated="12"/>
          <table:table-cell table:style-name="ce48" table:formula="of:=['Budget Irrégulier'.F43]" office:value-type="currency" office:currency="EUR" office:value="0" calcext:value-type="currency">
            <text:p>0,00 €</text:p>
          </table:table-cell>
          <table:table-cell table:style-name="ce48" table:formula="of:=SUM([.I44:.U44])" office:value-type="currency" office:currency="EUR" office:value="0" calcext:value-type="currency">
            <text:p>0,00 €</text:p>
          </table:table-cell>
          <table:table-cell table:style-name="ce48"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0" office:value-type="float" office:value="1002" calcext:value-type="float">
            <text:p>1002</text:p>
          </table:table-cell>
          <table:table-cell table:style-name="ce37" table:formula="of:=IF([.A45]&lt;&gt;&quot;&quot;;VLOOKUP([.A45];CATEGORIES;2;0);&quot;&quot;)" office:value-type="string" office:string-value="Cadeau fric famille" calcext:value-type="string">
            <text:p>Cadeau fric famill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530" calcext:value-type="currency">
            <text:p>530,00 €</text:p>
          </table:table-cell>
          <table:table-cell table:style-name="ce48" table:formula="of:=[.D45]/12" office:value-type="currency" office:currency="EUR" office:value="44.1666666666667" calcext:value-type="currency">
            <text:p>44,17 €</text:p>
          </table:table-cell>
          <table:table-cell table:style-name="ce52"/>
          <table:table-cell table:style-name="ce30"/>
          <table:table-cell table:style-name="ce58" table:number-columns-repeated="12"/>
          <table:table-cell table:style-name="ce48" table:formula="of:=['Budget Irrégulier'.F44]" office:value-type="currency" office:currency="EUR" office:value="0" calcext:value-type="currency">
            <text:p>0,00 €</text:p>
          </table:table-cell>
          <table:table-cell table:style-name="ce48" table:formula="of:=SUM([.I45:.U45])" office:value-type="currency" office:currency="EUR" office:value="0" calcext:value-type="currency">
            <text:p>0,00 €</text:p>
          </table:table-cell>
          <table:table-cell table:style-name="ce48"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0" office:value-type="float" office:value="1003" calcext:value-type="float">
            <text:p>1003</text:p>
          </table:table-cell>
          <table:table-cell table:style-name="ce37" table:formula="of:=IF([.A46]&lt;&gt;&quot;&quot;;VLOOKUP([.A46];CATEGORIES;2;0);&quot;&quot;)" office:value-type="string" office:string-value="Intérêts perçus" calcext:value-type="string">
            <text:p>Intérêts perçus</text:p>
          </table:table-cell>
          <table:table-cell table:style-name="ce41" office:value-type="currency" office:currency="EUR" office:value="176880" calcext:value-type="currency">
            <text:p>176 880,00 €</text:p>
          </table:table-cell>
          <table:table-cell table:style-name="ce41" office:value-type="currency" office:currency="EUR" office:value="176880.53" calcext:value-type="currency">
            <text:p>176 880,53 €</text:p>
          </table:table-cell>
          <table:table-cell table:style-name="ce41" office:value-type="currency" office:currency="EUR" office:value="0.53" calcext:value-type="currency">
            <text:p>0,53 €</text:p>
          </table:table-cell>
          <table:table-cell table:style-name="ce48" table:formula="of:=[.D46]/12" office:value-type="currency" office:currency="EUR" office:value="14740.0441666667" calcext:value-type="currency">
            <text:p>14 740,04 €</text:p>
          </table:table-cell>
          <table:table-cell table:style-name="ce52"/>
          <table:table-cell table:style-name="ce30"/>
          <table:table-cell table:style-name="ce58" table:number-columns-repeated="12"/>
          <table:table-cell table:style-name="ce48" table:formula="of:=['Budget Irrégulier'.F45]" office:value-type="currency" office:currency="EUR" office:value="0" calcext:value-type="currency">
            <text:p>0,00 €</text:p>
          </table:table-cell>
          <table:table-cell table:style-name="ce48" table:formula="of:=SUM([.I46:.U46])" office:value-type="currency" office:currency="EUR" office:value="0" calcext:value-type="currency">
            <text:p>0,00 €</text:p>
          </table:table-cell>
          <table:table-cell table:style-name="ce48"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0" office:value-type="float" office:value="1004" calcext:value-type="float">
            <text:p>1004</text:p>
          </table:table-cell>
          <table:table-cell table:style-name="ce37" table:formula="of:=IF([.A47]&lt;&gt;&quot;&quot;;VLOOKUP([.A47];CATEGORIES;2;0);&quot;&quot;)" office:value-type="string" office:string-value="Revenu Divers" calcext:value-type="string">
            <text:p>Revenu Divers</text:p>
          </table:table-cell>
          <table:table-cell table:number-columns-repeated="2" table:style-name="ce41" office:value-type="currency" office:currency="EUR" office:value="16200" calcext:value-type="currency">
            <text:p>16 200,00 €</text:p>
          </table:table-cell>
          <table:table-cell table:style-name="ce41" office:value-type="currency" office:currency="EUR" office:value="0" calcext:value-type="currency">
            <text:p>0,00 €</text:p>
          </table:table-cell>
          <table:table-cell table:style-name="ce48" table:formula="of:=[.D47]/12" office:value-type="currency" office:currency="EUR" office:value="1350" calcext:value-type="currency">
            <text:p>1 350,00 €</text:p>
          </table:table-cell>
          <table:table-cell table:style-name="ce54" office:value-type="currency" office:currency="EUR" office:value="1350" calcext:value-type="currency">
            <text:p>1 350,00 €</text:p>
          </table:table-cell>
          <table:table-cell table:style-name="ce30"/>
          <table:table-cell table:style-name="ce41" table:number-columns-repeated="12"/>
          <table:table-cell table:style-name="ce48" table:formula="of:=['Budget Irrégulier'.F46]" office:value-type="currency" office:currency="EUR" office:value="0" calcext:value-type="currency">
            <text:p>0,00 €</text:p>
          </table:table-cell>
          <table:table-cell table:style-name="ce48" table:formula="of:=SUM([.I47:.U47])" office:value-type="currency" office:currency="EUR" office:value="0" calcext:value-type="currency">
            <text:p>0,00 €</text:p>
          </table:table-cell>
          <table:table-cell table:style-name="ce48"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8]/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4000" calcext:value-type="currency">
            <text:p>4 000,00 €</text:p>
          </table:table-cell>
          <table:table-cell table:style-name="ce48" table:formula="of:=['Budget Irrégulier'.F46]" office:value-type="currency" office:currency="EUR" office:value="0" calcext:value-type="currency">
            <text:p>0,00 €</text:p>
          </table:table-cell>
          <table:table-cell table:style-name="ce48" table:formula="of:=SUM([.I48:.U48])" office:value-type="currency" office:currency="EUR" office:value="48000" calcext:value-type="currency">
            <text:p>48 000,00 €</text:p>
          </table:table-cell>
          <table:table-cell table:style-name="ce48" table:formula="of:=SUMIF([.I$1:.T$1];&quot;&lt;=&quot;&amp;[.$W$1];[.I48:.T48])+[.U48]" office:value-type="currency" office:currency="EUR" office:value="16000" calcext:value-type="currency">
            <text:p>16 00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9]&lt;&gt;&quot;&quot;;VLOOKUP([.A49];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9]/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3000" calcext:value-type="currency">
            <text:p>3 000,00 €</text:p>
          </table:table-cell>
          <table:table-cell table:style-name="ce48" table:formula="of:=['Budget Irrégulier'.F47]" office:value-type="currency" office:currency="EUR" office:value="0" calcext:value-type="currency">
            <text:p>0,00 €</text:p>
          </table:table-cell>
          <table:table-cell table:style-name="ce48" table:formula="of:=SUM([.I49:.U49])" office:value-type="currency" office:currency="EUR" office:value="36000" calcext:value-type="currency">
            <text:p>36 000,00 €</text:p>
          </table:table-cell>
          <table:table-cell table:style-name="ce48" table:formula="of:=SUMIF([.I$1:.T$1];&quot;&lt;=&quot;&amp;[.$W$1];[.I49:.T49])+[.U49]" office:value-type="currency" office:currency="EUR" office:value="12000" calcext:value-type="currency">
            <text:p>12 000,00 €</text:p>
          </table:table-cell>
          <table:table-cell table:number-columns-repeated="1001"/>
        </table:table-row>
        <table:table-row table:style-name="ro2">
          <table:table-cell table:style-name="ce33" table:number-columns-repeated="2"/>
          <table:table-cell table:style-name="ce44"/>
          <table:table-cell table:style-name="ce41" table:number-columns-repeated="3"/>
          <table:table-cell table:style-name="ce30" table:number-columns-repeated="2"/>
          <table:table-cell table:style-name="ce61" table:number-columns-repeated="12"/>
          <table:table-cell table:style-name="ce41"/>
          <table:table-cell table:style-name="ce30" table:number-columns-repeated="2"/>
          <table:table-cell table:number-columns-repeated="1001"/>
        </table:table-row>
        <table:table-row table:style-name="ro2">
          <table:table-cell table:style-name="ce33"/>
          <table:table-cell table:style-name="ce36" office:value-type="string" calcext:value-type="string">
            <text:p>Balance</text:p>
          </table:table-cell>
          <table:table-cell table:style-name="ce44"/>
          <table:table-cell table:style-name="ce41" table:number-columns-repeated="3"/>
          <table:table-cell table:style-name="ce55" table:formula="of:=g#ref !-g#ref !" office:value-type="string" office:string-value="" calcext:value-type="error">
            <text:p>Err :509</text:p>
          </table:table-cell>
          <table:table-cell table:style-name="ce30"/>
          <table:table-cell table:style-name="ce62" table:formula="of:=SUM([.I4:.I50])" office:value-type="currency" office:currency="EUR" office:value="6400" calcext:value-type="currency">
            <text:p>6 400,00 €</text:p>
          </table:table-cell>
          <table:table-cell table:style-name="ce62" table:formula="of:=SUM([.J4:.J50])" office:value-type="currency" office:currency="EUR" office:value="6400" calcext:value-type="currency">
            <text:p>6 400,00 €</text:p>
          </table:table-cell>
          <table:table-cell table:style-name="ce62" table:formula="of:=SUM([.K4:.K50])" office:value-type="currency" office:currency="EUR" office:value="6400" calcext:value-type="currency">
            <text:p>6 400,00 €</text:p>
          </table:table-cell>
          <table:table-cell table:style-name="ce62" table:formula="of:=SUM([.L4:.L50])" office:value-type="currency" office:currency="EUR" office:value="6400" calcext:value-type="currency">
            <text:p>6 400,00 €</text:p>
          </table:table-cell>
          <table:table-cell table:style-name="ce62" table:formula="of:=SUM([.M4:.M50])" office:value-type="currency" office:currency="EUR" office:value="6400" calcext:value-type="currency">
            <text:p>6 400,00 €</text:p>
          </table:table-cell>
          <table:table-cell table:style-name="ce62" table:formula="of:=SUM([.N4:.N50])" office:value-type="currency" office:currency="EUR" office:value="6400" calcext:value-type="currency">
            <text:p>6 400,00 €</text:p>
          </table:table-cell>
          <table:table-cell table:style-name="ce62" table:formula="of:=SUM([.O4:.O50])" office:value-type="currency" office:currency="EUR" office:value="6400" calcext:value-type="currency">
            <text:p>6 400,00 €</text:p>
          </table:table-cell>
          <table:table-cell table:style-name="ce62" table:formula="of:=SUM([.P4:.P50])" office:value-type="currency" office:currency="EUR" office:value="6400" calcext:value-type="currency">
            <text:p>6 400,00 €</text:p>
          </table:table-cell>
          <table:table-cell table:style-name="ce62" table:formula="of:=SUM([.Q4:.Q50])" office:value-type="currency" office:currency="EUR" office:value="6400" calcext:value-type="currency">
            <text:p>6 400,00 €</text:p>
          </table:table-cell>
          <table:table-cell table:style-name="ce62" table:formula="of:=SUM([.R4:.R50])" office:value-type="currency" office:currency="EUR" office:value="6400" calcext:value-type="currency">
            <text:p>6 400,00 €</text:p>
          </table:table-cell>
          <table:table-cell table:style-name="ce62" table:formula="of:=SUM([.S4:.S50])" office:value-type="currency" office:currency="EUR" office:value="6400" calcext:value-type="currency">
            <text:p>6 400,00 €</text:p>
          </table:table-cell>
          <table:table-cell table:style-name="ce62" table:formula="of:=SUM([.T4:.T50])" office:value-type="currency" office:currency="EUR" office:value="6400" calcext:value-type="currency">
            <text:p>6 400,00 €</text:p>
          </table:table-cell>
          <table:table-cell table:style-name="ce62" table:formula="of:=SUM([.U4:.U50])" office:value-type="currency" office:currency="EUR" office:value="0" calcext:value-type="currency">
            <text:p>0,00 €</text:p>
          </table:table-cell>
          <table:table-cell table:style-name="ce62" table:formula="of:=SUM([.V4:.V50])" office:value-type="currency" office:currency="EUR" office:value="76800" calcext:value-type="currency">
            <text:p>76 800,00 €</text:p>
          </table:table-cell>
          <table:table-cell table:style-name="ce62" table:formula="of:=SUM([.W4:.W50])" office:value-type="currency" office:currency="EUR" office:value="25600" calcext:value-type="currency">
            <text:p>25 600,00 €</text:p>
          </table:table-cell>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ce5"/>
          <table:table-cell table:style-name="Default" table:number-columns-repeated="2"/>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table-cell table:style-name="ce34"/>
          <table:table-cell table:style-name="ce39" office:value-type="string" calcext:value-type="string">
            <text:p>Total des dépenses</text:p>
          </table:table-cell>
          <table:table-cell table:style-name="ce45"/>
          <table:table-cell table:style-name="Default" table:number-columns-repeated="5"/>
          <table:table-cell table:style-name="ce62" table:formula="of:=SUMIF([.I$4:.I$50];&quot;&lt;0&quot;)" office:value-type="currency" office:currency="EUR" office:value="-900" calcext:value-type="currency">
            <text:p>-900,00 €</text:p>
          </table:table-cell>
          <table:table-cell table:style-name="ce62" table:formula="of:=SUMIF([.J$4:.J$50];&quot;&lt;0&quot;)" office:value-type="currency" office:currency="EUR" office:value="-900" calcext:value-type="currency">
            <text:p>-900,00 €</text:p>
          </table:table-cell>
          <table:table-cell table:style-name="ce62" table:formula="of:=SUMIF([.K$4:.K$50];&quot;&lt;0&quot;)" office:value-type="currency" office:currency="EUR" office:value="-900" calcext:value-type="currency">
            <text:p>-900,00 €</text:p>
          </table:table-cell>
          <table:table-cell table:style-name="ce62" table:formula="of:=SUMIF([.L$4:.L$50];&quot;&lt;0&quot;)" office:value-type="currency" office:currency="EUR" office:value="-900" calcext:value-type="currency">
            <text:p>-900,00 €</text:p>
          </table:table-cell>
          <table:table-cell table:style-name="ce62" table:formula="of:=SUMIF([.M$4:.M$50];&quot;&lt;0&quot;)" office:value-type="currency" office:currency="EUR" office:value="-900" calcext:value-type="currency">
            <text:p>-900,00 €</text:p>
          </table:table-cell>
          <table:table-cell table:style-name="ce62" table:formula="of:=SUMIF([.N$4:.N$50];&quot;&lt;0&quot;)" office:value-type="currency" office:currency="EUR" office:value="-900" calcext:value-type="currency">
            <text:p>-900,00 €</text:p>
          </table:table-cell>
          <table:table-cell table:style-name="ce62" table:formula="of:=SUMIF([.O$4:.O$50];&quot;&lt;0&quot;)" office:value-type="currency" office:currency="EUR" office:value="-900" calcext:value-type="currency">
            <text:p>-900,00 €</text:p>
          </table:table-cell>
          <table:table-cell table:style-name="ce62" table:formula="of:=SUMIF([.P$4:.P$50];&quot;&lt;0&quot;)" office:value-type="currency" office:currency="EUR" office:value="-900" calcext:value-type="currency">
            <text:p>-900,00 €</text:p>
          </table:table-cell>
          <table:table-cell table:style-name="ce62" table:formula="of:=SUMIF([.Q$4:.Q$50];&quot;&lt;0&quot;)" office:value-type="currency" office:currency="EUR" office:value="-900" calcext:value-type="currency">
            <text:p>-900,00 €</text:p>
          </table:table-cell>
          <table:table-cell table:style-name="ce62" table:formula="of:=SUMIF([.R$4:.R$50];&quot;&lt;0&quot;)" office:value-type="currency" office:currency="EUR" office:value="-900" calcext:value-type="currency">
            <text:p>-900,00 €</text:p>
          </table:table-cell>
          <table:table-cell table:style-name="ce62" table:formula="of:=SUMIF([.S$4:.S$50];&quot;&lt;0&quot;)" office:value-type="currency" office:currency="EUR" office:value="-900" calcext:value-type="currency">
            <text:p>-900,00 €</text:p>
          </table:table-cell>
          <table:table-cell table:style-name="ce62" table:formula="of:=SUMIF([.T$4:.T$50];&quot;&lt;0&quot;)" office:value-type="currency" office:currency="EUR" office:value="-900" calcext:value-type="currency">
            <text:p>-900,00 €</text:p>
          </table:table-cell>
          <table:table-cell table:style-name="ce62" table:formula="of:=SUMIF([.U$4:.U$50];&quot;&lt;0&quot;)" office:value-type="currency" office:currency="EUR" office:value="0" calcext:value-type="currency">
            <text:p>0,00 €</text:p>
          </table:table-cell>
          <table:table-cell table:style-name="ce62" table:formula="of:=SUMIF([.V$4:.V$50];&quot;&lt;0&quot;)" office:value-type="currency" office:currency="EUR" office:value="-10800" calcext:value-type="currency">
            <text:p>-10 800,00 €</text:p>
          </table:table-cell>
          <table:table-cell table:style-name="ce62" table:formula="of:=SUMIF([.W$4:.W$50];&quot;&lt;0&quot;)" office:value-type="currency" office:currency="EUR" office:value="-3600" calcext:value-type="currency">
            <text:p>-3 600,00 €</text:p>
          </table:table-cell>
          <table:table-cell table:number-columns-repeated="1001"/>
        </table:table-row>
        <table:table-row table:style-name="ro2">
          <table:table-cell table:style-name="ce34"/>
          <table:table-cell table:style-name="ce39" office:value-type="string" calcext:value-type="string">
            <text:p>Total des recette</text:p>
          </table:table-cell>
          <table:table-cell table:style-name="ce45"/>
          <table:table-cell table:style-name="Default" table:number-columns-repeated="5"/>
          <table:table-cell table:style-name="ce62" table:formula="of:=SUMIF([.I$4:.I$50];&quot;&gt;0&quot;)" office:value-type="currency" office:currency="EUR" office:value="7300" calcext:value-type="currency">
            <text:p>7 300,00 €</text:p>
          </table:table-cell>
          <table:table-cell table:style-name="ce62" table:formula="of:=SUMIF([.J$4:.J$50];&quot;&gt;0&quot;)" office:value-type="currency" office:currency="EUR" office:value="7300" calcext:value-type="currency">
            <text:p>7 300,00 €</text:p>
          </table:table-cell>
          <table:table-cell table:style-name="ce62" table:formula="of:=SUMIF([.K$4:.K$50];&quot;&gt;0&quot;)" office:value-type="currency" office:currency="EUR" office:value="7300" calcext:value-type="currency">
            <text:p>7 300,00 €</text:p>
          </table:table-cell>
          <table:table-cell table:style-name="ce62" table:formula="of:=SUMIF([.L$4:.L$50];&quot;&gt;0&quot;)" office:value-type="currency" office:currency="EUR" office:value="7300" calcext:value-type="currency">
            <text:p>7 300,00 €</text:p>
          </table:table-cell>
          <table:table-cell table:style-name="ce62" table:formula="of:=SUMIF([.M$4:.M$50];&quot;&gt;0&quot;)" office:value-type="currency" office:currency="EUR" office:value="7300" calcext:value-type="currency">
            <text:p>7 300,00 €</text:p>
          </table:table-cell>
          <table:table-cell table:style-name="ce62" table:formula="of:=SUMIF([.N$4:.N$50];&quot;&gt;0&quot;)" office:value-type="currency" office:currency="EUR" office:value="7300" calcext:value-type="currency">
            <text:p>7 300,00 €</text:p>
          </table:table-cell>
          <table:table-cell table:style-name="ce62" table:formula="of:=SUMIF([.O$4:.O$50];&quot;&gt;0&quot;)" office:value-type="currency" office:currency="EUR" office:value="7300" calcext:value-type="currency">
            <text:p>7 300,00 €</text:p>
          </table:table-cell>
          <table:table-cell table:style-name="ce62" table:formula="of:=SUMIF([.P$4:.P$50];&quot;&gt;0&quot;)" office:value-type="currency" office:currency="EUR" office:value="7300" calcext:value-type="currency">
            <text:p>7 300,00 €</text:p>
          </table:table-cell>
          <table:table-cell table:style-name="ce62" table:formula="of:=SUMIF([.Q$4:.Q$50];&quot;&gt;0&quot;)" office:value-type="currency" office:currency="EUR" office:value="7300" calcext:value-type="currency">
            <text:p>7 300,00 €</text:p>
          </table:table-cell>
          <table:table-cell table:style-name="ce62" table:formula="of:=SUMIF([.R$4:.R$50];&quot;&gt;0&quot;)" office:value-type="currency" office:currency="EUR" office:value="7300" calcext:value-type="currency">
            <text:p>7 300,00 €</text:p>
          </table:table-cell>
          <table:table-cell table:style-name="ce62" table:formula="of:=SUMIF([.S$4:.S$50];&quot;&gt;0&quot;)" office:value-type="currency" office:currency="EUR" office:value="7300" calcext:value-type="currency">
            <text:p>7 300,00 €</text:p>
          </table:table-cell>
          <table:table-cell table:style-name="ce62" table:formula="of:=SUMIF([.T$4:.T$50];&quot;&gt;0&quot;)" office:value-type="currency" office:currency="EUR" office:value="7300" calcext:value-type="currency">
            <text:p>7 300,00 €</text:p>
          </table:table-cell>
          <table:table-cell table:style-name="ce62" table:formula="of:=SUMIF([.U$4:.U$50];&quot;&gt;0&quot;)" office:value-type="currency" office:currency="EUR" office:value="0" calcext:value-type="currency">
            <text:p>0,00 €</text:p>
          </table:table-cell>
          <table:table-cell table:style-name="ce62" table:formula="of:=SUMIF([.V$4:.V$50];&quot;&gt;0&quot;)" office:value-type="currency" office:currency="EUR" office:value="87600" calcext:value-type="currency">
            <text:p>87 600,00 €</text:p>
          </table:table-cell>
          <table:table-cell table:style-name="ce62" table:formula="of:=SUMIF([.W$4:.W$50];&quot;&gt;0&quot;)" office:value-type="currency" office:currency="EUR" office:value="29200" calcext:value-type="currency">
            <text:p>29 200,00 €</text:p>
          </table:table-cell>
          <table:table-cell table:number-columns-repeated="1001"/>
        </table:table-row>
        <table:table-row table:style-name="ro2" table:number-rows-repeated="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number-rows-repeated="5">
          <table:table-cell table:style-name="ce34"/>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5"/>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1" office:value-type="string" calcext:value-type="string">
            <text:p>Date</text:p>
          </table:table-cell>
          <table:table-cell table:number-columns-repeated="2" table:style-name="ce74" office:value-type="date" office:date-value="2015-01-01" calcext:value-type="date">
            <text:p>01/01/15</text:p>
          </table:table-cell>
          <table:table-cell table:style-name="ce77" office:value-type="string" calcext:value-type="string">
            <text:p>DD/MM/AAAA</text:p>
          </table:table-cell>
          <table:table-cell table:style-name="ce77"/>
          <table:table-cell table:style-name="Default" table:number-columns-repeated="2"/>
          <table:table-cell table:number-columns-repeated="1016"/>
        </table:table-row>
        <table:table-row table:style-name="ro2">
          <table:table-cell office:value-type="string" calcext:value-type="string">
            <text:p>#CAT</text:p>
          </table:table-cell>
          <table:table-cell table:style-name="ce72" table:formula="of:=T(['Budget Consolidé'.B2])" office:value-type="string" office:string-value="Catégorie" calcext:value-type="string">
            <text:p>Catégorie</text:p>
          </table:table-cell>
          <table:table-cell table:style-name="ce75" office:value-type="string" calcext:value-type="string">
            <text:p>Init</text:p>
          </table:table-cell>
          <table:table-cell table:style-name="ce75" office:value-type="string" calcext:value-type="string">
            <text:p>Cado FL Noël</text:p>
          </table:table-cell>
          <table:table-cell table:style-name="ce78" office:value-type="string" calcext:value-type="string">
            <text:p>ColonneVide</text:p>
          </table:table-cell>
          <table:table-cell table:style-name="ce78" office:value-type="string" calcext:value-type="string">
            <text:p>Total</text:p>
          </table:table-cell>
          <table:table-cell table:style-name="Default" table:number-columns-repeated="2"/>
          <table:table-cell table:number-columns-repeated="4"/>
          <table:table-cell table:style-name="ce80" table:number-columns-repeated="990"/>
          <table:table-cell table:number-columns-repeated="22"/>
        </table:table-row>
        <table:table-row table:style-name="ro2">
          <table:table-cell/>
          <table:table-cell table:style-name="ce73" table:number-columns-repeated="3"/>
          <table:table-cell table:style-name="ce73" office:value-type="currency" office:currency="EUR" office:value="0" calcext:value-type="currency">
            <text:p>0,00 €</text:p>
          </table:table-cell>
          <table:table-cell table:style-name="ce79"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7:.E27])"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3:.E33])"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6:.E36])"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style-name="ce30" office:value-type="float" office:value="1001" calcext:value-type="float">
            <text:p>1001</text:p>
          </table:table-cell>
          <table:table-cell table:style-name="ce37" table:formula="of:=IF([.A43]&lt;&gt;&quot;&quot;;VLOOKUP([.A43];CATEGORIES;2;0);&quot;&quot;)" office:value-type="string" office:string-value="Cadeau fric enfants" calcext:value-type="string">
            <text:p>Cadeau fric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2" calcext:value-type="float">
            <text:p>1002</text:p>
          </table:table-cell>
          <table:table-cell table:style-name="ce37" table:formula="of:=IF([.A44]&lt;&gt;&quot;&quot;;VLOOKUP([.A44];CATEGORIES;2;0);&quot;&quot;)" office:value-type="string" office:string-value="Cadeau fric famille" calcext:value-type="string">
            <text:p>Cadeau fric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3" calcext:value-type="float">
            <text:p>1003</text:p>
          </table:table-cell>
          <table:table-cell table:style-name="ce37" table:formula="of:=IF([.A45]&lt;&gt;&quot;&quot;;VLOOKUP([.A45];CATEGORIES;2;0);&quot;&quot;)" office:value-type="string" office:string-value="Intérêts perçus" calcext:value-type="string">
            <text:p>Intérêts perçu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4" calcext:value-type="float">
            <text:p>1004</text:p>
          </table:table-cell>
          <table:table-cell table:style-name="ce37" table:formula="of:=IF([.A46]&lt;&gt;&quot;&quot;;VLOOKUP([.A46];CATEGORIES;2;0);&quot;&quot;)" office:value-type="string" office:string-value="Revenu Divers" calcext:value-type="string">
            <text:p>Revenu Diver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7]&lt;&gt;&quot;&quot;;VLOOKUP([.A47];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table-cell table:style-name="ce39" table:formula="of:=T(['Budget Consolidé'.B51])" office:value-type="string" office:string-value="Balance" calcext:value-type="string">
            <text:p>Balance</text:p>
          </table:table-cell>
          <table:table-cell table:style-name="ce62" table:formula="of:=SUM([.C3:.C50])" office:value-type="currency" office:currency="EUR" office:value="0" calcext:value-type="currency">
            <text:p>0,00 €</text:p>
          </table:table-cell>
          <table:table-cell table:style-name="ce62" table:formula="of:=SUM([.D3:.D50])" office:value-type="currency" office:currency="EUR" office:value="0" calcext:value-type="currency">
            <text:p>0,00 €</text:p>
          </table:table-cell>
          <table:table-cell table:style-name="ce62" table:formula="of:=SUM([.E3:.E50])" office:value-type="currency" office:currency="EUR" office:value="0" calcext:value-type="currency">
            <text:p>0,00 €</text:p>
          </table:table-cell>
          <table:table-cell table:style-name="ce62"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8"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9" office:value-type="string" calcext:value-type="string">
            <text:p>Total des dépenses</text:p>
          </table:table-cell>
          <table:table-cell table:style-name="ce62" table:formula="of:=SUMIF([.C$3:.C$50];&quot;&lt;0&quot;)" office:value-type="currency" office:currency="EUR" office:value="0" calcext:value-type="currency">
            <text:p>0,00 €</text:p>
          </table:table-cell>
          <table:table-cell table:style-name="ce62" table:formula="of:=SUMIF([.D$3:.D$50];&quot;&lt;0&quot;)" office:value-type="currency" office:currency="EUR" office:value="0" calcext:value-type="currency">
            <text:p>0,00 €</text:p>
          </table:table-cell>
          <table:table-cell table:style-name="ce62" table:formula="of:=SUMIF([.E$3:.E$50];&quot;&lt;0&quot;)" office:value-type="currency" office:currency="EUR" office:value="0" calcext:value-type="currency">
            <text:p>0,00 €</text:p>
          </table:table-cell>
          <table:table-cell table:style-name="ce62"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9" office:value-type="string" calcext:value-type="string">
            <text:p>Total des recette</text:p>
          </table:table-cell>
          <table:table-cell table:style-name="ce62" table:formula="of:=SUMIF([.C$3:.C$50];&quot;&gt;0&quot;)" office:value-type="currency" office:currency="EUR" office:value="0" calcext:value-type="currency">
            <text:p>0,00 €</text:p>
          </table:table-cell>
          <table:table-cell table:style-name="ce62" table:formula="of:=SUMIF([.D$3:.D$50];&quot;&gt;0&quot;)" office:value-type="currency" office:currency="EUR" office:value="0" calcext:value-type="currency">
            <text:p>0,00 €</text:p>
          </table:table-cell>
          <table:table-cell table:style-name="ce62" table:formula="of:=SUMIF([.E$3:.E$50];&quot;&gt;0&quot;)" office:value-type="currency" office:currency="EUR" office:value="0" calcext:value-type="currency">
            <text:p>0,00 €</text:p>
          </table:table-cell>
          <table:table-cell table:style-name="ce62" table:formula="of:=SUM([.C55:.E55])" office:value-type="currency" office:currency="EUR" office:value="0" calcext:value-type="currency">
            <text:p>0,00 €</text:p>
          </table:table-cell>
          <table:table-cell table:style-name="Default" table:number-columns-repeated="2"/>
          <table:table-cell table:number-columns-repeated="3"/>
          <table:table-cell table:style-name="ce38"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4"/>
        <table:table-column table:style-name="co49" table:default-cell-style-name="ce3"/>
        <table:table-column table:style-name="co14" table:number-columns-repeated="2" table:default-cell-style-name="Default"/>
        <table:table-column table:style-name="co14"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81"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1" table:number-columns-repeated="2"/>
          <table:table-cell table:style-name="ce82"/>
          <table:table-cell table:style-name="ce5"/>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74" table:default-cell-style-name="Default"/>
        <table:table-column table:style-name="co75" table:default-cell-style-name="ce97"/>
        <table:table-column table:style-name="co14" table:number-columns-repeated="11" table:default-cell-style-name="ce97"/>
        <table:table-row table:style-name="ro9">
          <table:table-cell table:number-columns-repeated="2"/>
          <table:table-cell table:style-name="ce177" table:formula="of:=MONTH([.C2])" office:value-type="float" office:value="1" calcext:value-type="float">
            <text:p>1</text:p>
          </table:table-cell>
          <table:table-cell table:style-name="ce177" table:formula="of:=MONTH([.D2])" office:value-type="float" office:value="2" calcext:value-type="float">
            <text:p>2</text:p>
          </table:table-cell>
          <table:table-cell table:style-name="ce177" table:formula="of:=MONTH([.E2])" office:value-type="float" office:value="3" calcext:value-type="float">
            <text:p>3</text:p>
          </table:table-cell>
          <table:table-cell table:style-name="ce177" table:formula="of:=MONTH([.F2])" office:value-type="float" office:value="4" calcext:value-type="float">
            <text:p>4</text:p>
          </table:table-cell>
          <table:table-cell table:style-name="ce177" table:formula="of:=MONTH([.G2])" office:value-type="float" office:value="5" calcext:value-type="float">
            <text:p>5</text:p>
          </table:table-cell>
          <table:table-cell table:style-name="ce177" table:formula="of:=MONTH([.H2])" office:value-type="float" office:value="6" calcext:value-type="float">
            <text:p>6</text:p>
          </table:table-cell>
          <table:table-cell table:style-name="ce177" table:formula="of:=MONTH([.I2])" office:value-type="float" office:value="7" calcext:value-type="float">
            <text:p>7</text:p>
          </table:table-cell>
          <table:table-cell table:style-name="ce177" table:formula="of:=MONTH([.J2])" office:value-type="float" office:value="8" calcext:value-type="float">
            <text:p>8</text:p>
          </table:table-cell>
          <table:table-cell table:style-name="ce177" table:formula="of:=MONTH([.K2])" office:value-type="float" office:value="9" calcext:value-type="float">
            <text:p>9</text:p>
          </table:table-cell>
          <table:table-cell table:style-name="ce177" table:formula="of:=MONTH([.L2])" office:value-type="float" office:value="10" calcext:value-type="float">
            <text:p>10</text:p>
          </table:table-cell>
          <table:table-cell table:style-name="ce177" table:formula="of:=MONTH([.M2])" office:value-type="float" office:value="11" calcext:value-type="float">
            <text:p>11</text:p>
          </table:table-cell>
          <table:table-cell table:style-name="ce177" table:formula="of:=MONTH([.N2])" office:value-type="float" office:value="12" calcext:value-type="float">
            <text:p>12</text:p>
          </table:table-cell>
        </table:table-row>
        <table:table-row table:style-name="ro9">
          <table:table-cell table:number-columns-repeated="2"/>
          <table:table-cell table:style-name="ce178" office:value-type="date" office:date-value="2015-01-01" calcext:value-type="date">
            <text:p>janvier</text:p>
          </table:table-cell>
          <table:table-cell table:style-name="ce178" office:value-type="date" office:date-value="2015-02-01" calcext:value-type="date">
            <text:p>février</text:p>
          </table:table-cell>
          <table:table-cell table:style-name="ce178" office:value-type="date" office:date-value="2015-03-01" calcext:value-type="date">
            <text:p>mars</text:p>
          </table:table-cell>
          <table:table-cell table:style-name="ce178" office:value-type="date" office:date-value="2015-04-01" calcext:value-type="date">
            <text:p>avril</text:p>
          </table:table-cell>
          <table:table-cell table:style-name="ce178" office:value-type="date" office:date-value="2015-05-01" calcext:value-type="date">
            <text:p>mai</text:p>
          </table:table-cell>
          <table:table-cell table:style-name="ce178" office:value-type="date" office:date-value="2015-06-01" calcext:value-type="date">
            <text:p>juin</text:p>
          </table:table-cell>
          <table:table-cell table:style-name="ce178" office:value-type="date" office:date-value="2015-07-01" calcext:value-type="date">
            <text:p>juillet</text:p>
          </table:table-cell>
          <table:table-cell table:style-name="ce178" office:value-type="date" office:date-value="2015-08-01" calcext:value-type="date">
            <text:p>août</text:p>
          </table:table-cell>
          <table:table-cell table:style-name="ce178" office:value-type="date" office:date-value="2015-09-01" calcext:value-type="date">
            <text:p>septembre</text:p>
          </table:table-cell>
          <table:table-cell table:style-name="ce178" office:value-type="date" office:date-value="2015-10-01" calcext:value-type="date">
            <text:p>octobre</text:p>
          </table:table-cell>
          <table:table-cell table:style-name="ce178" office:value-type="date" office:date-value="2015-11-01" calcext:value-type="date">
            <text:p>novembre</text:p>
          </table:table-cell>
          <table:table-cell table:style-name="ce178" office:value-type="date" office:date-value="2015-12-01" calcext:value-type="date">
            <text:p>décembre</text:p>
          </table:table-cell>
        </table:table-row>
        <table:table-row table:style-name="ro1">
          <table:table-cell table:style-name="ce175" office:value-type="float" office:value="32" calcext:value-type="float">
            <text:p>32</text:p>
          </table:table-cell>
          <table:table-cell table:style-name="ce102"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10">
          <table:table-cell table:style-name="ce175" office:value-type="float" office:value="0" calcext:value-type="float">
            <text:p>0</text:p>
          </table:table-cell>
          <table:table-cell table:style-name="ce102"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10">
          <table:table-cell table:style-name="ce175" office:value-type="float" office:value="0" calcext:value-type="float">
            <text:p>0</text:p>
          </table:table-cell>
          <table:table-cell table:style-name="ce102"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176"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176"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176"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office:forms form:automatic-focus="false" form:apply-design-mode="false"/>
        <table:table-column table:style-name="co26" table:default-cell-style-name="ce92"/>
        <table:table-column table:style-name="co76" table:default-cell-style-name="ce92"/>
        <table:table-column table:style-name="co77" table:default-cell-style-name="ce92"/>
        <table:table-column table:style-name="co78" table:default-cell-style-name="ce92"/>
        <table:table-column table:style-name="co79" table:default-cell-style-name="ce92"/>
        <table:table-column table:style-name="co80" table:default-cell-style-name="ce92"/>
        <table:table-column table:style-name="co14" table:number-columns-repeated="11" table:default-cell-style-name="ce92"/>
        <table:table-row table:style-name="ro1">
          <table:table-cell table:style-name="ce90"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6];[.B2])" office:value-type="float" office:value="0" calcext:value-type="float">
            <text:p>0</text:p>
          </table:table-cell>
          <table:table-cell office:value-type="string" calcext:value-type="string">
            <text:p># Catégorie Dépenses</text:p>
          </table:table-cell>
          <table:table-cell table:style-name="ce115"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6];[.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6];[.B4])" office:value-type="float" office:value="0" calcext:value-type="float">
            <text:p>0</text:p>
          </table:table-cell>
          <table:table-cell office:value-type="string" calcext:value-type="string">
            <text:p># Catégorie Compte</text:p>
          </table:table-cell>
          <table:table-cell table:style-name="ce115"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6];[.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6];[.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6];[.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186" office:value-type="string" calcext:value-type="string">
            <text:p>00670-017425B</text:p>
          </table:table-cell>
          <table:table-cell table:formula="of:=COUNTIF([Mvt.D$1:.D$1416];[.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186" office:value-type="string" calcext:value-type="string">
            <text:p>00670-012190P</text:p>
          </table:table-cell>
          <table:table-cell table:formula="of:=COUNTIF([Mvt.D$1:.D$1416];[.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6];[.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6];[.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6];[.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6];[.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6];[.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179" office:value-type="string" calcext:value-type="string">
            <text:p>Charonne</text:p>
          </table:table-cell>
          <table:table-cell office:value-type="float" office:value="-1" calcext:value-type="float">
            <text:p>-1</text:p>
          </table:table-cell>
          <table:table-cell/>
          <table:table-cell table:formula="of:=COUNTIF([Mvt.D$1:.D$1416];[.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180"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6];[.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181" office:value-type="string" calcext:value-type="string">
            <text:p>Achat Pyrénées</text:p>
          </table:table-cell>
          <table:table-cell office:value-type="float" office:value="-1" calcext:value-type="float">
            <text:p>-1</text:p>
          </table:table-cell>
          <table:table-cell/>
          <table:table-cell table:formula="of:=COUNTIF([Mvt.D$1:.D$1416];[.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181"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6];[.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181" office:value-type="string" calcext:value-type="string">
            <text:p>Emprunt Pyrénées</text:p>
          </table:table-cell>
          <table:table-cell office:value-type="float" office:value="-1" calcext:value-type="float">
            <text:p>-1</text:p>
          </table:table-cell>
          <table:table-cell/>
          <table:table-cell table:formula="of:=COUNTIF([Mvt.D$1:.D$1416];[.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181" office:value-type="string" calcext:value-type="string">
            <text:p>Charges Pyrénées</text:p>
          </table:table-cell>
          <table:table-cell office:value-type="float" office:value="-1" calcext:value-type="float">
            <text:p>-1</text:p>
          </table:table-cell>
          <table:table-cell/>
          <table:table-cell table:formula="of:=COUNTIF([Mvt.D$1:.D$1416];[.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181" office:value-type="string" calcext:value-type="string">
            <text:p>Énergie Pyrénées</text:p>
          </table:table-cell>
          <table:table-cell office:value-type="float" office:value="-1" calcext:value-type="float">
            <text:p>-1</text:p>
          </table:table-cell>
          <table:table-cell/>
          <table:table-cell table:formula="of:=COUNTIF([Mvt.D$1:.D$1416];[.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181" office:value-type="string" calcext:value-type="string">
            <text:p>Impots Pyrénées</text:p>
          </table:table-cell>
          <table:table-cell office:value-type="float" office:value="-1" calcext:value-type="float">
            <text:p>-1</text:p>
          </table:table-cell>
          <table:table-cell/>
          <table:table-cell table:formula="of:=COUNTIF([Mvt.D$1:.D$1416];[.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6];[.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6];[.B24])" office:value-type="float" office:value="1" calcext:value-type="float">
            <text:p>1</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6];[.B25])" office:value-type="float" office:value="1" calcext:value-type="float">
            <text:p>1</text:p>
          </table:table-cell>
          <table:table-cell/>
          <table:table-cell table:style-name="ce95"/>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6];[.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182" office:value-type="string" calcext:value-type="string">
            <text:p>Garde-Ecole-Cantine Enfants</text:p>
          </table:table-cell>
          <table:table-cell office:value-type="float" office:value="-1" calcext:value-type="float">
            <text:p>-1</text:p>
          </table:table-cell>
          <table:table-cell/>
          <table:table-cell table:formula="of:=COUNTIF([Mvt.D$1:.D$1416];[.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182" office:value-type="string" calcext:value-type="string">
            <text:p>Habillement Enfants</text:p>
          </table:table-cell>
          <table:table-cell office:value-type="float" office:value="-1" calcext:value-type="float">
            <text:p>-1</text:p>
          </table:table-cell>
          <table:table-cell/>
          <table:table-cell table:formula="of:=COUNTIF([Mvt.D$1:.D$1416];[.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183" office:value-type="string" calcext:value-type="string">
            <text:p>Ajustement de solde</text:p>
          </table:table-cell>
          <table:table-cell office:value-type="float" office:value="-1" calcext:value-type="float">
            <text:p>-1</text:p>
          </table:table-cell>
          <table:table-cell/>
          <table:table-cell table:formula="of:=COUNTIF([Mvt.D$1:.D$1416];[.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183" office:value-type="string" calcext:value-type="string">
            <text:p>Alimentation famille</text:p>
          </table:table-cell>
          <table:table-cell office:value-type="float" office:value="-1" calcext:value-type="float">
            <text:p>-1</text:p>
          </table:table-cell>
          <table:table-cell/>
          <table:table-cell table:formula="of:=COUNTIF([Mvt.D$1:.D$1416];[.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183" office:value-type="string" calcext:value-type="string">
            <text:p>Communication famille</text:p>
          </table:table-cell>
          <table:table-cell office:value-type="float" office:value="-1" calcext:value-type="float">
            <text:p>-1</text:p>
          </table:table-cell>
          <table:table-cell/>
          <table:table-cell table:formula="of:=COUNTIF([Mvt.D$1:.D$1416];[.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183" office:value-type="string" calcext:value-type="string">
            <text:p>Assurances famille</text:p>
          </table:table-cell>
          <table:table-cell office:value-type="float" office:value="-1" calcext:value-type="float">
            <text:p>-1</text:p>
          </table:table-cell>
          <table:table-cell/>
          <table:table-cell table:formula="of:=COUNTIF([Mvt.D$1:.D$1416];[.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183" office:value-type="string" calcext:value-type="string">
            <text:p>Loisirs famille</text:p>
          </table:table-cell>
          <table:table-cell office:value-type="float" office:value="-1" calcext:value-type="float">
            <text:p>-1</text:p>
          </table:table-cell>
          <table:table-cell/>
          <table:table-cell table:formula="of:=COUNTIF([Mvt.D$1:.D$1416];[.B33])" office:value-type="float" office:value="0" calcext:value-type="float">
            <text:p>0</text:p>
          </table:table-cell>
          <table:table-cell/>
          <table:table-cell table:style-name="ce95"/>
          <table:table-cell table:number-columns-repeated="10"/>
        </table:table-row>
        <table:table-row table:style-name="ro1">
          <table:table-cell office:value-type="float" office:value="105" calcext:value-type="float">
            <text:p>105</text:p>
          </table:table-cell>
          <table:table-cell table:style-name="ce183" office:value-type="string" calcext:value-type="string">
            <text:p>Ménage famille</text:p>
          </table:table-cell>
          <table:table-cell office:value-type="float" office:value="-1" calcext:value-type="float">
            <text:p>-1</text:p>
          </table:table-cell>
          <table:table-cell/>
          <table:table-cell table:formula="of:=COUNTIF([Mvt.D$1:.D$1416];[.B34])" office:value-type="float" office:value="0" calcext:value-type="float">
            <text:p>0</text:p>
          </table:table-cell>
          <table:table-cell/>
          <table:table-cell table:style-name="ce95"/>
          <table:table-cell table:number-columns-repeated="10"/>
        </table:table-row>
        <table:table-row table:style-name="ro1">
          <table:table-cell office:value-type="float" office:value="106" calcext:value-type="float">
            <text:p>106</text:p>
          </table:table-cell>
          <table:table-cell table:style-name="ce183" office:value-type="string" calcext:value-type="string">
            <text:p>Santé famille</text:p>
          </table:table-cell>
          <table:table-cell office:value-type="float" office:value="-1" calcext:value-type="float">
            <text:p>-1</text:p>
          </table:table-cell>
          <table:table-cell/>
          <table:table-cell table:formula="of:=COUNTIF([Mvt.D$1:.D$1416];[.B35])" office:value-type="float" office:value="0" calcext:value-type="float">
            <text:p>0</text:p>
          </table:table-cell>
          <table:table-cell/>
          <table:table-cell table:style-name="ce95"/>
          <table:table-cell table:number-columns-repeated="10"/>
        </table:table-row>
        <table:table-row table:style-name="ro1">
          <table:table-cell office:value-type="float" office:value="40" calcext:value-type="float">
            <text:p>40</text:p>
          </table:table-cell>
          <table:table-cell table:style-name="ce184" office:value-type="string" calcext:value-type="string">
            <text:p>Amendes Trésor Public</text:p>
          </table:table-cell>
          <table:table-cell office:value-type="float" office:value="-1" calcext:value-type="float">
            <text:p>-1</text:p>
          </table:table-cell>
          <table:table-cell/>
          <table:table-cell table:formula="of:=COUNTIF([Mvt.D$1:.D$1416];[.B36])" office:value-type="float" office:value="0" calcext:value-type="float">
            <text:p>0</text:p>
          </table:table-cell>
          <table:table-cell/>
          <table:table-cell table:style-name="ce95"/>
          <table:table-cell table:number-columns-repeated="10"/>
        </table:table-row>
        <table:table-row table:style-name="ro1">
          <table:table-cell office:value-type="float" office:value="41" calcext:value-type="float">
            <text:p>41</text:p>
          </table:table-cell>
          <table:table-cell table:style-name="ce184" office:value-type="string" calcext:value-type="string">
            <text:p>Revenu Trésor Public</text:p>
          </table:table-cell>
          <table:table-cell office:value-type="float" office:value="-1" calcext:value-type="float">
            <text:p>-1</text:p>
          </table:table-cell>
          <table:table-cell/>
          <table:table-cell table:formula="of:=COUNTIF([Mvt.D$1:.D$1416];[.B37])" office:value-type="float" office:value="0" calcext:value-type="float">
            <text:p>0</text:p>
          </table:table-cell>
          <table:table-cell/>
          <table:table-cell table:style-name="ce95"/>
          <table:table-cell table:number-columns-repeated="10"/>
        </table:table-row>
        <table:table-row table:style-name="ro1">
          <table:table-cell office:value-type="float" office:value="42" calcext:value-type="float">
            <text:p>42</text:p>
          </table:table-cell>
          <table:table-cell table:style-name="ce184" office:value-type="string" calcext:value-type="string">
            <text:p>an prochain Trésor Public</text:p>
          </table:table-cell>
          <table:table-cell office:value-type="float" office:value="-1" calcext:value-type="float">
            <text:p>-1</text:p>
          </table:table-cell>
          <table:table-cell/>
          <table:table-cell table:formula="of:=COUNTIF([Mvt.D$1:.D$1416];[.B38])" office:value-type="float" office:value="0" calcext:value-type="float">
            <text:p>0</text:p>
          </table:table-cell>
          <table:table-cell/>
          <table:table-cell table:style-name="ce95"/>
          <table:table-cell table:number-columns-repeated="10"/>
        </table:table-row>
        <table:table-row table:style-name="ro1">
          <table:table-cell office:value-type="float" office:value="43" calcext:value-type="float">
            <text:p>43</text:p>
          </table:table-cell>
          <table:table-cell table:style-name="ce184" office:value-type="string" calcext:value-type="string">
            <text:p>Taxes Trésor Public</text:p>
          </table:table-cell>
          <table:table-cell office:value-type="float" office:value="-1" calcext:value-type="float">
            <text:p>-1</text:p>
          </table:table-cell>
          <table:table-cell/>
          <table:table-cell table:formula="of:=COUNTIF([Mvt.D$1:.D$1416];[.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185" office:value-type="string" calcext:value-type="string">
            <text:p>tirelire arabelle</text:p>
          </table:table-cell>
          <table:table-cell office:value-type="float" office:value="-1" calcext:value-type="float">
            <text:p>-1</text:p>
          </table:table-cell>
          <table:table-cell/>
          <table:table-cell table:formula="of:=COUNTIF([Mvt.D$1:.D$1416];[.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185" office:value-type="string" calcext:value-type="string">
            <text:p>tirelire dg</text:p>
          </table:table-cell>
          <table:table-cell office:value-type="float" office:value="-1" calcext:value-type="float">
            <text:p>-1</text:p>
          </table:table-cell>
          <table:table-cell/>
          <table:table-cell table:formula="of:=COUNTIF([Mvt.D$1:.D$1416];[.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185" office:value-type="string" calcext:value-type="string">
            <text:p>quotidien arabelle</text:p>
          </table:table-cell>
          <table:table-cell office:value-type="float" office:value="-1" calcext:value-type="float">
            <text:p>-1</text:p>
          </table:table-cell>
          <table:table-cell/>
          <table:table-cell table:formula="of:=COUNTIF([Mvt.D$1:.D$1416];[.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185" office:value-type="string" calcext:value-type="string">
            <text:p>quotidien dg</text:p>
          </table:table-cell>
          <table:table-cell office:value-type="float" office:value="-1" calcext:value-type="float">
            <text:p>-1</text:p>
          </table:table-cell>
          <table:table-cell/>
          <table:table-cell table:formula="of:=COUNTIF([Mvt.D$1:.D$1416];[.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185" office:value-type="string" calcext:value-type="string">
            <text:p>tirelire enfants</text:p>
          </table:table-cell>
          <table:table-cell office:value-type="float" office:value="-1" calcext:value-type="float">
            <text:p>-1</text:p>
          </table:table-cell>
          <table:table-cell/>
          <table:table-cell table:formula="of:=COUNTIF([Mvt.D$1:.D$1416];[.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185" office:value-type="string" calcext:value-type="string">
            <text:p>Tirelire Appart</text:p>
          </table:table-cell>
          <table:table-cell office:value-type="float" office:value="-1" calcext:value-type="float">
            <text:p>-1</text:p>
          </table:table-cell>
          <table:table-cell/>
          <table:table-cell table:formula="of:=COUNTIF([Mvt.D$1:.D$1416];[.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185" office:value-type="string" calcext:value-type="string">
            <text:p>Tirelire voiture</text:p>
          </table:table-cell>
          <table:table-cell office:value-type="float" office:value="-1" calcext:value-type="float">
            <text:p>-1</text:p>
          </table:table-cell>
          <table:table-cell/>
          <table:table-cell table:formula="of:=COUNTIF([Mvt.D$1:.D$1416];[.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185" office:value-type="string" calcext:value-type="string">
            <text:p>Tirelire Secu</text:p>
          </table:table-cell>
          <table:table-cell office:value-type="float" office:value="-1" calcext:value-type="float">
            <text:p>-1</text:p>
          </table:table-cell>
          <table:table-cell/>
          <table:table-cell table:formula="of:=COUNTIF([Mvt.D$1:.D$1416];[.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185" office:value-type="string" calcext:value-type="string">
            <text:p>Tirelire Vacances</text:p>
          </table:table-cell>
          <table:table-cell office:value-type="float" office:value="-1" calcext:value-type="float">
            <text:p>-1</text:p>
          </table:table-cell>
          <table:table-cell/>
          <table:table-cell table:formula="of:=COUNTIF([Mvt.D$1:.D$1416];[.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184" office:value-type="string" calcext:value-type="string">
            <text:p>Transport famille</text:p>
          </table:table-cell>
          <table:table-cell office:value-type="float" office:value="-1" calcext:value-type="float">
            <text:p>-1</text:p>
          </table:table-cell>
          <table:table-cell/>
          <table:table-cell table:formula="of:=COUNTIF([Mvt.D$1:.D$1416];[.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184" office:value-type="string" calcext:value-type="string">
            <text:p>Carburant et utilisation voiture</text:p>
          </table:table-cell>
          <table:table-cell office:value-type="float" office:value="-1" calcext:value-type="float">
            <text:p>-1</text:p>
          </table:table-cell>
          <table:table-cell/>
          <table:table-cell table:formula="of:=COUNTIF([Mvt.D$1:.D$1416];[.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184" office:value-type="string" calcext:value-type="string">
            <text:p>Entretien voiture</text:p>
          </table:table-cell>
          <table:table-cell office:value-type="float" office:value="-1" calcext:value-type="float">
            <text:p>-1</text:p>
          </table:table-cell>
          <table:table-cell/>
          <table:table-cell table:formula="of:=COUNTIF([Mvt.D$1:.D$1416];[.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184" office:value-type="string" calcext:value-type="string">
            <text:p>Parking voiture</text:p>
          </table:table-cell>
          <table:table-cell office:value-type="float" office:value="-1" calcext:value-type="float">
            <text:p>-1</text:p>
          </table:table-cell>
          <table:table-cell/>
          <table:table-cell table:formula="of:=COUNTIF([Mvt.D$1:.D$1416];[.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6];[.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6];[.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6];[.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6];[.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6];[.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93" office:value-type="string" calcext:value-type="string">
            <text:p>Salaire</text:p>
          </table:table-cell>
          <table:table-cell office:value-type="float" office:value="1" calcext:value-type="float">
            <text:p>1</text:p>
          </table:table-cell>
          <table:table-cell/>
          <table:table-cell table:formula="of:=COUNTIF([Mvt.D$1:.D$1416];[.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6"/>
        <table:table-column table:style-name="co57" table:default-cell-style-name="ce96"/>
        <table:table-column table:style-name="co44" table:number-columns-repeated="5" table:default-cell-style-name="ce96"/>
        <table:table-column table:style-name="co14"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office:forms form:automatic-focus="false" form:apply-design-mode="false"/>
        <table:table-column table:style-name="co14" table:default-cell-style-name="Default"/>
        <table:table-column table:style-name="co81" table:default-cell-style-name="Default"/>
        <table:table-column table:style-name="co82" table:default-cell-style-name="Default"/>
        <table:table-column table:style-name="co14" table:default-cell-style-name="Default"/>
        <table:table-column table:style-name="co14" table:default-cell-style-name="ce97"/>
        <table:table-column table:style-name="co83" table:default-cell-style-name="Default"/>
        <table:table-column table:style-name="co84" table:default-cell-style-name="Default"/>
        <table:table-column table:style-name="co14"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 Match</text:p>
          </table:table-cell>
        </table:table-row>
        <table:table-row table:style-name="ro1">
          <table:table-cell table:style-name="ce90" office:value-type="date" office:date-value="2015-05-04" calcext:value-type="date">
            <text:p>04/05/15</text:p>
          </table:table-cell>
          <table:table-cell table:style-name="ce188" office:value-type="string" calcext:value-type="string">
            <text:p>LCL CC</text:p>
          </table:table-cell>
          <table:table-cell table:style-name="ce92" office:value-type="string" calcext:value-type="string">
            <text:p>Test3 – matchingMvt</text:p>
          </table:table-cell>
          <table:table-cell table:style-name="ce92"/>
          <table:table-cell table:style-name="ce95" office:value-type="currency" office:currency="EUR" office:value="-123" calcext:value-type="currency">
            <text:p>-123,00 €</text:p>
          </table:table-cell>
          <table:table-cell table:style-name="ce95" office:value-type="string" calcext:value-type="string">
            <text:p>Match en </text:p>
          </table:table-cell>
          <table:table-cell table:style-name="ce92"/>
          <table:table-cell office:value-type="float" office:value="3" calcext:value-type="float">
            <text:p>3</text:p>
          </table:table-cell>
        </table:table-row>
        <table:table-row table:style-name="ro1">
          <table:table-cell table:style-name="ce90" office:value-type="date" office:date-value="2015-05-02" calcext:value-type="date">
            <text:p>02/05/15</text:p>
          </table:table-cell>
          <table:table-cell table:style-name="ce188" office:value-type="string" calcext:value-type="string">
            <text:p>LCL CC</text:p>
          </table:table-cell>
          <table:table-cell table:style-name="ce92" office:value-type="string" calcext:value-type="string">
            <text:p>Test2 – matchingMvt</text:p>
          </table:table-cell>
          <table:table-cell/>
          <table:table-cell table:style-name="ce95"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X</text:p>
          </table:table-cell>
          <table:table-cell office:value-type="float" office:value="4" calcext:value-type="float">
            <text:p>4</text:p>
          </table:table-cell>
        </table:table-row>
        <table:table-row table:style-name="ro1">
          <table:table-cell table:style-name="ce90" office:value-type="date" office:date-value="2015-05-06" calcext:value-type="date">
            <text:p>06/05/15</text:p>
          </table:table-cell>
          <table:table-cell table:style-name="ce188" office:value-type="string" calcext:value-type="string">
            <text:p>LCL CC</text:p>
          </table:table-cell>
          <table:table-cell office:value-type="string" calcext:value-type="string">
            <text:p>Y</text:p>
          </table:table-cell>
          <table:table-cell table:style-name="ce97"/>
          <table:table-cell office:value-type="currency" office:currency="EUR" office:value="-1047.5" calcext:value-type="currency">
            <text:p>-1 047,50 €</text:p>
          </table:table-cell>
          <table:table-cell table:number-columns-repeated="3"/>
        </table:table-row>
        <table:table-row table:style-name="ro2" table:number-rows-repeated="5">
          <table:table-cell table:style-name="ce188" table:number-columns-repeated="2"/>
          <table:table-cell table:number-columns-repeated="6"/>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office:forms form:automatic-focus="false" form:apply-design-mode="false"/>
        <table:table-column table:style-name="co14" table:default-cell-style-name="ce90"/>
        <table:table-column table:style-name="co85" table:default-cell-style-name="ce188"/>
        <table:table-column table:style-name="co86" table:default-cell-style-name="ce92"/>
        <table:table-column table:style-name="co87" table:default-cell-style-name="ce92"/>
        <table:table-column table:style-name="co88" table:default-cell-style-name="ce95"/>
        <table:table-column table:style-name="co89" table:default-cell-style-name="Default"/>
        <table:table-column table:style-name="co14" table:number-columns-repeated="2" table:default-cell-style-name="Default"/>
        <table:table-row table:style-name="ro1">
          <table:table-cell office:value-type="string" calcext:value-type="string">
            <text:p>#Date</text:p>
          </table:table-cell>
          <table:table-cell table:style-name="ce92"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Match</text:p>
          </table:table-cell>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 – matchingMvt</text:p>
          </table:table-cell>
          <table:table-cell/>
          <table:table-cell office:value-type="currency" office:currency="EUR" office:value="-123" calcext:value-type="currency">
            <text:p>-123,00 €</text:p>
          </table:table-cell>
          <table:table-cell table:style-name="ce95" office:value-type="string" calcext:value-type="string">
            <text:p>Match en </text:p>
          </table:table-cell>
          <table:table-cell table:style-name="ce92"/>
          <table:table-cell/>
        </table:table-row>
        <table:table-row table:style-name="ro1">
          <table:table-cell office:value-type="date" office:date-value="2015-05-02" calcext:value-type="date">
            <text:p>02/05/15</text:p>
          </table:table-cell>
          <table:table-cell office:value-type="string" calcext:value-type="string">
            <text:p>LCL CC</text:p>
          </table:table-cell>
          <table:table-cell office:value-type="string" calcext:value-type="string">
            <text:p>Test3 – matchingMvt</text:p>
          </table:table-cell>
          <table:table-cell table:style-name="Default"/>
          <table:table-cell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Report</text:p>
          </table:table-cell>
          <table:table-cell/>
        </table:table-row>
        <table:table-row table:style-name="ro1">
          <table:table-cell office:value-type="date" office:date-value="2015-05-06" calcext:value-type="date">
            <text:p>06/05/15</text:p>
          </table:table-cell>
          <table:table-cell office:value-type="string" calcext:value-type="string">
            <text:p>LCL CC</text:p>
          </table:table-cell>
          <table:table-cell table:style-name="Default" office:value-type="string" calcext:value-type="string">
            <text:p>Y</text:p>
          </table:table-cell>
          <table:table-cell table:style-name="ce97"/>
          <table:table-cell table:style-name="ce97" office:value-type="currency" office:currency="EUR" office:value="-1047.5" calcext:value-type="currency">
            <text:p>-1 047,50 €</text:p>
          </table:table-cell>
          <table:table-cell table:number-columns-repeated="3"/>
        </table:table-row>
        <table:table-row table:style-name="ro2" table:number-rows-repeated="2">
          <table:table-cell table:style-name="Default" table:number-columns-repeated="5"/>
          <table:table-cell table:number-columns-repeated="3"/>
        </table:table-row>
        <table:table-row table:style-name="ro1">
          <table:table-cell/>
          <table:table-cell table:style-name="ce92"/>
          <table:table-cell table:number-columns-repeated="3"/>
          <table:table-cell table:style-name="ce92" table:number-columns-repeated="3"/>
        </table:table-row>
      </table:table>
      <table:table table:name="Mvt_Template" table:style-name="ta1">
        <office:forms form:automatic-focus="false" form:apply-design-mode="false"/>
        <table:table-column table:style-name="co14" table:default-cell-style-name="ce90"/>
        <table:table-column table:style-name="co14" table:default-cell-style-name="ce92"/>
        <table:table-column table:style-name="co90" table:default-cell-style-name="ce92"/>
        <table:table-column table:style-name="co91" table:default-cell-style-name="ce92"/>
        <table:table-column table:style-name="co14" table:number-columns-repeated="2" table:default-cell-style-name="ce95"/>
        <table:table-column table:style-name="co14" table:number-columns-repeated="3" table:default-cell-style-name="ce92"/>
        <table:table-column table:style-name="co14" table:number-columns-repeated="4" table:default-cell-style-name="ce95"/>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92"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6"/>
        <table:named-range table:name="MVT_CATEGORIES" table:base-cell-address="$Mvt.$A$3" table:cell-range-address="$Mvt.$D$1:.$D$6"/>
        <table:named-range table:name="MVT_DATE" table:base-cell-address="$Mvt.$A$3" table:cell-range-address="$Mvt.$A$1:.$A$6"/>
        <table:named-range table:name="MVT_NAME" table:base-cell-address="$Mvt.$A$1" table:cell-range-address="$Mvt.$A$1:.$H$6"/>
      </table:named-expressions>
      <table:database-ranges>
        <table:database-range table:name="__Anonymous_Sheet_DB__0" table:target-range-address="Mvt.A1:Mvt.H6"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21:29:36.4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9-28T07:02:16.031000000</meta:creation-date>
    <meta:editing-cycles>393</meta:editing-cycles>
    <meta:editing-duration>P2DT16H8M14S</meta:editing-duration>
    <dc:date>2016-04-13T23:16:29.429000000</dc:date>
    <meta:document-statistic meta:table-count="12" meta:cell-count="1932"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catégory  |  amount  |  memo   |  report  |  Match

'Named range on column 1
Const checkSheetName = "Check"
Const checkDateCol = mvtDateCol
Const checkAccountCol = mvtAccountCol
Const checkDescCol = mvtDescCol
Const checkAmountCol = mvtAmountCol
Const checkMemoCol = mvtMemoCol
' Report : indicate line where to report if any
Const checkReportCol = 6
' When match contain matching line in mvtNamedRange
Const checkMatchCol = 7
Const checkMaxCol = checkMatchCol



' Test class
Sub Main

	dim LibOClasseur as object
	dim LibOFeuille as object
	dim LibOCellule as object
	dim LibORange as object
	Dim theDate, theCategory, theDescription, theAccount as String
	Dim theAmount as Double
	Dim iLine%

	if ( MsgBox("Copy template to destination before running tests",4) = 7) Then
		Exit Sub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insertLineMvt function on at Line 3")
	LibORange = insertLineMvt(CDate("30/05/2013"), "LCL", "Test1,5", "Budget Annuel", -1169.04 , "mémo test", 2)
	
	if (not IsNull(LibORange)) Then
	    MsgBox("Test insertLineMvt : date=" + LibORange.getCellByPosition(mvtDateCol,0).FormulaLocal + " done on line=" + LibORange.RangeAddress.startRow _
	    	+ " of range named " + mvtNamedRange)
	Else
	    MsgBox("Test insertLineMvt at Line 3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oMvtLine =  matchingMvtForCheck(CDate("06/05/2015"), "LCL", "matChing",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dateNear(dateSource as Date, dateBound as Date, boundSize as Integer) as Boolean 

	if  (dateSource = dateBound) then
		dateNear = True
	Else
		dateNear = False
	End If

End Function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insertLineMvt(insertDate as Date, account as String, description as String, _
					category as String, amount as Double, memo as String, optional insertLineArg as Integer) as Object

	Dim insertLine%
	Dim insertCell, mvtRange as Object	
	
	'MsgBox("line does not exist ")
	
	mvtRange = ThisComponent.NamedRanges.getByName(mvtNamedRange).ReferredCells
	
	If ( IsMissing(insertLineArg) ) then
		insertCell = findDateCellBefore(mvtRange, insertDate)
		
		If (not IsNull(insertCell)) then
			insertLine = insertCell.RangeAddress.StartRow
		End if
		if (insertLine &lt; 1) then
			insertLine = 1
		End if
	Else
		insertLine = insertLineArg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mvt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Name)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Bgn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if ( MsgBox("Confirmer l'analyse des lignes " + nBgnRow + " à " + nEndRow, 4) = 7) Then
		Exit Sub
	End If

	
	toCheckRange = ThisComponent.sheets.getByName(checkSheetName).getCellRangeByPosition(0, nBgnRow, checkMaxCol, nEndRow)
		
	
	For checkLineIndex = 0   To (nEndRow - nBgnRow)
		Dim report$, checkDesc$, checkAccount$, checkMemo$
		Dim checkDate as Date
		Dim checkAmount as Double
		Dim mvtRangeMatchingCheck as Object
		Dim newLine as Object
		
		report = toCheckRange.getCellByPosition(checkReportCol,checkLineIndex).getFormula()
		checkDate = CDate(toCheckRange.getCellByPosition(checkDateCol,checkLineIndex).FormulaLocal)
		checkAmount = toCheckRange.getCellByPosition(checkAmountCol,checkLineIndex).getValue()
		checkDesc = toCheckRange.getCellByPosition(checkDescCol,checkLineIndex).getFormula()
		checkAccount = toCheckRange.getCellByPosition(checkAccountCol,checkLineIndex).getFormula()
		checkMemo = toCheckRange.getCellByPosition(checkMemoCol,checkLineIndex).getFormula()

		
		' If line is asked to report 
		if ( strComp(report,"Report") = 0 ) then
			newLine = insertLineMvt(checkDate, checkAccount, checkDesc, "", checkAmount, checkMemo)
			toCheckRange.getCellByPosition(checkMatchCol,checkLineIndex).setValue(newLine.RangeAddress.startRow)
			toCheckRange.getCellByPosition(checkReportCol,checkLineIndex).setFormula("X")
		End if

		mvtRangeMatchingCheck = matchingMvtForCheck(checkDate, checkAccount, checkDesc, report, checkAmount)

		If (Not isNull(mvtRangeMatchingCheck)) Then
			Dim nMatchingLine%
			
			nMatchingLine = mvtRangeMatchingCheck.RangeAddress.StartRow
		
			toCheckRange.getCellByPosition(checkMatchCol,checkLineIndex).SetFormula(nMatchingLine)
		Else
			toCheckRange.getCellByPosition(checkMatchCol,checkLineIndex).SetFormula("Aucune")
		End If


'   Indiquer le nombre de check et le nombre de V. Si nb V &gt; nbCheck alors il faut manuellement corriger les V
'   (Idéalement il faudrait indiquer les ligne en V qui ne sont pas pointés) 	

	
	next checkLineIndex
	

End Sub


Function matchingMvtForCheck(matchDate as Date, matchAccount as String, matchDesc as String, matchAmount as Double) as Object
'   Parcourir zone mvt named	
'	      si match compte, montant et un mot dans le tiers
'	      si v actif et catégory pointer V
'	      sinon pointer à vérifier
    Dim mvtRange As Object
	Dim nCurRow%, nEndRow%, i%
	Dim retMatch as Object

	' Initialize to null
	matchingMvtForCheck = Nothing

	'MsgBox("matchingMvt " + matchDate + "," + matchAccount + "," + matchDesc + "," + matchCategory + "," + matchAmount)
	mvtRange = ThisComponent.NamedRanges.getByName(mvtNamedRange).ReferredCells
	
	nCurRow = mvtRange.RangeAddress.StartRow
	nEndRow = mvtRange.RangeAddress.EndRow
	
	For nCurRow = 0 To nEndRow
		Dim mvtCheckStatus as Boolean
		
		mvtCheckStatus = IsEmpty(mvtRange.getCellByPosition(mvtVCol, nCurRow).Formula) or _
					     IsEmpty(mvtRange.getCellByPosition(mvtXCol, nCurRow).Formula)
		
		
		' Non checked mvt line
		If (Not mvtCheckStatus) then
			Dim currentDesc, currentAccount as String
			Dim currentAmount as Double
			Dim currentDate as Date
			
			currentDate =  mvtRange.GetCellByPosition(mvtDateCol, nCurRow).Value
			currentAccount = mvtRange.getCellByPosition(mvtAccountCol, nCurRow).Formula
			currentDesc = mvtRange.getCellByPosition(mvtDescCol, nCurRow).Formula
			currentAmount = mvtRange.getCellByPosition(mvtAmountCol, nCurRow).Value
			
					
			If (currentAccount = matchAccount) and (currentAccount = matchAccount) and _
				dateNear(currentDate, matchDate, 2) Then
				'Parse word in description
				Dim words(0 to 10) as String
				Dim nStrPos%
				
				words=Split(currentDesc," ")
				For i=0 to Ubound( words() )
					If (Len(words(i)) &gt; 3) Then
						nStrPos = InStr(currentDesc, words(i))
						'Print nStrPos 'To write log
						If (nStrPos &gt; 0) Then
							' on a un match
							matchingMvtForCheck = mvtRange.getCellRangeByPosition(0, nCurRow, mvtMaxCol, nCurRow)
						End If
					End if   
				Next i 
			End If
		
		End If
	Next
End Function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